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Ubuntu Light" svg:font-family="'Ubuntu Light'" style:font-pitch="variable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25in" fo:margin-left="-0.0208in" fo:margin-top="0in" fo:margin-bottom="0in" table:align="left" style:shadow="none"/>
    </style:style>
    <style:style style:name="Table1.A" style:family="table-column">
      <style:table-column-properties style:column-width="1.4938in"/>
    </style:style>
    <style:style style:name="Table1.B" style:family="table-column">
      <style:table-column-properties style:column-width="0.9507in"/>
    </style:style>
    <style:style style:name="Table1.C" style:family="table-column">
      <style:table-column-properties style:column-width="0.9063in"/>
    </style:style>
    <style:style style:name="Table1.D" style:family="table-column">
      <style:table-column-properties style:column-width="0.9215in"/>
    </style:style>
    <style:style style:name="Table1.E" style:family="table-column">
      <style:table-column-properties style:column-width="0.9778in"/>
    </style:style>
    <style:style style:name="Table1.F" style:family="table-column">
      <style:table-column-properties style:column-width="1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="0.0201in" fo:border="0.05pt solid #000000"/>
    </style:style>
    <style:style style:name="Table1.2" style:family="table-row">
      <style:table-row-properties style:min-row-height="0.0958in" fo:keep-together="auto"/>
    </style:style>
    <style:style style:name="Table1.A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.F2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2" style:family="table">
      <style:table-properties style:width="6.2229in" fo:margin-left="-0.0208in" fo:margin-top="0in" fo:margin-bottom="0in" table:align="left" style:shadow="none"/>
    </style:style>
    <style:style style:name="Table2.A" style:family="table-column">
      <style:table-column-properties style:column-width="1.0271in"/>
    </style:style>
    <style:style style:name="Table2.B" style:family="table-column">
      <style:table-column-properties style:column-width="1.0979in"/>
    </style:style>
    <style:style style:name="Table2.C" style:family="table-column">
      <style:table-column-properties style:column-width="0.9396in"/>
    </style:style>
    <style:style style:name="Table2.D" style:family="table-column">
      <style:table-column-properties style:column-width="1.0111in"/>
    </style:style>
    <style:style style:name="Table2.E" style:family="table-column">
      <style:table-column-properties style:column-width="1.0722in"/>
    </style:style>
    <style:style style:name="Table2.F" style:family="table-column">
      <style:table-column-properties style:column-width="1.075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="0.0201in" fo:border="0.05pt solid #000000"/>
    </style:style>
    <style:style style:name="Table2.2" style:family="table-row">
      <style:table-row-properties style:min-row-height="0.0958in" fo:keep-together="auto"/>
    </style:style>
    <style:style style:name="Table2.A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2.F2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3" style:family="table">
      <style:table-properties style:width="6.25in" fo:margin-left="-0.0208in" fo:margin-top="0in" fo:margin-bottom="0in" table:align="left" style:shadow="none"/>
    </style:style>
    <style:style style:name="Table3.A" style:family="table-column">
      <style:table-column-properties style:column-width="1.0271in"/>
    </style:style>
    <style:style style:name="Table3.B" style:family="table-column">
      <style:table-column-properties style:column-width="1.0979in"/>
    </style:style>
    <style:style style:name="Table3.C" style:family="table-column">
      <style:table-column-properties style:column-width="1in"/>
    </style:style>
    <style:style style:name="Table3.E" style:family="table-column">
      <style:table-column-properties style:column-width="1.0625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bottom" fo:padding="0.0201in" fo:border="0.05pt solid #000000"/>
    </style:style>
    <style:style style:name="Table3.2" style:family="table-row">
      <style:table-row-properties style:min-row-height="0.0958in" fo:keep-together="auto"/>
    </style:style>
    <style:style style:name="Table3.A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3.F2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4" style:family="table" style:master-page-name="">
      <style:table-properties style:width="7.134in" fo:margin-left="-0.0208in" fo:margin-top="0in" fo:margin-bottom="0in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1.5556in"/>
    </style:style>
    <style:style style:name="Table4.B" style:family="table-column">
      <style:table-column-properties style:column-width="1.5563in"/>
    </style:style>
    <style:style style:name="Table4.C" style:family="table-column">
      <style:table-column-properties style:column-width="1.0049in"/>
    </style:style>
    <style:style style:name="Table4.E" style:family="table-column">
      <style:table-column-properties style:column-width="1.0056in"/>
    </style:style>
    <style:style style:name="Table4.F" style:family="table-column">
      <style:table-column-properties style:column-width="1.0069in"/>
    </style:style>
    <style:style style:name="Table4.1" style:family="table-row">
      <style:table-row-properties style:min-row-height="0.1778in" fo:background-color="transparent" fo:keep-together="auto">
        <style:background-image/>
      </style:table-row-properties>
    </style:style>
    <style:style style:name="Table4.A1" style:family="table-cell">
      <style:table-cell-properties style:vertical-align="bottom" fo:padding="0.0201in" fo:border="0.05pt solid #000000"/>
    </style:style>
    <style:style style:name="Table4.2" style:family="table-row">
      <style:table-row-properties style:min-row-height="0.0958in" fo:keep-together="auto"/>
    </style:style>
    <style:style style:name="Table4.A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4.F2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0958in" fo:keep-together="auto"/>
    </style:style>
    <style:style style:name="Table4.4" style:family="table-row">
      <style:table-row-properties style:min-row-height="0.1778in" fo:keep-together="auto"/>
    </style:style>
    <style:style style:name="Table4.5" style:family="table-row">
      <style:table-row-properties style:min-row-height="0.1778in" fo:keep-together="auto"/>
    </style:style>
    <style:style style:name="Table4.6" style:family="table-row">
      <style:table-row-properties style:min-row-height="0.1778in" fo:keep-together="auto"/>
    </style:style>
    <style:style style:name="Table4.7" style:family="table-row">
      <style:table-row-properties style:min-row-height="0.1778in" fo:keep-together="auto"/>
    </style:style>
    <style:style style:name="Table4.8" style:family="table-row">
      <style:table-row-properties style:min-row-height="0.1778in" fo:keep-together="auto"/>
    </style:style>
    <style:style style:name="Table5" style:family="table">
      <style:table-properties style:width="7.134in" fo:margin-left="-0.0208in" fo:margin-top="0in" fo:margin-bottom="0in" table:align="left" style:shadow="none"/>
    </style:style>
    <style:style style:name="Table5.A" style:family="table-column">
      <style:table-column-properties style:column-width="1.5556in"/>
    </style:style>
    <style:style style:name="Table5.B" style:family="table-column">
      <style:table-column-properties style:column-width="1.5563in"/>
    </style:style>
    <style:style style:name="Table5.C" style:family="table-column">
      <style:table-column-properties style:column-width="1.0049in"/>
    </style:style>
    <style:style style:name="Table5.E" style:family="table-column">
      <style:table-column-properties style:column-width="1.0056in"/>
    </style:style>
    <style:style style:name="Table5.F" style:family="table-column">
      <style:table-column-properties style:column-width="1.0069in"/>
    </style:style>
    <style:style style:name="Table5.1" style:family="table-row">
      <style:table-row-properties style:min-row-height="0.1778in" fo:keep-together="auto"/>
    </style:style>
    <style:style style:name="Table5.A1" style:family="table-cell">
      <style:table-cell-properties style:vertical-align="bottom" fo:padding="0.0201in" fo:border="0.05pt solid #000000"/>
    </style:style>
    <style:style style:name="Table5.2" style:family="table-row">
      <style:table-row-properties style:min-row-height="0.0958in" fo:keep-together="auto"/>
    </style:style>
    <style:style style:name="Table5.A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5.F2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5.B4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5.F4" style:family="table-cell" style:data-style-name="N121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6" style:family="table" style:master-page-name="">
      <style:table-properties style:width="7.134in" fo:margin-left="-0.0208in" fo:margin-top="0in" fo:margin-bottom="0in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6.A" style:family="table-column">
      <style:table-column-properties style:column-width="1.5556in"/>
    </style:style>
    <style:style style:name="Table6.B" style:family="table-column">
      <style:table-column-properties style:column-width="1.5563in"/>
    </style:style>
    <style:style style:name="Table6.C" style:family="table-column">
      <style:table-column-properties style:column-width="1.0049in"/>
    </style:style>
    <style:style style:name="Table6.E" style:family="table-column">
      <style:table-column-properties style:column-width="1.0056in"/>
    </style:style>
    <style:style style:name="Table6.F" style:family="table-column">
      <style:table-column-properties style:column-width="1.0069in"/>
    </style:style>
    <style:style style:name="Table6.1" style:family="table-row">
      <style:table-row-properties style:min-row-height="0.1778in" fo:background-color="transparent" fo:keep-together="auto">
        <style:background-image/>
      </style:table-row-properties>
    </style:style>
    <style:style style:name="Table6.A1" style:family="table-cell">
      <style:table-cell-properties style:vertical-align="bottom" fo:background-color="transparent" fo:padding="0.0201in" fo:border="0.05pt solid #000000" style:writing-mode="page">
        <style:background-image/>
      </style:table-cell-properties>
    </style:style>
    <style:style style:name="Table6.2" style:family="table-row">
      <style:table-row-properties style:min-row-height="0.0958in" fo:keep-together="auto"/>
    </style:style>
    <style:style style:name="Table6.A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6.B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6.C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6.D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6.E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6.F2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6.3" style:family="table-row">
      <style:table-row-properties style:min-row-height="0.0958in" fo:keep-together="auto"/>
    </style:style>
    <style:style style:name="Table6.A3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6.B3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6.C3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6.D3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6.E3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6.F3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6.4" style:family="table-row">
      <style:table-row-properties style:min-row-height="0.1778in" fo:keep-together="auto"/>
    </style:style>
    <style:style style:name="Table6.A4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6.B4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6.C4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6.D4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6.E4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6.F4" style:family="table-cell" style:data-style-name="N121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6.5" style:family="table-row">
      <style:table-row-properties style:min-row-height="0.1778in" fo:keep-together="auto"/>
    </style:style>
    <style:style style:name="Table6.A5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6.B5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6.C5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6.D5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6.E5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6.F5" style:family="table-cell" style:data-style-name="N121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6.6" style:family="table-row">
      <style:table-row-properties style:min-row-height="0.1778in" fo:keep-together="auto"/>
    </style:style>
    <style:style style:name="Table6.A6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6.B6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6.C6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6.D6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6.E6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6.F6" style:family="table-cell" style:data-style-name="N121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6.7" style:family="table-row">
      <style:table-row-properties style:min-row-height="0.1778in" fo:keep-together="auto"/>
    </style:style>
    <style:style style:name="Table6.A7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6.B7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6.C7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6.D7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6.E7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6.F7" style:family="table-cell" style:data-style-name="N121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6.8" style:family="table-row">
      <style:table-row-properties style:min-row-height="0.1778in" fo:keep-together="auto"/>
    </style:style>
    <style:style style:name="Table6.A8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6.B8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6.C8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6.D8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6.E8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6.F8" style:family="table-cell" style:data-style-name="N121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7" style:family="table" style:master-page-name="">
      <style:table-properties style:width="7.134in" fo:margin-left="-0.0208in" fo:margin-top="0in" fo:margin-bottom="0in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1.5556in"/>
    </style:style>
    <style:style style:name="Table7.B" style:family="table-column">
      <style:table-column-properties style:column-width="1.5563in"/>
    </style:style>
    <style:style style:name="Table7.C" style:family="table-column">
      <style:table-column-properties style:column-width="1.0049in"/>
    </style:style>
    <style:style style:name="Table7.E" style:family="table-column">
      <style:table-column-properties style:column-width="1.0056in"/>
    </style:style>
    <style:style style:name="Table7.F" style:family="table-column">
      <style:table-column-properties style:column-width="1.0069in"/>
    </style:style>
    <style:style style:name="Table7.1" style:family="table-row">
      <style:table-row-properties style:min-row-height="0.1778in" fo:background-color="transparent" fo:keep-together="auto">
        <style:background-image/>
      </style:table-row-properties>
    </style:style>
    <style:style style:name="Table7.A1" style:family="table-cell">
      <style:table-cell-properties style:vertical-align="bottom" fo:padding="0.0201in" fo:border="0.05pt solid #000000"/>
    </style:style>
    <style:style style:name="Table7.2" style:family="table-row">
      <style:table-row-properties style:min-row-height="0.0958in" fo:keep-together="auto"/>
    </style:style>
    <style:style style:name="Table7.A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7.F2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7.3" style:family="table-row">
      <style:table-row-properties style:min-row-height="0.0958in" fo:keep-together="auto"/>
    </style:style>
    <style:style style:name="Table7.4" style:family="table-row">
      <style:table-row-properties style:min-row-height="0.1778in" fo:keep-together="auto"/>
    </style:style>
    <style:style style:name="Table7.B4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7.F4" style:family="table-cell" style:data-style-name="N121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7.5" style:family="table-row">
      <style:table-row-properties style:min-row-height="0.1778in" fo:keep-together="auto"/>
    </style:style>
    <style:style style:name="Table7.6" style:family="table-row">
      <style:table-row-properties style:min-row-height="0.1778in" fo:keep-together="auto"/>
    </style:style>
    <style:style style:name="Table7.7" style:family="table-row">
      <style:table-row-properties style:min-row-height="0.1778in" fo:keep-together="auto"/>
    </style:style>
    <style:style style:name="Table7.8" style:family="table-row">
      <style:table-row-properties style:min-row-height="0.1778in" fo:keep-together="auto"/>
    </style:style>
    <style:style style:name="Table8" style:family="table" style:master-page-name="">
      <style:table-properties style:width="7.134in" fo:margin-left="-0.0208in" fo:margin-top="0in" fo:margin-bottom="0in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1.5556in"/>
    </style:style>
    <style:style style:name="Table8.B" style:family="table-column">
      <style:table-column-properties style:column-width="1.5563in"/>
    </style:style>
    <style:style style:name="Table8.C" style:family="table-column">
      <style:table-column-properties style:column-width="1.0049in"/>
    </style:style>
    <style:style style:name="Table8.E" style:family="table-column">
      <style:table-column-properties style:column-width="1.0056in"/>
    </style:style>
    <style:style style:name="Table8.F" style:family="table-column">
      <style:table-column-properties style:column-width="1.0069in"/>
    </style:style>
    <style:style style:name="Table8.1" style:family="table-row">
      <style:table-row-properties style:min-row-height="0.1778in" fo:background-color="transparent" fo:keep-together="auto">
        <style:background-image/>
      </style:table-row-properties>
    </style:style>
    <style:style style:name="Table8.A1" style:family="table-cell">
      <style:table-cell-properties style:vertical-align="bottom" fo:padding="0.0201in" fo:border="0.05pt solid #000000"/>
    </style:style>
    <style:style style:name="Table8.2" style:family="table-row">
      <style:table-row-properties style:min-row-height="0.0958in" fo:keep-together="auto"/>
    </style:style>
    <style:style style:name="Table8.A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8.F2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8.3" style:family="table-row">
      <style:table-row-properties style:min-row-height="0.0958in" fo:keep-together="auto"/>
    </style:style>
    <style:style style:name="Table8.4" style:family="table-row">
      <style:table-row-properties style:min-row-height="0.1778in" fo:keep-together="auto"/>
    </style:style>
    <style:style style:name="Table8.B4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8.F4" style:family="table-cell" style:data-style-name="N121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8.5" style:family="table-row">
      <style:table-row-properties style:min-row-height="0.1778in" fo:keep-together="auto"/>
    </style:style>
    <style:style style:name="Table8.6" style:family="table-row">
      <style:table-row-properties style:min-row-height="0.1778in" fo:keep-together="auto"/>
    </style:style>
    <style:style style:name="Table8.7" style:family="table-row">
      <style:table-row-properties style:min-row-height="0.1778in" fo:keep-together="auto"/>
    </style:style>
    <style:style style:name="Table8.8" style:family="table-row">
      <style:table-row-properties style:min-row-height="0.1778in" fo:keep-together="auto"/>
    </style:style>
    <style:style style:name="Table9" style:family="table" style:master-page-name="">
      <style:table-properties style:width="7.134in" fo:margin-left="-0.0208in" fo:margin-top="0in" fo:margin-bottom="0in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1.5556in"/>
    </style:style>
    <style:style style:name="Table9.B" style:family="table-column">
      <style:table-column-properties style:column-width="1.5563in"/>
    </style:style>
    <style:style style:name="Table9.C" style:family="table-column">
      <style:table-column-properties style:column-width="1.0049in"/>
    </style:style>
    <style:style style:name="Table9.E" style:family="table-column">
      <style:table-column-properties style:column-width="1.0056in"/>
    </style:style>
    <style:style style:name="Table9.F" style:family="table-column">
      <style:table-column-properties style:column-width="1.0069in"/>
    </style:style>
    <style:style style:name="Table9.1" style:family="table-row">
      <style:table-row-properties style:min-row-height="0.1778in" fo:background-color="transparent" fo:keep-together="auto">
        <style:background-image/>
      </style:table-row-properties>
    </style:style>
    <style:style style:name="Table9.A1" style:family="table-cell">
      <style:table-cell-properties style:vertical-align="bottom" fo:padding="0.0201in" fo:border="0.05pt solid #000000"/>
    </style:style>
    <style:style style:name="Table9.2" style:family="table-row">
      <style:table-row-properties style:min-row-height="0.0958in" fo:keep-together="auto"/>
    </style:style>
    <style:style style:name="Table9.A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9.F2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9.3" style:family="table-row">
      <style:table-row-properties style:min-row-height="0.0958in" fo:keep-together="auto"/>
    </style:style>
    <style:style style:name="Table9.4" style:family="table-row">
      <style:table-row-properties style:min-row-height="0.1778in" fo:keep-together="auto"/>
    </style:style>
    <style:style style:name="Table9.B4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9.F4" style:family="table-cell" style:data-style-name="N121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9.5" style:family="table-row">
      <style:table-row-properties style:min-row-height="0.1778in" fo:keep-together="auto"/>
    </style:style>
    <style:style style:name="Table9.6" style:family="table-row">
      <style:table-row-properties style:min-row-height="0.1778in" fo:keep-together="auto"/>
    </style:style>
    <style:style style:name="Table9.7" style:family="table-row">
      <style:table-row-properties style:min-row-height="0.1778in" fo:keep-together="auto"/>
    </style:style>
    <style:style style:name="Table9.8" style:family="table-row">
      <style:table-row-properties style:min-row-height="0.1778in" fo:keep-together="auto"/>
    </style:style>
    <style:style style:name="Table10" style:family="table" style:master-page-name="">
      <style:table-properties style:width="7.134in" fo:margin-left="-0.0208in" fo:margin-top="0in" fo:margin-bottom="0in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10.A" style:family="table-column">
      <style:table-column-properties style:column-width="1.5556in"/>
    </style:style>
    <style:style style:name="Table10.B" style:family="table-column">
      <style:table-column-properties style:column-width="1.5563in"/>
    </style:style>
    <style:style style:name="Table10.C" style:family="table-column">
      <style:table-column-properties style:column-width="1.0049in"/>
    </style:style>
    <style:style style:name="Table10.E" style:family="table-column">
      <style:table-column-properties style:column-width="1.0056in"/>
    </style:style>
    <style:style style:name="Table10.F" style:family="table-column">
      <style:table-column-properties style:column-width="1.0069in"/>
    </style:style>
    <style:style style:name="Table10.1" style:family="table-row">
      <style:table-row-properties style:min-row-height="0.1778in" fo:background-color="transparent" fo:keep-together="auto">
        <style:background-image/>
      </style:table-row-properties>
    </style:style>
    <style:style style:name="Table10.A1" style:family="table-cell">
      <style:table-cell-properties style:vertical-align="bottom" fo:padding="0.0201in" fo:border="0.05pt solid #000000"/>
    </style:style>
    <style:style style:name="Table10.2" style:family="table-row">
      <style:table-row-properties style:min-row-height="0.0958in" fo:keep-together="auto"/>
    </style:style>
    <style:style style:name="Table10.A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0.F2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0.3" style:family="table-row">
      <style:table-row-properties style:min-row-height="0.0958in" fo:keep-together="auto"/>
    </style:style>
    <style:style style:name="Table10.4" style:family="table-row">
      <style:table-row-properties style:min-row-height="0.1778in" fo:keep-together="auto"/>
    </style:style>
    <style:style style:name="Table10.B4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0.F4" style:family="table-cell" style:data-style-name="N121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0.5" style:family="table-row">
      <style:table-row-properties style:min-row-height="0.1778in" fo:keep-together="auto"/>
    </style:style>
    <style:style style:name="Table10.6" style:family="table-row">
      <style:table-row-properties style:min-row-height="0.1778in" fo:keep-together="auto"/>
    </style:style>
    <style:style style:name="Table10.7" style:family="table-row">
      <style:table-row-properties style:min-row-height="0.1778in" fo:keep-together="auto"/>
    </style:style>
    <style:style style:name="Table10.8" style:family="table-row">
      <style:table-row-properties style:min-row-height="0.1778in" fo:keep-together="auto"/>
    </style:style>
    <style:style style:name="Table11" style:family="table" style:master-page-name="">
      <style:table-properties style:width="7.134in" fo:margin-left="-0.0208in" fo:margin-top="0in" fo:margin-bottom="0in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1.5556in"/>
    </style:style>
    <style:style style:name="Table11.B" style:family="table-column">
      <style:table-column-properties style:column-width="1.5563in"/>
    </style:style>
    <style:style style:name="Table11.C" style:family="table-column">
      <style:table-column-properties style:column-width="1.0049in"/>
    </style:style>
    <style:style style:name="Table11.E" style:family="table-column">
      <style:table-column-properties style:column-width="1.0056in"/>
    </style:style>
    <style:style style:name="Table11.F" style:family="table-column">
      <style:table-column-properties style:column-width="1.0069in"/>
    </style:style>
    <style:style style:name="Table11.1" style:family="table-row">
      <style:table-row-properties style:min-row-height="0.1778in" fo:background-color="transparent" fo:keep-together="auto">
        <style:background-image/>
      </style:table-row-properties>
    </style:style>
    <style:style style:name="Table11.A1" style:family="table-cell">
      <style:table-cell-properties style:vertical-align="bottom" fo:background-color="transparent" fo:padding="0.0201in" fo:border="0.05pt solid #000000" style:writing-mode="page">
        <style:background-image/>
      </style:table-cell-properties>
    </style:style>
    <style:style style:name="Table11.2" style:family="table-row">
      <style:table-row-properties style:min-row-height="0.0958in" fo:keep-together="auto"/>
    </style:style>
    <style:style style:name="Table11.A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1.B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1.C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1.D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1.E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1.F2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1.3" style:family="table-row">
      <style:table-row-properties style:min-row-height="0.0958in" fo:keep-together="auto"/>
    </style:style>
    <style:style style:name="Table11.A3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1.B3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1.C3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1.D3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1.E3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1.F3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1.4" style:family="table-row">
      <style:table-row-properties style:min-row-height="0.1778in" fo:keep-together="auto"/>
    </style:style>
    <style:style style:name="Table11.A4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1.B4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1.C4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1.D4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1.E4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1.F4" style:family="table-cell" style:data-style-name="N121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1.5" style:family="table-row">
      <style:table-row-properties style:min-row-height="0.1778in" fo:keep-together="auto"/>
    </style:style>
    <style:style style:name="Table11.A5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1.B5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1.C5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1.D5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1.E5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1.F5" style:family="table-cell" style:data-style-name="N121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1.6" style:family="table-row">
      <style:table-row-properties style:min-row-height="0.1778in" fo:keep-together="auto"/>
    </style:style>
    <style:style style:name="Table11.A6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1.B6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1.C6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1.D6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1.E6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1.F6" style:family="table-cell" style:data-style-name="N121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1.7" style:family="table-row">
      <style:table-row-properties style:min-row-height="0.1778in" fo:keep-together="auto"/>
    </style:style>
    <style:style style:name="Table11.A7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1.B7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1.C7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1.D7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1.E7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1.F7" style:family="table-cell" style:data-style-name="N121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1.8" style:family="table-row">
      <style:table-row-properties style:min-row-height="0.1778in" fo:keep-together="auto"/>
    </style:style>
    <style:style style:name="Table11.A8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1.B8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1.C8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1.D8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1.E8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1.F8" style:family="table-cell" style:data-style-name="N121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2" style:family="table" style:master-page-name="">
      <style:table-properties style:width="7.134in" fo:margin-left="-0.0208in" fo:margin-top="0in" fo:margin-bottom="0in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12.A" style:family="table-column">
      <style:table-column-properties style:column-width="1.5556in"/>
    </style:style>
    <style:style style:name="Table12.B" style:family="table-column">
      <style:table-column-properties style:column-width="1.5563in"/>
    </style:style>
    <style:style style:name="Table12.C" style:family="table-column">
      <style:table-column-properties style:column-width="1.0049in"/>
    </style:style>
    <style:style style:name="Table12.E" style:family="table-column">
      <style:table-column-properties style:column-width="1.0056in"/>
    </style:style>
    <style:style style:name="Table12.F" style:family="table-column">
      <style:table-column-properties style:column-width="1.0069in"/>
    </style:style>
    <style:style style:name="Table12.1" style:family="table-row">
      <style:table-row-properties style:min-row-height="0.1778in" fo:background-color="transparent" fo:keep-together="auto">
        <style:background-image/>
      </style:table-row-properties>
    </style:style>
    <style:style style:name="Table12.A1" style:family="table-cell">
      <style:table-cell-properties style:vertical-align="bottom" fo:padding="0.0201in" fo:border="0.05pt solid #000000"/>
    </style:style>
    <style:style style:name="Table12.2" style:family="table-row">
      <style:table-row-properties style:min-row-height="0.0958in" fo:keep-together="auto"/>
    </style:style>
    <style:style style:name="Table12.A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2.F2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2.3" style:family="table-row">
      <style:table-row-properties style:min-row-height="0.0958in" fo:keep-together="auto"/>
    </style:style>
    <style:style style:name="Table12.4" style:family="table-row">
      <style:table-row-properties style:min-row-height="0.1778in" fo:keep-together="auto"/>
    </style:style>
    <style:style style:name="Table12.B4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2.F4" style:family="table-cell" style:data-style-name="N121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2.5" style:family="table-row">
      <style:table-row-properties style:min-row-height="0.1778in" fo:keep-together="auto"/>
    </style:style>
    <style:style style:name="Table12.6" style:family="table-row">
      <style:table-row-properties style:min-row-height="0.1778in" fo:keep-together="auto"/>
    </style:style>
    <style:style style:name="Table12.7" style:family="table-row">
      <style:table-row-properties style:min-row-height="0.1778in" fo:keep-together="auto"/>
    </style:style>
    <style:style style:name="Table12.8" style:family="table-row">
      <style:table-row-properties style:min-row-height="0.1778in" fo:keep-together="auto"/>
    </style:style>
    <style:style style:name="Table13" style:family="table">
      <style:table-properties style:width="6.4479in" fo:margin-left="-0.0208in" fo:margin-top="0in" fo:margin-bottom="0in" table:align="left" style:shadow="none"/>
    </style:style>
    <style:style style:name="Table13.A" style:family="table-column">
      <style:table-column-properties style:column-width="1.0854in"/>
    </style:style>
    <style:style style:name="Table13.C" style:family="table-column">
      <style:table-column-properties style:column-width="1.0688in"/>
    </style:style>
    <style:style style:name="Table13.F" style:family="table-column">
      <style:table-column-properties style:column-width="1.0708in"/>
    </style:style>
    <style:style style:name="Table13.1" style:family="table-row">
      <style:table-row-properties style:min-row-height="0.1778in" fo:keep-together="auto"/>
    </style:style>
    <style:style style:name="Table13.A1" style:family="table-cell">
      <style:table-cell-properties style:vertical-align="bottom" fo:padding="0.0201in" fo:border="0.05pt solid #000000"/>
    </style:style>
    <style:style style:name="Table13.2" style:family="table-row">
      <style:table-row-properties style:min-row-height="0.0958in" fo:keep-together="auto"/>
    </style:style>
    <style:style style:name="Table13.A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3.F2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3.B4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3.F4" style:family="table-cell" style:data-style-name="N121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4" style:family="table" style:master-page-name="">
      <style:table-properties style:width="6.4479in" fo:margin-left="-0.0208in" fo:margin-top="0in" fo:margin-bottom="0in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14.A" style:family="table-column">
      <style:table-column-properties style:column-width="1.0854in"/>
    </style:style>
    <style:style style:name="Table14.C" style:family="table-column">
      <style:table-column-properties style:column-width="1.0688in"/>
    </style:style>
    <style:style style:name="Table14.F" style:family="table-column">
      <style:table-column-properties style:column-width="1.0708in"/>
    </style:style>
    <style:style style:name="Table14.1" style:family="table-row">
      <style:table-row-properties style:min-row-height="0.1778in" fo:background-color="transparent" fo:keep-together="auto">
        <style:background-image/>
      </style:table-row-properties>
    </style:style>
    <style:style style:name="Table14.A1" style:family="table-cell">
      <style:table-cell-properties style:vertical-align="bottom" fo:background-color="transparent" fo:padding="0.0201in" fo:border="0.05pt solid #000000" style:writing-mode="page">
        <style:background-image/>
      </style:table-cell-properties>
    </style:style>
    <style:style style:name="Table14.2" style:family="table-row">
      <style:table-row-properties style:min-row-height="0.0958in" fo:keep-together="auto"/>
    </style:style>
    <style:style style:name="Table14.A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4.B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4.C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4.D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4.E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4.F2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4.3" style:family="table-row">
      <style:table-row-properties style:min-row-height="0.0958in" fo:keep-together="auto"/>
    </style:style>
    <style:style style:name="Table14.A3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4.B3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4.C3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4.D3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4.E3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4.F3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4.4" style:family="table-row">
      <style:table-row-properties style:min-row-height="0.1778in" fo:keep-together="auto"/>
    </style:style>
    <style:style style:name="Table14.A4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4.B4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4.C4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4.D4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4.E4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4.F4" style:family="table-cell" style:data-style-name="N121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4.5" style:family="table-row">
      <style:table-row-properties style:min-row-height="0.1778in" fo:keep-together="auto"/>
    </style:style>
    <style:style style:name="Table14.A5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4.B5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4.C5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4.D5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4.E5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4.F5" style:family="table-cell" style:data-style-name="N121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4.6" style:family="table-row">
      <style:table-row-properties style:min-row-height="0.1778in" fo:keep-together="auto"/>
    </style:style>
    <style:style style:name="Table14.A6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4.B6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4.C6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4.D6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4.E6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4.F6" style:family="table-cell" style:data-style-name="N121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4.7" style:family="table-row">
      <style:table-row-properties style:min-row-height="0.1778in" fo:keep-together="auto"/>
    </style:style>
    <style:style style:name="Table14.A7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4.B7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4.C7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4.D7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4.E7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4.F7" style:family="table-cell" style:data-style-name="N121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4.8" style:family="table-row">
      <style:table-row-properties style:min-row-height="0.1778in" fo:keep-together="auto"/>
    </style:style>
    <style:style style:name="Table14.A8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4.B8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4.C8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4.D8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4.E8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4.F8" style:family="table-cell" style:data-style-name="N121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5" style:family="table" style:master-page-name="">
      <style:table-properties style:width="6.4479in" fo:margin-left="-0.0208in" fo:margin-top="0in" fo:margin-bottom="0in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15.A" style:family="table-column">
      <style:table-column-properties style:column-width="1.0854in"/>
    </style:style>
    <style:style style:name="Table15.C" style:family="table-column">
      <style:table-column-properties style:column-width="1.0688in"/>
    </style:style>
    <style:style style:name="Table15.F" style:family="table-column">
      <style:table-column-properties style:column-width="1.0708in"/>
    </style:style>
    <style:style style:name="Table15.1" style:family="table-row">
      <style:table-row-properties style:min-row-height="0.1778in" fo:background-color="transparent" fo:keep-together="auto">
        <style:background-image/>
      </style:table-row-properties>
    </style:style>
    <style:style style:name="Table15.A1" style:family="table-cell">
      <style:table-cell-properties style:vertical-align="bottom" fo:padding="0.0201in" fo:border="0.05pt solid #000000"/>
    </style:style>
    <style:style style:name="Table15.2" style:family="table-row">
      <style:table-row-properties style:min-row-height="0.0958in" fo:keep-together="auto"/>
    </style:style>
    <style:style style:name="Table15.A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5.F2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5.3" style:family="table-row">
      <style:table-row-properties style:min-row-height="0.0958in" fo:keep-together="auto"/>
    </style:style>
    <style:style style:name="Table15.4" style:family="table-row">
      <style:table-row-properties style:min-row-height="0.1778in" fo:keep-together="auto"/>
    </style:style>
    <style:style style:name="Table15.B4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5.F4" style:family="table-cell" style:data-style-name="N121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5.5" style:family="table-row">
      <style:table-row-properties style:min-row-height="0.1778in" fo:keep-together="auto"/>
    </style:style>
    <style:style style:name="Table15.6" style:family="table-row">
      <style:table-row-properties style:min-row-height="0.1778in" fo:keep-together="auto"/>
    </style:style>
    <style:style style:name="Table15.7" style:family="table-row">
      <style:table-row-properties style:min-row-height="0.1778in" fo:keep-together="auto"/>
    </style:style>
    <style:style style:name="Table15.8" style:family="table-row">
      <style:table-row-properties style:min-row-height="0.1778in" fo:keep-together="auto"/>
    </style:style>
    <style:style style:name="Table16" style:family="table">
      <style:table-properties style:width="6.4479in" fo:margin-left="-0.0208in" fo:margin-top="0in" fo:margin-bottom="0in" table:align="left" style:shadow="none"/>
    </style:style>
    <style:style style:name="Table16.A" style:family="table-column">
      <style:table-column-properties style:column-width="1.0854in"/>
    </style:style>
    <style:style style:name="Table16.C" style:family="table-column">
      <style:table-column-properties style:column-width="1.0688in"/>
    </style:style>
    <style:style style:name="Table16.F" style:family="table-column">
      <style:table-column-properties style:column-width="1.0708in"/>
    </style:style>
    <style:style style:name="Table16.1" style:family="table-row">
      <style:table-row-properties style:min-row-height="0.1778in" fo:keep-together="auto"/>
    </style:style>
    <style:style style:name="Table16.A1" style:family="table-cell">
      <style:table-cell-properties style:vertical-align="bottom" fo:padding="0.0201in" fo:border="0.05pt solid #000000"/>
    </style:style>
    <style:style style:name="Table16.2" style:family="table-row">
      <style:table-row-properties style:min-row-height="0.0958in" fo:keep-together="auto"/>
    </style:style>
    <style:style style:name="Table16.A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6.F2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6.B4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6.F4" style:family="table-cell" style:data-style-name="N121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7" style:family="table">
      <style:table-properties style:width="6.4479in" fo:margin-left="-0.0208in" fo:margin-top="0in" fo:margin-bottom="0in" table:align="left" style:shadow="none"/>
    </style:style>
    <style:style style:name="Table17.A" style:family="table-column">
      <style:table-column-properties style:column-width="1.0854in"/>
    </style:style>
    <style:style style:name="Table17.C" style:family="table-column">
      <style:table-column-properties style:column-width="1.0688in"/>
    </style:style>
    <style:style style:name="Table17.F" style:family="table-column">
      <style:table-column-properties style:column-width="1.0708in"/>
    </style:style>
    <style:style style:name="Table17.1" style:family="table-row">
      <style:table-row-properties style:min-row-height="0.1778in" fo:keep-together="auto"/>
    </style:style>
    <style:style style:name="Table17.A1" style:family="table-cell">
      <style:table-cell-properties style:vertical-align="bottom" fo:padding="0.0201in" fo:border="0.05pt solid #000000"/>
    </style:style>
    <style:style style:name="Table17.2" style:family="table-row">
      <style:table-row-properties style:min-row-height="0.0958in" fo:keep-together="auto"/>
    </style:style>
    <style:style style:name="Table17.A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7.F2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7.B4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7.F4" style:family="table-cell" style:data-style-name="N121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8" style:family="table">
      <style:table-properties style:width="6.4479in" fo:margin-left="-0.0208in" fo:margin-top="0in" fo:margin-bottom="0in" table:align="left" style:shadow="none"/>
    </style:style>
    <style:style style:name="Table18.A" style:family="table-column">
      <style:table-column-properties style:column-width="1.0854in"/>
    </style:style>
    <style:style style:name="Table18.C" style:family="table-column">
      <style:table-column-properties style:column-width="1.0688in"/>
    </style:style>
    <style:style style:name="Table18.F" style:family="table-column">
      <style:table-column-properties style:column-width="1.0708in"/>
    </style:style>
    <style:style style:name="Table18.1" style:family="table-row">
      <style:table-row-properties style:min-row-height="0.1778in" fo:keep-together="auto"/>
    </style:style>
    <style:style style:name="Table18.A1" style:family="table-cell">
      <style:table-cell-properties style:vertical-align="bottom" fo:padding="0.0201in" fo:border="0.05pt solid #000000"/>
    </style:style>
    <style:style style:name="Table18.2" style:family="table-row">
      <style:table-row-properties style:min-row-height="0.0958in" fo:keep-together="auto"/>
    </style:style>
    <style:style style:name="Table18.A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8.F2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8.B4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8.F4" style:family="table-cell" style:data-style-name="N121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9" style:family="table" style:master-page-name="">
      <style:table-properties style:width="7.1556in" fo:margin-left="-0.0208in" fo:margin-top="0in" fo:margin-bottom="0in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19.A" style:family="table-column">
      <style:table-column-properties style:column-width="1.7465in"/>
    </style:style>
    <style:style style:name="Table19.C" style:family="table-column">
      <style:table-column-properties style:column-width="0.9153in"/>
    </style:style>
    <style:style style:name="Table19.F" style:family="table-column">
      <style:table-column-properties style:column-width="0.9167in"/>
    </style:style>
    <style:style style:name="Table19.1" style:family="table-row">
      <style:table-row-properties style:min-row-height="0.1778in" fo:background-color="transparent" fo:keep-together="auto">
        <style:background-image/>
      </style:table-row-properties>
    </style:style>
    <style:style style:name="Table19.A1" style:family="table-cell">
      <style:table-cell-properties style:vertical-align="bottom" fo:background-color="transparent" fo:padding="0.0201in" fo:border="0.05pt solid #000000" style:writing-mode="page">
        <style:background-image/>
      </style:table-cell-properties>
    </style:style>
    <style:style style:name="Table19.2" style:family="table-row">
      <style:table-row-properties style:min-row-height="0.0958in" fo:keep-together="auto"/>
    </style:style>
    <style:style style:name="Table19.A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9.B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9.C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9.D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9.E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9.F2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9.3" style:family="table-row">
      <style:table-row-properties style:min-row-height="0.0958in" fo:keep-together="auto"/>
    </style:style>
    <style:style style:name="Table19.A3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9.B3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9.C3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9.D3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9.E3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9.F3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9.4" style:family="table-row">
      <style:table-row-properties style:min-row-height="0.1778in" fo:keep-together="auto"/>
    </style:style>
    <style:style style:name="Table19.A4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9.B4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9.C4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9.D4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9.E4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9.F4" style:family="table-cell" style:data-style-name="N121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9.5" style:family="table-row">
      <style:table-row-properties style:min-row-height="0.1778in" fo:keep-together="auto"/>
    </style:style>
    <style:style style:name="Table19.A5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9.B5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9.C5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9.D5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9.E5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9.F5" style:family="table-cell" style:data-style-name="N121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9.6" style:family="table-row">
      <style:table-row-properties style:min-row-height="0.1778in" fo:keep-together="auto"/>
    </style:style>
    <style:style style:name="Table19.A6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9.B6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9.C6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9.D6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9.E6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9.F6" style:family="table-cell" style:data-style-name="N121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9.7" style:family="table-row">
      <style:table-row-properties style:min-row-height="0.1778in" fo:keep-together="auto"/>
    </style:style>
    <style:style style:name="Table19.A7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9.B7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9.C7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9.D7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9.E7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9.F7" style:family="table-cell" style:data-style-name="N121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9.8" style:family="table-row">
      <style:table-row-properties style:min-row-height="0.1778in" fo:keep-together="auto"/>
    </style:style>
    <style:style style:name="Table19.A8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9.B8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9.C8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9.D8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9.E8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19.F8" style:family="table-cell" style:data-style-name="N121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20" style:family="table" style:master-page-name="">
      <style:table-properties style:width="7.1556in" fo:margin-left="-0.0208in" fo:margin-top="0in" fo:margin-bottom="0in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20.A" style:family="table-column">
      <style:table-column-properties style:column-width="1.7465in"/>
    </style:style>
    <style:style style:name="Table20.C" style:family="table-column">
      <style:table-column-properties style:column-width="0.9153in"/>
    </style:style>
    <style:style style:name="Table20.F" style:family="table-column">
      <style:table-column-properties style:column-width="0.9167in"/>
    </style:style>
    <style:style style:name="Table20.1" style:family="table-row">
      <style:table-row-properties style:min-row-height="0.1778in" fo:background-color="transparent" fo:keep-together="auto">
        <style:background-image/>
      </style:table-row-properties>
    </style:style>
    <style:style style:name="Table20.A1" style:family="table-cell">
      <style:table-cell-properties style:vertical-align="bottom" fo:background-color="transparent" fo:padding="0.0201in" fo:border="0.05pt solid #000000" style:writing-mode="page">
        <style:background-image/>
      </style:table-cell-properties>
    </style:style>
    <style:style style:name="Table20.2" style:family="table-row">
      <style:table-row-properties style:min-row-height="0.0958in" fo:keep-together="auto"/>
    </style:style>
    <style:style style:name="Table20.A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20.B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20.C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20.D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20.E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20.F2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20.3" style:family="table-row">
      <style:table-row-properties style:min-row-height="0.0958in" fo:keep-together="auto"/>
    </style:style>
    <style:style style:name="Table20.A3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20.B3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20.C3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20.D3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20.E3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20.F3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20.4" style:family="table-row">
      <style:table-row-properties style:min-row-height="0.1778in" fo:keep-together="auto"/>
    </style:style>
    <style:style style:name="Table20.A4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20.B4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20.C4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20.D4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20.E4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20.F4" style:family="table-cell" style:data-style-name="N121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20.5" style:family="table-row">
      <style:table-row-properties style:min-row-height="0.1778in" fo:keep-together="auto"/>
    </style:style>
    <style:style style:name="Table20.A5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20.B5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20.C5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20.D5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20.E5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20.F5" style:family="table-cell" style:data-style-name="N121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20.6" style:family="table-row">
      <style:table-row-properties style:min-row-height="0.1778in" fo:keep-together="auto"/>
    </style:style>
    <style:style style:name="Table20.A6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20.B6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20.C6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20.D6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20.E6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20.F6" style:family="table-cell" style:data-style-name="N121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20.7" style:family="table-row">
      <style:table-row-properties style:min-row-height="0.1778in" fo:keep-together="auto"/>
    </style:style>
    <style:style style:name="Table20.A7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20.B7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20.C7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20.D7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20.E7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20.F7" style:family="table-cell" style:data-style-name="N121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20.8" style:family="table-row">
      <style:table-row-properties style:min-row-height="0.1778in" fo:keep-together="auto"/>
    </style:style>
    <style:style style:name="Table20.A8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20.B8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20.C8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20.D8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20.E8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20.F8" style:family="table-cell" style:data-style-name="N121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21" style:family="table" style:master-page-name="">
      <style:table-properties style:width="7.1556in" fo:margin-left="-0.0208in" fo:margin-top="0in" fo:margin-bottom="0in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21.A" style:family="table-column">
      <style:table-column-properties style:column-width="1.7465in"/>
    </style:style>
    <style:style style:name="Table21.C" style:family="table-column">
      <style:table-column-properties style:column-width="0.9153in"/>
    </style:style>
    <style:style style:name="Table21.F" style:family="table-column">
      <style:table-column-properties style:column-width="0.9167in"/>
    </style:style>
    <style:style style:name="Table21.1" style:family="table-row">
      <style:table-row-properties style:min-row-height="0.1778in" fo:background-color="transparent" fo:keep-together="auto">
        <style:background-image/>
      </style:table-row-properties>
    </style:style>
    <style:style style:name="Table21.A1" style:family="table-cell">
      <style:table-cell-properties style:vertical-align="bottom" fo:padding="0.0201in" fo:border="0.05pt solid #000000"/>
    </style:style>
    <style:style style:name="Table21.2" style:family="table-row">
      <style:table-row-properties style:min-row-height="0.0958in" fo:keep-together="auto"/>
    </style:style>
    <style:style style:name="Table21.A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21.F2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21.3" style:family="table-row">
      <style:table-row-properties style:min-row-height="0.0958in" fo:keep-together="auto"/>
    </style:style>
    <style:style style:name="Table21.4" style:family="table-row">
      <style:table-row-properties style:min-row-height="0.1778in" fo:keep-together="auto"/>
    </style:style>
    <style:style style:name="Table21.B4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21.F4" style:family="table-cell" style:data-style-name="N121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21.5" style:family="table-row">
      <style:table-row-properties style:min-row-height="0.1778in" fo:keep-together="auto"/>
    </style:style>
    <style:style style:name="Table21.6" style:family="table-row">
      <style:table-row-properties style:min-row-height="0.1778in" fo:keep-together="auto"/>
    </style:style>
    <style:style style:name="Table21.7" style:family="table-row">
      <style:table-row-properties style:min-row-height="0.1778in" fo:keep-together="auto"/>
    </style:style>
    <style:style style:name="Table21.8" style:family="table-row">
      <style:table-row-properties style:min-row-height="0.1778in" fo:keep-together="auto"/>
    </style:style>
    <style:style style:name="Table22" style:family="table" style:master-page-name="">
      <style:table-properties style:width="7.1556in" fo:margin-left="-0.0208in" fo:margin-top="0in" fo:margin-bottom="0in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22.A" style:family="table-column">
      <style:table-column-properties style:column-width="1.7465in"/>
    </style:style>
    <style:style style:name="Table22.C" style:family="table-column">
      <style:table-column-properties style:column-width="0.9153in"/>
    </style:style>
    <style:style style:name="Table22.F" style:family="table-column">
      <style:table-column-properties style:column-width="0.9167in"/>
    </style:style>
    <style:style style:name="Table22.1" style:family="table-row">
      <style:table-row-properties style:min-row-height="0.1778in" fo:background-color="transparent" fo:keep-together="auto">
        <style:background-image/>
      </style:table-row-properties>
    </style:style>
    <style:style style:name="Table22.A1" style:family="table-cell">
      <style:table-cell-properties style:vertical-align="bottom" fo:padding="0.0201in" fo:border="0.05pt solid #000000"/>
    </style:style>
    <style:style style:name="Table22.2" style:family="table-row">
      <style:table-row-properties style:min-row-height="0.0958in" fo:keep-together="auto"/>
    </style:style>
    <style:style style:name="Table22.A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22.F2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22.3" style:family="table-row">
      <style:table-row-properties style:min-row-height="0.0958in" fo:keep-together="auto"/>
    </style:style>
    <style:style style:name="Table22.4" style:family="table-row">
      <style:table-row-properties style:min-row-height="0.1778in" fo:keep-together="auto"/>
    </style:style>
    <style:style style:name="Table22.B4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22.F4" style:family="table-cell" style:data-style-name="N121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22.5" style:family="table-row">
      <style:table-row-properties style:min-row-height="0.1778in" fo:keep-together="auto"/>
    </style:style>
    <style:style style:name="Table22.6" style:family="table-row">
      <style:table-row-properties style:min-row-height="0.1778in" fo:keep-together="auto"/>
    </style:style>
    <style:style style:name="Table22.7" style:family="table-row">
      <style:table-row-properties style:min-row-height="0.1778in" fo:keep-together="auto"/>
    </style:style>
    <style:style style:name="Table22.8" style:family="table-row">
      <style:table-row-properties style:min-row-height="0.1778in" fo:keep-together="auto"/>
    </style:style>
    <style:style style:name="Table23" style:family="table" style:master-page-name="">
      <style:table-properties style:width="7.1556in" fo:margin-left="-0.0208in" fo:margin-top="0in" fo:margin-bottom="0in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23.A" style:family="table-column">
      <style:table-column-properties style:column-width="1.7465in"/>
    </style:style>
    <style:style style:name="Table23.C" style:family="table-column">
      <style:table-column-properties style:column-width="0.9153in"/>
    </style:style>
    <style:style style:name="Table23.F" style:family="table-column">
      <style:table-column-properties style:column-width="0.9167in"/>
    </style:style>
    <style:style style:name="Table23.1" style:family="table-row">
      <style:table-row-properties style:min-row-height="0.1778in" fo:background-color="transparent" fo:keep-together="auto">
        <style:background-image/>
      </style:table-row-properties>
    </style:style>
    <style:style style:name="Table23.A1" style:family="table-cell">
      <style:table-cell-properties style:vertical-align="bottom" fo:padding="0.0201in" fo:border="0.05pt solid #000000"/>
    </style:style>
    <style:style style:name="Table23.2" style:family="table-row">
      <style:table-row-properties style:min-row-height="0.0958in" fo:keep-together="auto"/>
    </style:style>
    <style:style style:name="Table23.A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23.F2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23.3" style:family="table-row">
      <style:table-row-properties style:min-row-height="0.0958in" fo:keep-together="auto"/>
    </style:style>
    <style:style style:name="Table23.4" style:family="table-row">
      <style:table-row-properties style:min-row-height="0.1778in" fo:keep-together="auto"/>
    </style:style>
    <style:style style:name="Table23.B4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23.F4" style:family="table-cell" style:data-style-name="N121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23.5" style:family="table-row">
      <style:table-row-properties style:min-row-height="0.1778in" fo:keep-together="auto"/>
    </style:style>
    <style:style style:name="Table23.6" style:family="table-row">
      <style:table-row-properties style:min-row-height="0.1778in" fo:keep-together="auto"/>
    </style:style>
    <style:style style:name="Table23.7" style:family="table-row">
      <style:table-row-properties style:min-row-height="0.1778in" fo:keep-together="auto"/>
    </style:style>
    <style:style style:name="Table23.8" style:family="table-row">
      <style:table-row-properties style:min-row-height="0.1778in" fo:keep-together="auto"/>
    </style:style>
    <style:style style:name="Table24" style:family="table">
      <style:table-properties style:width="7.1556in" fo:margin-left="-0.0208in" fo:margin-top="0in" fo:margin-bottom="0in" table:align="left" style:shadow="none"/>
    </style:style>
    <style:style style:name="Table24.A" style:family="table-column">
      <style:table-column-properties style:column-width="1.7465in"/>
    </style:style>
    <style:style style:name="Table24.C" style:family="table-column">
      <style:table-column-properties style:column-width="0.9153in"/>
    </style:style>
    <style:style style:name="Table24.F" style:family="table-column">
      <style:table-column-properties style:column-width="0.9167in"/>
    </style:style>
    <style:style style:name="Table24.1" style:family="table-row">
      <style:table-row-properties style:min-row-height="0.1778in" fo:keep-together="auto"/>
    </style:style>
    <style:style style:name="Table24.A1" style:family="table-cell">
      <style:table-cell-properties style:vertical-align="bottom" fo:padding="0.0201in" fo:border="0.05pt solid #000000"/>
    </style:style>
    <style:style style:name="Table24.2" style:family="table-row">
      <style:table-row-properties style:min-row-height="0.0958in" fo:keep-together="auto"/>
    </style:style>
    <style:style style:name="Table24.A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24.F2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24.B4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24.F4" style:family="table-cell" style:data-style-name="N121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25" style:family="table">
      <style:table-properties style:width="7.1556in" fo:margin-left="-0.0208in" fo:margin-top="0in" fo:margin-bottom="0in" table:align="left" style:shadow="none"/>
    </style:style>
    <style:style style:name="Table25.A" style:family="table-column">
      <style:table-column-properties style:column-width="1.7465in"/>
    </style:style>
    <style:style style:name="Table25.C" style:family="table-column">
      <style:table-column-properties style:column-width="0.9153in"/>
    </style:style>
    <style:style style:name="Table25.F" style:family="table-column">
      <style:table-column-properties style:column-width="0.9167in"/>
    </style:style>
    <style:style style:name="Table25.1" style:family="table-row">
      <style:table-row-properties style:min-row-height="0.1778in" fo:keep-together="auto"/>
    </style:style>
    <style:style style:name="Table25.A1" style:family="table-cell">
      <style:table-cell-properties style:vertical-align="bottom" fo:padding="0.0201in" fo:border="0.05pt solid #000000"/>
    </style:style>
    <style:style style:name="Table25.2" style:family="table-row">
      <style:table-row-properties style:min-row-height="0.0958in" fo:keep-together="auto"/>
    </style:style>
    <style:style style:name="Table25.A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25.F2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25.B4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25.F4" style:family="table-cell" style:data-style-name="N121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26" style:family="table" style:master-page-name="">
      <style:table-properties style:width="7.1556in" fo:margin-left="-0.0208in" fo:margin-top="0in" fo:margin-bottom="0in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26.A" style:family="table-column">
      <style:table-column-properties style:column-width="1.7465in"/>
    </style:style>
    <style:style style:name="Table26.C" style:family="table-column">
      <style:table-column-properties style:column-width="0.9153in"/>
    </style:style>
    <style:style style:name="Table26.F" style:family="table-column">
      <style:table-column-properties style:column-width="0.9167in"/>
    </style:style>
    <style:style style:name="Table26.1" style:family="table-row">
      <style:table-row-properties style:min-row-height="0.1778in" fo:keep-together="auto"/>
    </style:style>
    <style:style style:name="Table26.A1" style:family="table-cell">
      <style:table-cell-properties style:vertical-align="bottom" fo:padding="0.0201in" fo:border="0.05pt solid #000000"/>
    </style:style>
    <style:style style:name="Table26.2" style:family="table-row">
      <style:table-row-properties style:min-row-height="0.0958in" fo:keep-together="auto"/>
    </style:style>
    <style:style style:name="Table26.A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26.F2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26.4" style:family="table-row">
      <style:table-row-properties style:min-row-height="0.1778in" fo:background-color="transparent" fo:keep-together="auto">
        <style:background-image/>
      </style:table-row-properties>
    </style:style>
    <style:style style:name="Table26.A4" style:family="table-cell">
      <style:table-cell-properties style:vertical-align="bottom" fo:background-color="transparent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26.B4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26.C4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26.D4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26.E4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26.F4" style:family="table-cell" style:data-style-name="N121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26.B5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26.C5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26.D5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26.E5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26.F5" style:family="table-cell" style:data-style-name="N121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26.B6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26.C6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26.D6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26.E6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26.F6" style:family="table-cell" style:data-style-name="N121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26.B7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26.C7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26.D7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26.E7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26.F7" style:family="table-cell" style:data-style-name="N121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26.B8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26.C8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26.D8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26.E8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26.F8" style:family="table-cell" style:data-style-name="N121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27" style:family="table">
      <style:table-properties style:width="7.1556in" fo:margin-left="-0.0208in" fo:margin-top="0in" fo:margin-bottom="0in" table:align="left" style:shadow="none"/>
    </style:style>
    <style:style style:name="Table27.A" style:family="table-column">
      <style:table-column-properties style:column-width="1.7465in"/>
    </style:style>
    <style:style style:name="Table27.C" style:family="table-column">
      <style:table-column-properties style:column-width="0.9153in"/>
    </style:style>
    <style:style style:name="Table27.F" style:family="table-column">
      <style:table-column-properties style:column-width="0.9167in"/>
    </style:style>
    <style:style style:name="Table27.1" style:family="table-row">
      <style:table-row-properties style:min-row-height="0.1778in" fo:keep-together="auto"/>
    </style:style>
    <style:style style:name="Table27.A1" style:family="table-cell">
      <style:table-cell-properties style:vertical-align="bottom" fo:padding="0.0201in" fo:border="0.05pt solid #000000"/>
    </style:style>
    <style:style style:name="Table27.2" style:family="table-row">
      <style:table-row-properties style:min-row-height="0.0958in" fo:keep-together="auto"/>
    </style:style>
    <style:style style:name="Table27.A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27.F2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27.B4" style:family="table-cell" style:data-style-name="N121">
      <style:table-cell-properties style:vertical-align="bottom" fo:padding="0.0201in" fo:border-left="0.05pt solid #000000" fo:border-right="none" fo:border-top="none" fo:border-bottom="0.05pt solid #000000"/>
    </style:style>
    <style:style style:name="Table27.F4" style:family="table-cell" style:data-style-name="N121">
      <style:table-cell-properties style:vertical-align="bottom" fo:padding="0.0201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49da5" officeooo:paragraph-rsid="00149da5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49da5" officeooo:paragraph-rsid="00149da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4d44b" officeooo:paragraph-rsid="0014d44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b999b" officeooo:paragraph-rsid="001b999b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b999b" officeooo:paragraph-rsid="001b999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d2939" officeooo:paragraph-rsid="001d2939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d2939" officeooo:paragraph-rsid="001d2939" style:font-weight-asian="bold" style:font-weight-complex="bold"/>
    </style:style>
    <style:style style:name="P9" style:family="paragraph" style:parent-style-name="Standard" style:list-style-name="L1">
      <style:text-properties fo:font-style="italic" fo:font-weight="bold" officeooo:rsid="001b999b" officeooo:paragraph-rsid="001b999b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end" style:justify-single-word="false"/>
      <style:text-properties fo:font-size="14pt" fo:font-weight="bold" officeooo:rsid="00149da5" officeooo:paragraph-rsid="00149da5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49da5" officeooo:paragraph-rsid="00149da5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end" style:justify-single-word="false"/>
      <style:text-properties fo:font-size="14pt" fo:font-weight="bold" officeooo:rsid="001b999b" officeooo:paragraph-rsid="001b999b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b999b" officeooo:paragraph-rsid="001b999b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officeooo:rsid="001b999b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end" style:justify-single-word="false"/>
      <style:text-properties fo:font-size="14pt" fo:font-style="normal" fo:font-weight="bold" officeooo:rsid="00149da5" officeooo:paragraph-rsid="00149da5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fo:font-weight="bold" officeooo:rsid="00149da5" officeooo:paragraph-rsid="00149da5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4pt" fo:font-style="normal" fo:font-weight="bold" officeooo:rsid="00149da5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officeooo:paragraph-rsid="00128de2"/>
    </style:style>
    <style:style style:name="P21" style:family="paragraph" style:parent-style-name="Standard">
      <style:text-properties officeooo:rsid="001b999b" officeooo:paragraph-rsid="001b999b"/>
    </style:style>
    <style:style style:name="P22" style:family="paragraph" style:parent-style-name="Standard">
      <style:text-properties officeooo:rsid="00128de2"/>
    </style:style>
    <style:style style:name="P23" style:family="paragraph" style:parent-style-name="Standard">
      <style:text-properties officeooo:rsid="00128de2" officeooo:paragraph-rsid="00128de2"/>
    </style:style>
    <style:style style:name="P24" style:family="paragraph" style:parent-style-name="Standard">
      <style:text-properties officeooo:paragraph-rsid="001b999b"/>
    </style:style>
    <style:style style:name="P25" style:family="paragraph" style:parent-style-name="Standard" style:list-style-name="L2">
      <style:text-properties officeooo:paragraph-rsid="001b999b"/>
    </style:style>
    <style:style style:name="P26" style:family="paragraph" style:parent-style-name="Standard" style:list-style-name="L3">
      <style:text-properties officeooo:paragraph-rsid="001b999b"/>
    </style:style>
    <style:style style:name="P27" style:family="paragraph" style:parent-style-name="Standard" style:list-style-name="L4">
      <style:text-properties officeooo:paragraph-rsid="001b999b"/>
    </style:style>
    <style:style style:name="P28" style:family="paragraph" style:parent-style-name="Standard" style:list-style-name="L5">
      <style:text-properties officeooo:paragraph-rsid="001b999b"/>
    </style:style>
    <style:style style:name="P29" style:family="paragraph" style:parent-style-name="Standard">
      <style:text-properties officeooo:rsid="00147b2a"/>
    </style:style>
    <style:style style:name="P30" style:family="paragraph" style:parent-style-name="Standard">
      <style:text-properties officeooo:rsid="00147b2a" officeooo:paragraph-rsid="00128de2"/>
    </style:style>
    <style:style style:name="P31" style:family="paragraph" style:parent-style-name="Standard" style:list-style-name="L4">
      <style:text-properties officeooo:rsid="00147b2a" officeooo:paragraph-rsid="001b999b"/>
    </style:style>
    <style:style style:name="P32" style:family="paragraph" style:parent-style-name="Standard">
      <style:text-properties officeooo:rsid="00147b2a" officeooo:paragraph-rsid="00147b2a"/>
    </style:style>
    <style:style style:name="P33" style:family="paragraph" style:parent-style-name="Standard">
      <style:text-properties officeooo:rsid="00147b2a" officeooo:paragraph-rsid="00228541"/>
    </style:style>
    <style:style style:name="T1" style:family="text">
      <style:text-properties fo:font-size="14pt" fo:font-style="normal" fo:font-weight="bold" officeooo:rsid="00149da5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font-size="14pt" fo:font-weight="bold" officeooo:rsid="001b999b" style:font-size-asian="14pt" style:font-weight-asian="bold" style:font-size-complex="14pt" style:font-weight-complex="bold"/>
    </style:style>
    <style:style style:name="T3" style:family="text">
      <style:text-properties officeooo:rsid="001b999b"/>
    </style:style>
    <style:style style:name="T4" style:family="text">
      <style:text-properties fo:font-style="italic" fo:font-weight="bold" officeooo:rsid="001b999b" style:font-style-asian="italic" style:font-weight-asian="bold" style:font-style-complex="italic" style:font-weight-complex="bold"/>
    </style:style>
    <style:style style:name="T5" style:family="text">
      <style:text-properties fo:font-size="15pt" style:text-underline-style="solid" style:text-underline-width="auto" style:text-underline-color="font-color" fo:font-weight="bold" officeooo:rsid="001b999b" style:font-size-asian="15pt" style:font-weight-asian="bold" style:font-size-complex="15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121">
      <number:number number:decimal-places="5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5">HOST COS MEASURES</text:span></text:p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6" office:value-type="string">
            <text:p text:style-name="P16">COS SEQ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0">M</text:p>
          </table:table-cell>
          <table:table-cell table:style-name="Table1.A2" table:number-rows-spanned="2" office:value-type="string">
            <text:p text:style-name="P3">10</text:p>
          </table:table-cell>
          <table:table-cell table:style-name="Table1.A2" table:number-rows-spanned="2" office:value-type="string">
            <text:p text:style-name="P3">50</text:p>
          </table:table-cell>
          <table:table-cell table:style-name="Table1.A2" table:number-rows-spanned="2" office:value-type="string">
            <text:p text:style-name="P3">250</text:p>
          </table:table-cell>
          <table:table-cell table:style-name="Table1.A2" table:number-rows-spanned="2" office:value-type="string">
            <text:p text:style-name="P3">1250</text:p>
          </table:table-cell>
          <table:table-cell table:style-name="Table1.F2" table:number-rows-spanned="2" office:value-type="string">
            <text:p text:style-name="P3">2500</text:p>
          </table:table-cell>
        </table:table-row>
        <table:table-row table:style-name="Table1.2">
          <table:table-cell table:style-name="Table1.A2" office:value-type="string">
            <text:p text:style-name="P11">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4">28 672</text:p>
          </table:table-cell>
          <table:table-cell table:style-name="Table1.A2" office:value-type="string">
            <text:p text:style-name="P1">1.42962</text:p>
          </table:table-cell>
          <table:table-cell table:style-name="Table1.A2" office:value-type="string">
            <text:p text:style-name="P1">5.24731</text:p>
          </table:table-cell>
          <table:table-cell table:style-name="Table1.A2" office:value-type="string">
            <text:p text:style-name="P1">39.49770</text:p>
          </table:table-cell>
          <table:table-cell table:style-name="Table1.A2" office:value-type="string">
            <text:p text:style-name="P1">204.43090</text:p>
          </table:table-cell>
          <table:table-cell table:style-name="Table1.F2" office:value-type="string">
            <text:p text:style-name="P1">372.51854</text:p>
          </table:table-cell>
        </table:table-row>
        <table:table-row table:style-name="Table1.1">
          <table:table-cell table:style-name="Table1.A2" office:value-type="string">
            <text:p text:style-name="P4">57 344</text:p>
          </table:table-cell>
          <table:table-cell table:style-name="Table1.A2" office:value-type="string">
            <text:p text:style-name="P1">5.42697</text:p>
          </table:table-cell>
          <table:table-cell table:style-name="Table1.A2" office:value-type="string">
            <text:p text:style-name="P1">41.52872</text:p>
          </table:table-cell>
          <table:table-cell table:style-name="Table1.A2" office:value-type="string">
            <text:p text:style-name="P1">184.66790</text:p>
          </table:table-cell>
          <table:table-cell table:style-name="Table1.A2" office:value-type="string">
            <text:p text:style-name="P1">790.02527</text:p>
          </table:table-cell>
          <table:table-cell table:style-name="Table1.F2" office:value-type="string">
            <text:p text:style-name="P1">1421.74909</text:p>
          </table:table-cell>
        </table:table-row>
        <table:table-row table:style-name="Table1.1">
          <table:table-cell table:style-name="Table1.A2" office:value-type="string">
            <text:p text:style-name="P4">114 688</text:p>
          </table:table-cell>
          <table:table-cell table:style-name="Table1.A2" office:value-type="string">
            <text:p text:style-name="P1">40.5216</text:p>
          </table:table-cell>
          <table:table-cell table:style-name="Table1.A2" office:value-type="string">
            <text:p text:style-name="P1">149.37387</text:p>
          </table:table-cell>
          <table:table-cell table:style-name="Table1.A2" office:value-type="string">
            <text:p text:style-name="P1">643.30954</text:p>
          </table:table-cell>
          <table:table-cell table:style-name="Table1.A2" office:value-type="string">
            <text:p text:style-name="P1">2819.69727</text:p>
          </table:table-cell>
          <table:table-cell table:style-name="Table1.F2" office:value-type="string">
            <text:p text:style-name="P1">5685.85363</text:p>
          </table:table-cell>
        </table:table-row>
        <table:table-row table:style-name="Table1.1">
          <table:table-cell table:style-name="Table1.A2" office:value-type="string">
            <text:p text:style-name="P4">229 376</text:p>
          </table:table-cell>
          <table:table-cell table:style-name="Table1.A2" office:value-type="string">
            <text:p text:style-name="P1">143.2768</text:p>
          </table:table-cell>
          <table:table-cell table:style-name="Table1.A2" office:value-type="string">
            <text:p text:style-name="P1">562.03045</text:p>
          </table:table-cell>
          <table:table-cell table:style-name="Table1.A2" office:value-type="string">
            <text:p text:style-name="P1">2369.76090</text:p>
          </table:table-cell>
          <table:table-cell table:style-name="Table1.A2" office:value-type="string">
            <text:p text:style-name="P1">10826.79363</text:p>
          </table:table-cell>
          <table:table-cell table:style-name="Table1.F2" office:value-type="string">
            <text:p text:style-name="P1">21295.05454</text:p>
          </table:table-cell>
        </table:table-row>
        <table:table-row table:style-name="Table1.1">
          <table:table-cell table:style-name="Table1.A2" office:value-type="string">
            <text:p text:style-name="P4">458 752</text:p>
          </table:table-cell>
          <table:table-cell table:style-name="Table1.A2" office:value-type="string">
            <text:p text:style-name="P1">502.98609</text:p>
          </table:table-cell>
          <table:table-cell table:style-name="Table1.A2" office:value-type="string">
            <text:p text:style-name="P1">2087.83272</text:p>
          </table:table-cell>
          <table:table-cell table:style-name="Table1.A2" office:value-type="string">
            <text:p text:style-name="P1">8452.83545</text:p>
          </table:table-cell>
          <table:table-cell table:style-name="Table1.A2" office:value-type="string">
            <text:p text:style-name="P1">41896.09090</text:p>
          </table:table-cell>
          <table:table-cell table:style-name="Table1.F2" office:value-type="string">
            <text:p text:style-name="P1">82783.78181</text:p>
          </table:table-cell>
        </table:table-row>
      </table:table>
      <text:p text:style-name="Standard"/>
      <text:p text:style-name="P2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6" office:value-type="string">
            <text:p text:style-name="P16">COS PA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17">M</text:p>
          </table:table-cell>
          <table:table-cell table:style-name="Table2.A2" table:number-rows-spanned="2" office:value-type="string">
            <text:p text:style-name="P3">10</text:p>
          </table:table-cell>
          <table:table-cell table:style-name="Table2.A2" table:number-rows-spanned="2" office:value-type="string">
            <text:p text:style-name="P3">50</text:p>
          </table:table-cell>
          <table:table-cell table:style-name="Table2.A2" table:number-rows-spanned="2" office:value-type="string">
            <text:p text:style-name="P3">250</text:p>
          </table:table-cell>
          <table:table-cell table:style-name="Table2.A2" table:number-rows-spanned="2" office:value-type="string">
            <text:p text:style-name="P3">1250</text:p>
          </table:table-cell>
          <table:table-cell table:style-name="Table2.F2" table:number-rows-spanned="2" office:value-type="string">
            <text:p text:style-name="P3">2500</text:p>
          </table:table-cell>
        </table:table-row>
        <table:table-row table:style-name="Table2.2">
          <table:table-cell table:style-name="Table2.A2" office:value-type="string">
            <text:p text:style-name="P18">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4">28 672</text:p>
          </table:table-cell>
          <table:table-cell table:style-name="Table2.A2" office:value-type="string">
            <text:p text:style-name="P1">145.91409</text:p>
          </table:table-cell>
          <table:table-cell table:style-name="Table2.A2" office:value-type="string">
            <text:p text:style-name="P1">140.22872</text:p>
          </table:table-cell>
          <table:table-cell table:style-name="Table2.A2" office:value-type="string">
            <text:p text:style-name="P1">160.72836</text:p>
          </table:table-cell>
          <table:table-cell table:style-name="Table2.A2" office:value-type="string">
            <text:p text:style-name="P1">245.20127</text:p>
          </table:table-cell>
          <table:table-cell table:style-name="Table2.F2" office:value-type="string">
            <text:p text:style-name="P1">381.82054</text:p>
          </table:table-cell>
        </table:table-row>
        <table:table-row table:style-name="Table2.1">
          <table:table-cell table:style-name="Table2.A2" office:value-type="string">
            <text:p text:style-name="P4">57 344</text:p>
          </table:table-cell>
          <table:table-cell table:style-name="Table2.A2" office:value-type="string">
            <text:p text:style-name="P1">285.54890</text:p>
          </table:table-cell>
          <table:table-cell table:style-name="Table2.A2" office:value-type="string">
            <text:p text:style-name="P1">266.67154</text:p>
          </table:table-cell>
          <table:table-cell table:style-name="Table2.A2" office:value-type="string">
            <text:p text:style-name="P1">293.17236</text:p>
          </table:table-cell>
          <table:table-cell table:style-name="Table2.A2" office:value-type="string">
            <text:p text:style-name="P1">510.10572</text:p>
          </table:table-cell>
          <table:table-cell table:style-name="Table2.F2" office:value-type="string">
            <text:p text:style-name="P1">772.11127</text:p>
          </table:table-cell>
        </table:table-row>
        <table:table-row table:style-name="Table2.1">
          <table:table-cell table:style-name="Table2.A2" office:value-type="string">
            <text:p text:style-name="P4">114 688</text:p>
          </table:table-cell>
          <table:table-cell table:style-name="Table2.A2" office:value-type="string">
            <text:p text:style-name="P1">608.74290</text:p>
          </table:table-cell>
          <table:table-cell table:style-name="Table2.A2" office:value-type="string">
            <text:p text:style-name="P1">587.31918</text:p>
          </table:table-cell>
          <table:table-cell table:style-name="Table2.A2" office:value-type="string">
            <text:p text:style-name="P1">620.26945</text:p>
          </table:table-cell>
          <table:table-cell table:style-name="Table2.A2" office:value-type="string">
            <text:p text:style-name="P1">1081.54363</text:p>
          </table:table-cell>
          <table:table-cell table:style-name="Table2.F2" office:value-type="string">
            <text:p text:style-name="P1">1671.5</text:p>
          </table:table-cell>
        </table:table-row>
        <table:table-row table:style-name="Table2.1">
          <table:table-cell table:style-name="Table2.A2" office:value-type="string">
            <text:p text:style-name="P4">229 376</text:p>
          </table:table-cell>
          <table:table-cell table:style-name="Table2.A2" office:value-type="string">
            <text:p text:style-name="P1">1332.57545</text:p>
          </table:table-cell>
          <table:table-cell table:style-name="Table2.A2" office:value-type="string">
            <text:p text:style-name="P1">1358.62727</text:p>
          </table:table-cell>
          <table:table-cell table:style-name="Table2.A2" office:value-type="string">
            <text:p text:style-name="P1">1348.86</text:p>
          </table:table-cell>
          <table:table-cell table:style-name="Table2.A2" office:value-type="string">
            <text:p text:style-name="P1">2266.62181</text:p>
          </table:table-cell>
          <table:table-cell table:style-name="Table2.F2" office:value-type="string">
            <text:p text:style-name="P1">3430.73</text:p>
          </table:table-cell>
        </table:table-row>
        <table:table-row table:style-name="Table2.1">
          <table:table-cell table:style-name="Table2.A2" office:value-type="string">
            <text:p text:style-name="P4">458 752</text:p>
          </table:table-cell>
          <table:table-cell table:style-name="Table2.A2" office:value-type="string">
            <text:p text:style-name="P1">3322.73545</text:p>
          </table:table-cell>
          <table:table-cell table:style-name="Table2.A2" office:value-type="string">
            <text:p text:style-name="P1">3399.93545</text:p>
          </table:table-cell>
          <table:table-cell table:style-name="Table2.A2" office:value-type="string">
            <text:p text:style-name="P1">3340.84818</text:p>
          </table:table-cell>
          <table:table-cell table:style-name="Table2.A2" office:value-type="string">
            <text:p text:style-name="P1">4839.05909</text:p>
          </table:table-cell>
          <table:table-cell table:style-name="Table2.F2" office:value-type="string">
            <text:p text:style-name="P1">7337.23545</text:p>
          </table:table-cell>
        </table:table-row>
      </table:table>
      <text:p text:style-name="Standard"/>
      <text:p text:style-name="P20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 table:number-columns-repeated="2"/>
        <table:table-row table:style-name="Table3.1">
          <table:table-cell table:style-name="Table3.A1" table:number-columns-spanned="6" office:value-type="string">
            <text:p text:style-name="P19">COS SPEEDUP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7">M</text:p>
          </table:table-cell>
          <table:table-cell table:style-name="Table3.A2" table:number-rows-spanned="2" office:value-type="string">
            <text:p text:style-name="P3">10</text:p>
          </table:table-cell>
          <table:table-cell table:style-name="Table3.A2" table:number-rows-spanned="2" office:value-type="string">
            <text:p text:style-name="P3">50</text:p>
          </table:table-cell>
          <table:table-cell table:style-name="Table3.A2" table:number-rows-spanned="2" office:value-type="string">
            <text:p text:style-name="P3">250</text:p>
          </table:table-cell>
          <table:table-cell table:style-name="Table3.A2" table:number-rows-spanned="2" office:value-type="string">
            <text:p text:style-name="P3">1250</text:p>
          </table:table-cell>
          <table:table-cell table:style-name="Table3.F2" table:number-rows-spanned="2" office:value-type="string">
            <text:p text:style-name="P3">2500</text:p>
          </table:table-cell>
        </table:table-row>
        <table:table-row table:style-name="Table3.2">
          <table:table-cell table:style-name="Table3.A2" office:value-type="string">
            <text:p text:style-name="P18">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4">28 672</text:p>
          </table:table-cell>
          <table:table-cell table:style-name="Table3.A2" office:value-type="string">
            <text:p text:style-name="P1">0.00979</text:p>
          </table:table-cell>
          <table:table-cell table:style-name="Table3.A2" office:value-type="string">
            <text:p text:style-name="P1">0.03741</text:p>
          </table:table-cell>
          <table:table-cell table:style-name="Table3.A2" office:value-type="string">
            <text:p text:style-name="P1">0.24574</text:p>
          </table:table-cell>
          <table:table-cell table:style-name="Table3.A2" office:value-type="string">
            <text:p text:style-name="P1">0.83372</text:p>
          </table:table-cell>
          <table:table-cell table:style-name="Table3.F2" office:value-type="string">
            <text:p text:style-name="P1">0.97563</text:p>
          </table:table-cell>
        </table:table-row>
        <table:table-row table:style-name="Table3.1">
          <table:table-cell table:style-name="Table3.A2" office:value-type="string">
            <text:p text:style-name="P4">57 344</text:p>
          </table:table-cell>
          <table:table-cell table:style-name="Table3.A2" office:value-type="string">
            <text:p text:style-name="P1">0.01900</text:p>
          </table:table-cell>
          <table:table-cell table:style-name="Table3.A2" office:value-type="string">
            <text:p text:style-name="P1">0.15572</text:p>
          </table:table-cell>
          <table:table-cell table:style-name="Table3.A2" office:value-type="string">
            <text:p text:style-name="P1">0.62989</text:p>
          </table:table-cell>
          <table:table-cell table:style-name="Table3.A2" office:value-type="string">
            <text:p text:style-name="P1">1.54874</text:p>
          </table:table-cell>
          <table:table-cell table:style-name="Table3.F2" office:value-type="string">
            <text:p text:style-name="P1">1.841378</text:p>
          </table:table-cell>
        </table:table-row>
        <table:table-row table:style-name="Table3.1">
          <table:table-cell table:style-name="Table3.A2" office:value-type="string">
            <text:p text:style-name="P4">114 688</text:p>
          </table:table-cell>
          <table:table-cell table:style-name="Table3.A2" office:value-type="string">
            <text:p text:style-name="P1">0.06656</text:p>
          </table:table-cell>
          <table:table-cell table:style-name="Table3.A2" office:value-type="string">
            <text:p text:style-name="P1">0.25433</text:p>
          </table:table-cell>
          <table:table-cell table:style-name="Table3.A2" office:value-type="string">
            <text:p text:style-name="P1">1.03714</text:p>
          </table:table-cell>
          <table:table-cell table:style-name="Table3.A2" office:value-type="string">
            <text:p text:style-name="P1">2.60710</text:p>
          </table:table-cell>
          <table:table-cell table:style-name="Table3.F2" office:value-type="string">
            <text:p text:style-name="P1">3.401647</text:p>
          </table:table-cell>
        </table:table-row>
        <table:table-row table:style-name="Table3.1">
          <table:table-cell table:style-name="Table3.A2" office:value-type="string">
            <text:p text:style-name="P4">229 376</text:p>
          </table:table-cell>
          <table:table-cell table:style-name="Table3.A2" office:value-type="string">
            <text:p text:style-name="P1">0.10751</text:p>
          </table:table-cell>
          <table:table-cell table:style-name="Table3.A2" office:value-type="string">
            <text:p text:style-name="P1">0.41367</text:p>
          </table:table-cell>
          <table:table-cell table:style-name="Table3.A2" office:value-type="string">
            <text:p text:style-name="P1">1.75686</text:p>
          </table:table-cell>
          <table:table-cell table:style-name="Table3.A2" office:value-type="string">
            <text:p text:style-name="P1">4.77662</text:p>
          </table:table-cell>
          <table:table-cell table:style-name="Table3.F2" office:value-type="string">
            <text:p text:style-name="P1">6.207149</text:p>
          </table:table-cell>
        </table:table-row>
        <table:table-row table:style-name="Table3.1">
          <table:table-cell table:style-name="Table3.A2" office:value-type="string">
            <text:p text:style-name="P4">458 752</text:p>
          </table:table-cell>
          <table:table-cell table:style-name="Table3.A2" office:value-type="string">
            <text:p text:style-name="P1">0.15137</text:p>
          </table:table-cell>
          <table:table-cell table:style-name="Table3.A2" office:value-type="string">
            <text:p text:style-name="P1">0.61408</text:p>
          </table:table-cell>
          <table:table-cell table:style-name="Table3.A2" office:value-type="string">
            <text:p text:style-name="P1">2.53014</text:p>
          </table:table-cell>
          <table:table-cell table:style-name="Table3.A2" office:value-type="string">
            <text:p text:style-name="P1">8.65790</text:p>
          </table:table-cell>
          <table:table-cell table:style-name="Table3.F2" office:value-type="string">
            <text:p text:style-name="P1">11.282693</text:p>
          </table:table-cell>
        </table:table-row>
      </table:table>
      <text:p text:style-name="Standard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4"><text:soft-page-break/><text:span text:style-name="T5">DEVICE COS MEASURES (EVENTS)</text:span></text:p>
      <text:p text:style-name="P20"/>
      <text:list xml:id="list6421955933446616030" text:style-name="L1">
        <text:list-item>
          <text:p text:style-name="P9">FUTURE</text:p>
        </text:list-item>
      </text:list>
      <text:p text:style-name="P21"/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P1"><text:span text:style-name="T1">FUTURE EVENT LOW PAR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17">M</text:p>
          </table:table-cell>
          <table:table-cell table:style-name="Table4.A2" table:number-rows-spanned="2" office:value-type="string">
            <text:p text:style-name="P3">10</text:p>
          </table:table-cell>
          <table:table-cell table:style-name="Table4.A2" table:number-rows-spanned="2" office:value-type="string">
            <text:p text:style-name="P3">50</text:p>
          </table:table-cell>
          <table:table-cell table:style-name="Table4.A2" table:number-rows-spanned="2" office:value-type="string">
            <text:p text:style-name="P3">250</text:p>
          </table:table-cell>
          <table:table-cell table:style-name="Table4.A2" table:number-rows-spanned="2" office:value-type="string">
            <text:p text:style-name="P3">1250</text:p>
          </table:table-cell>
          <table:table-cell table:style-name="Table4.F2" table:number-rows-spanned="2" office:value-type="string">
            <text:p text:style-name="P3">2500</text:p>
          </table:table-cell>
        </table:table-row>
        <table:table-row table:style-name="Table4.3">
          <table:table-cell table:style-name="Table4.A2" office:value-type="string">
            <text:p text:style-name="P18">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4">
          <table:table-cell table:style-name="Table4.A2" office:value-type="string">
            <text:p text:style-name="P4">28 672</text:p>
          </table:table-cell>
          <table:table-cell table:style-name="Table4.A2" office:value-type="string">
            <text:p text:style-name="P1">2.88919</text:p>
          </table:table-cell>
          <table:table-cell table:style-name="Table4.A2" office:value-type="string">
            <text:p text:style-name="P1">13.13288</text:p>
          </table:table-cell>
          <table:table-cell table:style-name="Table4.A2" office:value-type="string">
            <text:p text:style-name="P1">59.02628</text:p>
          </table:table-cell>
          <table:table-cell table:style-name="Table4.A2" office:value-type="string">
            <text:p text:style-name="P1">283.72436</text:p>
          </table:table-cell>
          <table:table-cell table:style-name="Table4.F2" office:value-type="string">
            <text:p text:style-name="P1">555.045</text:p>
          </table:table-cell>
        </table:table-row>
        <table:table-row table:style-name="Table4.5">
          <table:table-cell table:style-name="Table4.A2" office:value-type="string">
            <text:p text:style-name="P4">57 344</text:p>
          </table:table-cell>
          <table:table-cell table:style-name="Table4.A2" office:value-type="string">
            <text:p text:style-name="P1">13.50842</text:p>
          </table:table-cell>
          <table:table-cell table:style-name="Table4.A2" office:value-type="string">
            <text:p text:style-name="P1">47.67262</text:p>
          </table:table-cell>
          <table:table-cell table:style-name="Table4.A2" office:value-type="string">
            <text:p text:style-name="P1">225.08827</text:p>
          </table:table-cell>
          <table:table-cell table:style-name="Table4.A2" office:value-type="string">
            <text:p text:style-name="P1">1110.80727</text:p>
          </table:table-cell>
          <table:table-cell table:style-name="Table4.F2" office:value-type="string">
            <text:p text:style-name="P1">2215.54</text:p>
          </table:table-cell>
        </table:table-row>
        <table:table-row table:style-name="Table4.6">
          <table:table-cell table:style-name="Table4.A2" office:value-type="string">
            <text:p text:style-name="P4">114 688</text:p>
          </table:table-cell>
          <table:table-cell table:style-name="Table4.A2" office:value-type="string">
            <text:p text:style-name="P1">46.13869</text:p>
          </table:table-cell>
          <table:table-cell table:style-name="Table4.A2" office:value-type="string">
            <text:p text:style-name="P1">193.93863</text:p>
          </table:table-cell>
          <table:table-cell table:style-name="Table4.A2" office:value-type="string">
            <text:p text:style-name="P1">896.76772</text:p>
          </table:table-cell>
          <table:table-cell table:style-name="Table4.A2" office:value-type="string">
            <text:p text:style-name="P1">4437.920909</text:p>
          </table:table-cell>
          <table:table-cell table:style-name="Table4.F2" office:value-type="string">
            <text:p text:style-name="P1">8859.974545</text:p>
          </table:table-cell>
        </table:table-row>
        <table:table-row table:style-name="Table4.7">
          <table:table-cell table:style-name="Table4.A2" office:value-type="string">
            <text:p text:style-name="P4">229 376</text:p>
          </table:table-cell>
          <table:table-cell table:style-name="Table4.A2" office:value-type="string">
            <text:p text:style-name="P1">183.02172</text:p>
          </table:table-cell>
          <table:table-cell table:style-name="Table4.A2" office:value-type="string">
            <text:p text:style-name="P1">748.69681</text:p>
          </table:table-cell>
          <table:table-cell table:style-name="Table4.A2" office:value-type="string">
            <text:p text:style-name="P1">3578.92272</text:p>
          </table:table-cell>
          <table:table-cell table:style-name="Table4.A2" office:value-type="string">
            <text:p text:style-name="P1">17748.91818</text:p>
          </table:table-cell>
          <table:table-cell table:style-name="Table4.F2" office:value-type="string">
            <text:p text:style-name="P1">35438.08181</text:p>
          </table:table-cell>
        </table:table-row>
        <table:table-row table:style-name="Table4.8">
          <table:table-cell table:style-name="Table4.A2" office:value-type="string">
            <text:p text:style-name="P4">458 752</text:p>
          </table:table-cell>
          <table:table-cell table:style-name="Table4.A2" office:value-type="string">
            <text:p text:style-name="P1">704.095909</text:p>
          </table:table-cell>
          <table:table-cell table:style-name="Table4.A2" office:value-type="string">
            <text:p text:style-name="P1">2969.74636</text:p>
          </table:table-cell>
          <table:table-cell table:style-name="Table4.A2" office:value-type="string">
            <text:p text:style-name="P1">14300.50909</text:p>
          </table:table-cell>
          <table:table-cell table:style-name="Table4.A2" office:value-type="string">
            <text:p text:style-name="P1">70937.76363</text:p>
          </table:table-cell>
          <table:table-cell table:style-name="Table4.F2" office:value-type="string">
            <text:p text:style-name="P1">141745</text:p>
          </table:table-cell>
        </table:table-row>
      </table:table>
      <text:p text:style-name="Standard"/>
      <text:p text:style-name="P20"/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column table:style-name="Table5.F"/>
        <table:table-row table:style-name="Table5.1">
          <table:table-cell table:style-name="Table5.A1" table:number-columns-spanned="6" office:value-type="string">
            <text:p text:style-name="P19">FUTURE EVENT AV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17">M</text:p>
          </table:table-cell>
          <table:table-cell table:style-name="Table5.A2" table:number-rows-spanned="2" office:value-type="string">
            <text:p text:style-name="P3">10</text:p>
          </table:table-cell>
          <table:table-cell table:style-name="Table5.A2" table:number-rows-spanned="2" office:value-type="string">
            <text:p text:style-name="P3">50</text:p>
          </table:table-cell>
          <table:table-cell table:style-name="Table5.A2" table:number-rows-spanned="2" office:value-type="string">
            <text:p text:style-name="P3">250</text:p>
          </table:table-cell>
          <table:table-cell table:style-name="Table5.A2" table:number-rows-spanned="2" office:value-type="string">
            <text:p text:style-name="P3">1250</text:p>
          </table:table-cell>
          <table:table-cell table:style-name="Table5.F2" table:number-rows-spanned="2" office:value-type="string">
            <text:p text:style-name="P3">2500</text:p>
          </table:table-cell>
        </table:table-row>
        <table:table-row table:style-name="Table5.2">
          <table:table-cell table:style-name="Table5.A2" office:value-type="string">
            <text:p text:style-name="P18">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4">28 672</text:p>
          </table:table-cell>
          <table:table-cell table:style-name="Table5.B4" office:value-type="float" office:value="0.2211578182">
            <text:p text:style-name="P1">0.22116</text:p>
          </table:table-cell>
          <table:table-cell table:style-name="Table5.B4" office:value-type="float" office:value="0.2495214545">
            <text:p text:style-name="P1">0.24952</text:p>
          </table:table-cell>
          <table:table-cell table:style-name="Table5.B4" office:value-type="float" office:value="0.3149818182">
            <text:p text:style-name="P1">0.31498</text:p>
          </table:table-cell>
          <table:table-cell table:style-name="Table5.B4" office:value-type="float" office:value="0.6983418182">
            <text:p text:style-name="P1">0.69834</text:p>
          </table:table-cell>
          <table:table-cell table:style-name="Table5.F4" office:value-type="float" office:value="1.17096">
            <text:p text:style-name="P1">1.17096</text:p>
          </table:table-cell>
        </table:table-row>
        <table:table-row table:style-name="Table5.1">
          <table:table-cell table:style-name="Table5.A2" office:value-type="string">
            <text:p text:style-name="P4">57 344</text:p>
          </table:table-cell>
          <table:table-cell table:style-name="Table5.B4" office:value-type="float" office:value="0.6056087273">
            <text:p text:style-name="P1">0.60561</text:p>
          </table:table-cell>
          <table:table-cell table:style-name="Table5.B4" office:value-type="float" office:value="0.6961512727">
            <text:p text:style-name="P1">0.69615</text:p>
          </table:table-cell>
          <table:table-cell table:style-name="Table5.B4" office:value-type="float" office:value="0.9847134545">
            <text:p text:style-name="P1">0.98471</text:p>
          </table:table-cell>
          <table:table-cell table:style-name="Table5.B4" office:value-type="float" office:value="2.5675036364">
            <text:p text:style-name="P1">2.56750</text:p>
          </table:table-cell>
          <table:table-cell table:style-name="Table5.F4" office:value-type="float" office:value="4.5180563636">
            <text:p text:style-name="P1">4.51806</text:p>
          </table:table-cell>
        </table:table-row>
        <table:table-row table:style-name="Table5.1">
          <table:table-cell table:style-name="Table5.A2" office:value-type="string">
            <text:p text:style-name="P4">114 688</text:p>
          </table:table-cell>
          <table:table-cell table:style-name="Table5.B4" office:value-type="float" office:value="1.9578209091">
            <text:p text:style-name="P1">1.95782</text:p>
          </table:table-cell>
          <table:table-cell table:style-name="Table5.B4" office:value-type="float" office:value="2.2689390909">
            <text:p text:style-name="P1">2.26894</text:p>
          </table:table-cell>
          <table:table-cell table:style-name="Table5.B4" office:value-type="float" office:value="3.4359209091">
            <text:p text:style-name="P1">3.43592</text:p>
          </table:table-cell>
          <table:table-cell table:style-name="Table5.B4" office:value-type="float" office:value="9.5285372727">
            <text:p text:style-name="P1">9.52854</text:p>
          </table:table-cell>
          <table:table-cell table:style-name="Table5.F4" office:value-type="float" office:value="17.3645818182">
            <text:p text:style-name="P1">17.36458</text:p>
          </table:table-cell>
        </table:table-row>
        <table:table-row table:style-name="Table5.1">
          <table:table-cell table:style-name="Table5.A2" office:value-type="string">
            <text:p text:style-name="P4">229 376</text:p>
          </table:table-cell>
          <table:table-cell table:style-name="Table5.B4" office:value-type="float" office:value="6.9371663636">
            <text:p text:style-name="P1">6.93717</text:p>
          </table:table-cell>
          <table:table-cell table:style-name="Table5.B4" office:value-type="float" office:value="7.7237390909">
            <text:p text:style-name="P1">7.72374</text:p>
          </table:table-cell>
          <table:table-cell table:style-name="Table5.B4" office:value-type="float" office:value="12.9960818182">
            <text:p text:style-name="P1">12.99608</text:p>
          </table:table-cell>
          <table:table-cell table:style-name="Table5.B4" office:value-type="float" office:value="37.2671272727">
            <text:p text:style-name="P1">37.26713</text:p>
          </table:table-cell>
          <table:table-cell table:style-name="Table5.F4" office:value-type="float" office:value="67.9438454545">
            <text:p text:style-name="P1">67.94385</text:p>
          </table:table-cell>
        </table:table-row>
        <table:table-row table:style-name="Table5.1">
          <table:table-cell table:style-name="Table5.A2" office:value-type="string">
            <text:p text:style-name="P4">458 752</text:p>
          </table:table-cell>
          <table:table-cell table:style-name="Table5.B4" office:value-type="float" office:value="22.1406">
            <text:p text:style-name="P1">22.14060</text:p>
          </table:table-cell>
          <table:table-cell table:style-name="Table5.B4" office:value-type="float" office:value="26.0527727273">
            <text:p text:style-name="P1">26.05277</text:p>
          </table:table-cell>
          <table:table-cell table:style-name="Table5.B4" office:value-type="float" office:value="47.0220545455">
            <text:p text:style-name="P1">47.02205</text:p>
          </table:table-cell>
          <table:table-cell table:style-name="Table5.B4" office:value-type="float" office:value="152.3278181818">
            <text:p text:style-name="P1">152.32782</text:p>
          </table:table-cell>
          <table:table-cell table:style-name="Table5.F4" office:value-type="float" office:value="268.1432727273">
            <text:p text:style-name="P1">268.14327</text:p>
          </table:table-cell>
        </table:table-row>
      </table:table>
      <text:p text:style-name="Standard"/>
      <text:p text:style-name="P20"/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able:table-column table:style-name="Table6.E"/>
        <table:table-column table:style-name="Table6.F"/>
        <table:table-row table:style-name="Table6.1">
          <table:table-cell table:style-name="Table6.A1" table:number-columns-spanned="6" office:value-type="string">
            <text:p text:style-name="P19">FUTURE EVENT SPEEDUP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17">M</text:p>
          </table:table-cell>
          <table:table-cell table:style-name="Table6.B2" table:number-rows-spanned="2" office:value-type="string">
            <text:p text:style-name="P3">10</text:p>
          </table:table-cell>
          <table:table-cell table:style-name="Table6.C2" table:number-rows-spanned="2" office:value-type="string">
            <text:p text:style-name="P3">50</text:p>
          </table:table-cell>
          <table:table-cell table:style-name="Table6.D3" table:number-rows-spanned="2" office:value-type="string">
            <text:p text:style-name="P3">250</text:p>
          </table:table-cell>
          <table:table-cell table:style-name="Table6.E3" table:number-rows-spanned="2" office:value-type="string">
            <text:p text:style-name="P3">1250</text:p>
          </table:table-cell>
          <table:table-cell table:style-name="Table6.F3" table:number-rows-spanned="2" office:value-type="string">
            <text:p text:style-name="P3">2500</text:p>
          </table:table-cell>
        </table:table-row>
        <table:table-row table:style-name="Table6.3">
          <table:table-cell table:style-name="Table6.A4" office:value-type="string">
            <text:p text:style-name="P18">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4">
          <table:table-cell table:style-name="Table6.A4" office:value-type="string">
            <text:p text:style-name="P4">28 672</text:p>
          </table:table-cell>
          <table:table-cell table:style-name="Table6.B4" office:value-type="float" office:value="13.0639411757">
            <text:p text:style-name="P1">13.06394</text:p>
          </table:table-cell>
          <table:table-cell table:style-name="Table6.C4" office:value-type="float" office:value="52.6322750166">
            <text:p text:style-name="P1">52.63228</text:p>
          </table:table-cell>
          <table:table-cell table:style-name="Table6.D4" office:value-type="float" office:value="187.3958381436">
            <text:p text:style-name="P1">187.39584</text:p>
          </table:table-cell>
          <table:table-cell table:style-name="Table6.E4" office:value-type="float" office:value="406.2829351607">
            <text:p text:style-name="P1">406.28294</text:p>
          </table:table-cell>
          <table:table-cell table:style-name="Table6.F4" office:value-type="float" office:value="474.0085058414">
            <text:p text:style-name="P1">474.00851</text:p>
          </table:table-cell>
        </table:table-row>
        <table:table-row table:style-name="Table6.5">
          <table:table-cell table:style-name="Table6.A5" office:value-type="string">
            <text:p text:style-name="P4">57 344</text:p>
          </table:table-cell>
          <table:table-cell table:style-name="Table6.B5" office:value-type="float" office:value="22.3055360076">
            <text:p text:style-name="P1">22.30554</text:p>
          </table:table-cell>
          <table:table-cell table:style-name="Table6.C5" office:value-type="float" office:value="68.4802702234">
            <text:p text:style-name="P1">68.48027</text:p>
          </table:table-cell>
          <table:table-cell table:style-name="Table6.D5" office:value-type="float" office:value="228.5825096512">
            <text:p text:style-name="P1">228.58251</text:p>
          </table:table-cell>
          <table:table-cell table:style-name="Table6.E5" office:value-type="float" office:value="432.6409735102">
            <text:p text:style-name="P1">432.64097</text:p>
          </table:table-cell>
          <table:table-cell table:style-name="Table6.F5" office:value-type="float" office:value="490.3745818294">
            <text:p text:style-name="P1">490.37458</text:p>
          </table:table-cell>
        </table:table-row>
        <table:table-row table:style-name="Table6.6">
          <table:table-cell table:style-name="Table6.A6" office:value-type="string">
            <text:p text:style-name="P4">114 688</text:p>
          </table:table-cell>
          <table:table-cell table:style-name="Table6.B6" office:value-type="float" office:value="23.5663490439">
            <text:p text:style-name="P1">23.56635</text:p>
          </table:table-cell>
          <table:table-cell table:style-name="Table6.C6" office:value-type="float" office:value="85.4754705143">
            <text:p text:style-name="P1">85.47547</text:p>
          </table:table-cell>
          <table:table-cell table:style-name="Table6.D6" office:value-type="float" office:value="260.9977793435">
            <text:p text:style-name="P1">260.99778</text:p>
          </table:table-cell>
          <table:table-cell table:style-name="Table6.E6" office:value-type="float" office:value="465.7504905599">
            <text:p text:style-name="P1">465.75049</text:p>
          </table:table-cell>
          <table:table-cell table:style-name="Table6.F6" office:value-type="float" office:value="510.2325318412">
            <text:p text:style-name="P1">510.23253</text:p>
          </table:table-cell>
        </table:table-row>
        <table:table-row table:style-name="Table6.7">
          <table:table-cell table:style-name="Table6.A7" office:value-type="string">
            <text:p text:style-name="P4">229 376</text:p>
          </table:table-cell>
          <table:table-cell table:style-name="Table6.B7" office:value-type="float" office:value="26.3827790309">
            <text:p text:style-name="P1">26.38278</text:p>
          </table:table-cell>
          <table:table-cell table:style-name="Table6.C7" office:value-type="float" office:value="96.9345040491">
            <text:p text:style-name="P1">96.93450</text:p>
          </table:table-cell>
          <table:table-cell table:style-name="Table6.D7" office:value-type="float" office:value="275.3847488299">
            <text:p text:style-name="P1">275.38475</text:p>
          </table:table-cell>
          <table:table-cell table:style-name="Table6.E7" office:value-type="float" office:value="476.2620432728">
            <text:p text:style-name="P1">476.26204</text:p>
          </table:table-cell>
          <table:table-cell table:style-name="Table6.F7" office:value-type="float" office:value="521.578983072">
            <text:p text:style-name="P1">521.57898</text:p>
          </table:table-cell>
        </table:table-row>
        <table:table-row table:style-name="Table6.8">
          <table:table-cell table:style-name="Table6.A8" office:value-type="string">
            <text:p text:style-name="P4">458 752</text:p>
          </table:table-cell>
          <table:table-cell table:style-name="Table6.B8" office:value-type="float" office:value="31.8011214281">
            <text:p text:style-name="P1">31.80112</text:p>
          </table:table-cell>
          <table:table-cell table:style-name="Table6.C8" office:value-type="float" office:value="113.989646888">
            <text:p text:style-name="P1">113.98965</text:p>
          </table:table-cell>
          <table:table-cell table:style-name="Table6.D8" office:value-type="float" office:value="304.1234422687">
            <text:p text:style-name="P1">304.12344</text:p>
          </table:table-cell>
          <table:table-cell table:style-name="Table6.E8" office:value-type="float" office:value="465.6914572996">
            <text:p text:style-name="P1">465.69146</text:p>
          </table:table-cell>
          <table:table-cell table:style-name="Table6.F8" office:value-type="float" office:value="528.6166554108">
            <text:p text:style-name="P1">528.61666</text:p>
          </table:table-cell>
        </table:table-row>
      </table:table>
      <text:p text:style-name="Standard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5754405394037994887" text:style-name="L2">
        <text:list-item>
          <text:p text:style-name="P25"><text:soft-page-break/><text:span text:style-name="T4">STREAM</text:span></text:p>
        </text:list-item>
      </text:list>
      <text:p text:style-name="P20"/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able:table-column table:style-name="Table7.E"/>
        <table:table-column table:style-name="Table7.F"/>
        <table:table-row table:style-name="Table7.1">
          <table:table-cell table:style-name="Table7.A1" table:number-columns-spanned="6" office:value-type="string">
            <text:p text:style-name="P1"><text:span text:style-name="T1">STREAM EVENT LOW PAR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2">
          <table:table-cell table:style-name="Table7.A2" office:value-type="string">
            <text:p text:style-name="P17">M</text:p>
          </table:table-cell>
          <table:table-cell table:style-name="Table7.A2" table:number-rows-spanned="2" office:value-type="string">
            <text:p text:style-name="P3">10</text:p>
          </table:table-cell>
          <table:table-cell table:style-name="Table7.A2" table:number-rows-spanned="2" office:value-type="string">
            <text:p text:style-name="P3">50</text:p>
          </table:table-cell>
          <table:table-cell table:style-name="Table7.A2" table:number-rows-spanned="2" office:value-type="string">
            <text:p text:style-name="P3">250</text:p>
          </table:table-cell>
          <table:table-cell table:style-name="Table7.A2" table:number-rows-spanned="2" office:value-type="string">
            <text:p text:style-name="P3">1250</text:p>
          </table:table-cell>
          <table:table-cell table:style-name="Table7.F2" table:number-rows-spanned="2" office:value-type="string">
            <text:p text:style-name="P3">2500</text:p>
          </table:table-cell>
        </table:table-row>
        <table:table-row table:style-name="Table7.3">
          <table:table-cell table:style-name="Table7.A2" office:value-type="string">
            <text:p text:style-name="P18">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4">
          <table:table-cell table:style-name="Table7.A2" office:value-type="string">
            <text:p text:style-name="P4">28 672</text:p>
          </table:table-cell>
          <table:table-cell table:style-name="Table7.B4" office:value-type="float" office:value="2.8921809091">
            <text:p text:style-name="P1">2.89218</text:p>
          </table:table-cell>
          <table:table-cell table:style-name="Table7.B4" office:value-type="float" office:value="13.8956181818">
            <text:p text:style-name="P1">13.89562</text:p>
          </table:table-cell>
          <table:table-cell table:style-name="Table7.B4" office:value-type="float" office:value="58.6392272727">
            <text:p text:style-name="P1">58.63923</text:p>
          </table:table-cell>
          <table:table-cell table:style-name="Table7.B4" office:value-type="float" office:value="287.4153636364">
            <text:p text:style-name="P1">287.41536</text:p>
          </table:table-cell>
          <table:table-cell table:style-name="Table7.F4" office:value-type="float" office:value="554.1008181818">
            <text:p text:style-name="P1">554.10082</text:p>
          </table:table-cell>
        </table:table-row>
        <table:table-row table:style-name="Table7.5">
          <table:table-cell table:style-name="Table7.A2" office:value-type="string">
            <text:p text:style-name="P4">57 344</text:p>
          </table:table-cell>
          <table:table-cell table:style-name="Table7.B4" office:value-type="float" office:value="11.1822818182">
            <text:p text:style-name="P1">11.18228</text:p>
          </table:table-cell>
          <table:table-cell table:style-name="Table7.B4" office:value-type="float" office:value="46.6687181818">
            <text:p text:style-name="P1">46.66872</text:p>
          </table:table-cell>
          <table:table-cell table:style-name="Table7.B4" office:value-type="float" office:value="224.1165454545">
            <text:p text:style-name="P1">224.11655</text:p>
          </table:table-cell>
          <table:table-cell table:style-name="Table7.B4" office:value-type="float" office:value="1109.0236363636">
            <text:p text:style-name="P1">1109.02364</text:p>
          </table:table-cell>
          <table:table-cell table:style-name="Table7.F4" office:value-type="float" office:value="2215.1927272727">
            <text:p text:style-name="P1">2215.19273</text:p>
          </table:table-cell>
        </table:table-row>
        <table:table-row table:style-name="Table7.6">
          <table:table-cell table:style-name="Table7.A2" office:value-type="string">
            <text:p text:style-name="P4">114 688</text:p>
          </table:table-cell>
          <table:table-cell table:style-name="Table7.B4" office:value-type="float" office:value="48.7942818182">
            <text:p text:style-name="P1">48.79428</text:p>
          </table:table-cell>
          <table:table-cell table:style-name="Table7.B4" office:value-type="float" office:value="188.472">
            <text:p text:style-name="P1">188.47200</text:p>
          </table:table-cell>
          <table:table-cell table:style-name="Table7.B4" office:value-type="float" office:value="896.4876363636">
            <text:p text:style-name="P1">896.48764</text:p>
          </table:table-cell>
          <table:table-cell table:style-name="Table7.B4" office:value-type="float" office:value="4435.3181818182">
            <text:p text:style-name="P1">4435.31818</text:p>
          </table:table-cell>
          <table:table-cell table:style-name="Table7.F4" office:value-type="float" office:value="8861.6709090909">
            <text:p text:style-name="P1">8861.67091</text:p>
          </table:table-cell>
        </table:table-row>
        <table:table-row table:style-name="Table7.7">
          <table:table-cell table:style-name="Table7.A2" office:value-type="string">
            <text:p text:style-name="P4">229 376</text:p>
          </table:table-cell>
          <table:table-cell table:style-name="Table7.B4" office:value-type="float" office:value="186.5881818182">
            <text:p text:style-name="P1">186.58818</text:p>
          </table:table-cell>
          <table:table-cell table:style-name="Table7.B4" office:value-type="float" office:value="746.4793636364">
            <text:p text:style-name="P1">746.47936</text:p>
          </table:table-cell>
          <table:table-cell table:style-name="Table7.B4" office:value-type="float" office:value="3577.8881818182">
            <text:p text:style-name="P1">3577.88818</text:p>
          </table:table-cell>
          <table:table-cell table:style-name="Table7.B4" office:value-type="float" office:value="17735.9454545455">
            <text:p text:style-name="P1">17735.94545</text:p>
          </table:table-cell>
          <table:table-cell table:style-name="Table7.F4" office:value-type="float" office:value="35439.3090909091">
            <text:p text:style-name="P1">35439.30909</text:p>
          </table:table-cell>
        </table:table-row>
        <table:table-row table:style-name="Table7.8">
          <table:table-cell table:style-name="Table7.A2" office:value-type="string">
            <text:p text:style-name="P4">458 752</text:p>
          </table:table-cell>
          <table:table-cell table:style-name="Table7.B4" office:value-type="float" office:value="710.5177272727">
            <text:p text:style-name="P1">710.51773</text:p>
          </table:table-cell>
          <table:table-cell table:style-name="Table7.B4" office:value-type="float" office:value="2969.1090909091">
            <text:p text:style-name="P1">2969.10909</text:p>
          </table:table-cell>
          <table:table-cell table:style-name="Table7.B4" office:value-type="float" office:value="14295.6181818182">
            <text:p text:style-name="P1">14295.61818</text:p>
          </table:table-cell>
          <table:table-cell table:style-name="Table7.B4" office:value-type="float" office:value="70927.2272727273">
            <text:p text:style-name="P1">70927.22727</text:p>
          </table:table-cell>
          <table:table-cell table:style-name="Table7.F4" office:value-type="float" office:value="141721.727272727">
            <text:p text:style-name="P1">141721.72727</text:p>
          </table:table-cell>
        </table:table-row>
      </table:table>
      <text:p text:style-name="Standard"/>
      <text:p text:style-name="P20"/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column table:style-name="Table8.E"/>
        <table:table-column table:style-name="Table8.F"/>
        <table:table-row table:style-name="Table8.1">
          <table:table-cell table:style-name="Table8.A1" table:number-columns-spanned="6" office:value-type="string">
            <text:p text:style-name="P1"><text:span text:style-name="T1">STREAM EVENT AVG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17">M</text:p>
          </table:table-cell>
          <table:table-cell table:style-name="Table8.A2" table:number-rows-spanned="2" office:value-type="string">
            <text:p text:style-name="P3">10</text:p>
          </table:table-cell>
          <table:table-cell table:style-name="Table8.A2" table:number-rows-spanned="2" office:value-type="string">
            <text:p text:style-name="P3">50</text:p>
          </table:table-cell>
          <table:table-cell table:style-name="Table8.A2" table:number-rows-spanned="2" office:value-type="string">
            <text:p text:style-name="P3">250</text:p>
          </table:table-cell>
          <table:table-cell table:style-name="Table8.A2" table:number-rows-spanned="2" office:value-type="string">
            <text:p text:style-name="P3">1250</text:p>
          </table:table-cell>
          <table:table-cell table:style-name="Table8.F2" table:number-rows-spanned="2" office:value-type="string">
            <text:p text:style-name="P3">2500</text:p>
          </table:table-cell>
        </table:table-row>
        <table:table-row table:style-name="Table8.3">
          <table:table-cell table:style-name="Table8.A2" office:value-type="string">
            <text:p text:style-name="P18">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4">
          <table:table-cell table:style-name="Table8.A2" office:value-type="string">
            <text:p text:style-name="P4">28 672</text:p>
          </table:table-cell>
          <table:table-cell table:style-name="Table8.B4" office:value-type="float" office:value="0.2872">
            <text:p text:style-name="P1">0.28720</text:p>
          </table:table-cell>
          <table:table-cell table:style-name="Table8.B4" office:value-type="float" office:value="0.2994792727">
            <text:p text:style-name="P1">0.29948</text:p>
          </table:table-cell>
          <table:table-cell table:style-name="Table8.B4" office:value-type="float" office:value="0.3612712727">
            <text:p text:style-name="P1">0.36127</text:p>
          </table:table-cell>
          <table:table-cell table:style-name="Table8.B4" office:value-type="float" office:value="0.7649629091">
            <text:p text:style-name="P1">0.76496</text:p>
          </table:table-cell>
          <table:table-cell table:style-name="Table8.F4" office:value-type="float" office:value="1.2170663636">
            <text:p text:style-name="P1">1.21707</text:p>
          </table:table-cell>
        </table:table-row>
        <table:table-row table:style-name="Table8.5">
          <table:table-cell table:style-name="Table8.A2" office:value-type="string">
            <text:p text:style-name="P4">57 344</text:p>
          </table:table-cell>
          <table:table-cell table:style-name="Table8.B4" office:value-type="float" office:value="0.7103447273">
            <text:p text:style-name="P1">0.71034</text:p>
          </table:table-cell>
          <table:table-cell table:style-name="Table8.B4" office:value-type="float" office:value="0.7695534545">
            <text:p text:style-name="P1">0.76955</text:p>
          </table:table-cell>
          <table:table-cell table:style-name="Table8.B4" office:value-type="float" office:value="1.0942090909">
            <text:p text:style-name="P1">1.09421</text:p>
          </table:table-cell>
          <table:table-cell table:style-name="Table8.B4" office:value-type="float" office:value="2.6395836364">
            <text:p text:style-name="P1">2.63958</text:p>
          </table:table-cell>
          <table:table-cell table:style-name="Table8.F4" office:value-type="float" office:value="4.5763436364">
            <text:p text:style-name="P1">4.57634</text:p>
          </table:table-cell>
        </table:table-row>
        <table:table-row table:style-name="Table8.6">
          <table:table-cell table:style-name="Table8.A2" office:value-type="string">
            <text:p text:style-name="P4">114 688</text:p>
          </table:table-cell>
          <table:table-cell table:style-name="Table8.B4" office:value-type="float" office:value="2.0733063636">
            <text:p text:style-name="P1">2.07331</text:p>
          </table:table-cell>
          <table:table-cell table:style-name="Table8.B4" office:value-type="float" office:value="2.3027836364">
            <text:p text:style-name="P1">2.30278</text:p>
          </table:table-cell>
          <table:table-cell table:style-name="Table8.B4" office:value-type="float" office:value="3.50759">
            <text:p text:style-name="P1">3.50759</text:p>
          </table:table-cell>
          <table:table-cell table:style-name="Table8.B4" office:value-type="float" office:value="9.6336909091">
            <text:p text:style-name="P1">9.63369</text:p>
          </table:table-cell>
          <table:table-cell table:style-name="Table8.F4" office:value-type="float" office:value="17.2177636364">
            <text:p text:style-name="P1">17.21776</text:p>
          </table:table-cell>
        </table:table-row>
        <table:table-row table:style-name="Table8.7">
          <table:table-cell table:style-name="Table8.A2" office:value-type="string">
            <text:p text:style-name="P4">229 376</text:p>
          </table:table-cell>
          <table:table-cell table:style-name="Table8.B4" office:value-type="float" office:value="6.5267890909">
            <text:p text:style-name="P1">6.52679</text:p>
          </table:table-cell>
          <table:table-cell table:style-name="Table8.B4" office:value-type="float" office:value="7.5928036364">
            <text:p text:style-name="P1">7.59280</text:p>
          </table:table-cell>
          <table:table-cell table:style-name="Table8.B4" office:value-type="float" office:value="12.6202181818">
            <text:p text:style-name="P1">12.62022</text:p>
          </table:table-cell>
          <table:table-cell table:style-name="Table8.B4" office:value-type="float" office:value="36.8355272727">
            <text:p text:style-name="P1">36.83553</text:p>
          </table:table-cell>
          <table:table-cell table:style-name="Table8.F4" office:value-type="float" office:value="66.9708090909">
            <text:p text:style-name="P1">66.97081</text:p>
          </table:table-cell>
        </table:table-row>
        <table:table-row table:style-name="Table8.8">
          <table:table-cell table:style-name="Table8.A2" office:value-type="string">
            <text:p text:style-name="P4">458 752</text:p>
          </table:table-cell>
          <table:table-cell table:style-name="Table8.B4" office:value-type="float" office:value="19.1571818182">
            <text:p text:style-name="P1">19.15718</text:p>
          </table:table-cell>
          <table:table-cell table:style-name="Table8.B4" office:value-type="float" office:value="23.5844272727">
            <text:p text:style-name="P1">23.58443</text:p>
          </table:table-cell>
          <table:table-cell table:style-name="Table8.B4" office:value-type="float" office:value="44.1678454545">
            <text:p text:style-name="P1">44.16785</text:p>
          </table:table-cell>
          <table:table-cell table:style-name="Table8.B4" office:value-type="float" office:value="146.6696363636">
            <text:p text:style-name="P1">146.66964</text:p>
          </table:table-cell>
          <table:table-cell table:style-name="Table8.F4" office:value-type="float" office:value="263.9181818182">
            <text:p text:style-name="P1">263.91818</text:p>
          </table:table-cell>
        </table:table-row>
      </table:table>
      <text:p text:style-name="Standard"/>
      <text:p text:style-name="P20"/>
      <table:table table:name="Table9" table:style-name="Table9">
        <table:table-column table:style-name="Table9.A"/>
        <table:table-column table:style-name="Table9.B"/>
        <table:table-column table:style-name="Table9.C" table:number-columns-repeated="2"/>
        <table:table-column table:style-name="Table9.E"/>
        <table:table-column table:style-name="Table9.F"/>
        <table:table-row table:style-name="Table9.1">
          <table:table-cell table:style-name="Table9.A1" table:number-columns-spanned="6" office:value-type="string">
            <text:p text:style-name="P1"><text:span text:style-name="T1">STREAM EVENT SPEEDUP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2">
          <table:table-cell table:style-name="Table9.A2" office:value-type="string">
            <text:p text:style-name="P17">M</text:p>
          </table:table-cell>
          <table:table-cell table:style-name="Table9.A2" table:number-rows-spanned="2" office:value-type="string">
            <text:p text:style-name="P3">10</text:p>
          </table:table-cell>
          <table:table-cell table:style-name="Table9.A2" table:number-rows-spanned="2" office:value-type="string">
            <text:p text:style-name="P3">50</text:p>
          </table:table-cell>
          <table:table-cell table:style-name="Table9.A2" table:number-rows-spanned="2" office:value-type="string">
            <text:p text:style-name="P3">250</text:p>
          </table:table-cell>
          <table:table-cell table:style-name="Table9.A2" table:number-rows-spanned="2" office:value-type="string">
            <text:p text:style-name="P3">1250</text:p>
          </table:table-cell>
          <table:table-cell table:style-name="Table9.F2" table:number-rows-spanned="2" office:value-type="string">
            <text:p text:style-name="P3">2500</text:p>
          </table:table-cell>
        </table:table-row>
        <table:table-row table:style-name="Table9.3">
          <table:table-cell table:style-name="Table9.A2" office:value-type="string">
            <text:p text:style-name="P18">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4">
          <table:table-cell table:style-name="Table9.A2" office:value-type="string">
            <text:p text:style-name="P4">28 672</text:p>
          </table:table-cell>
          <table:table-cell table:style-name="Table9.B4" office:value-type="float" office:value="1.5873479002">
            <text:p text:style-name="P1">1.58735</text:p>
          </table:table-cell>
          <table:table-cell table:style-name="Table9.B4" office:value-type="float" office:value="1.6178644936">
            <text:p text:style-name="P1">1.61786</text:p>
          </table:table-cell>
          <table:table-cell table:style-name="Table9.B4" office:value-type="float" office:value="1.8751569081">
            <text:p text:style-name="P1">1.87516</text:p>
          </table:table-cell>
          <table:table-cell table:style-name="Table9.B4" office:value-type="float" office:value="2.9456547803">
            <text:p text:style-name="P1">2.94565</text:p>
          </table:table-cell>
          <table:table-cell table:style-name="Table9.F4" office:value-type="float" office:value="4.135350055">
            <text:p text:style-name="P1">4.13535</text:p>
          </table:table-cell>
        </table:table-row>
        <table:table-row table:style-name="Table9.5">
          <table:table-cell table:style-name="Table9.A2" office:value-type="string">
            <text:p text:style-name="P4">57 344</text:p>
          </table:table-cell>
          <table:table-cell table:style-name="Table9.B4" office:value-type="float" office:value="1.6002500039">
            <text:p text:style-name="P1">1.60025</text:p>
          </table:table-cell>
          <table:table-cell table:style-name="Table9.B4" office:value-type="float" office:value="1.8744219919">
            <text:p text:style-name="P1">1.87442</text:p>
          </table:table-cell>
          <table:table-cell table:style-name="Table9.B4" office:value-type="float" office:value="2.4976348903">
            <text:p text:style-name="P1">2.49763</text:p>
          </table:table-cell>
          <table:table-cell table:style-name="Table9.B4" office:value-type="float" office:value="6.3814231077">
            <text:p text:style-name="P1">6.38142</text:p>
          </table:table-cell>
          <table:table-cell table:style-name="Table9.F4" office:value-type="float" office:value="11.1127697329">
            <text:p text:style-name="P1">11.11277</text:p>
          </table:table-cell>
        </table:table-row>
        <table:table-row table:style-name="Table9.6">
          <table:table-cell table:style-name="Table9.A2" office:value-type="string">
            <text:p text:style-name="P4">114 688</text:p>
          </table:table-cell>
          <table:table-cell table:style-name="Table9.B4" office:value-type="float" office:value="1.6001903278">
            <text:p text:style-name="P1">1.60019</text:p>
          </table:table-cell>
          <table:table-cell table:style-name="Table9.B4" office:value-type="float" office:value="2.2290159282">
            <text:p text:style-name="P1">2.22902</text:p>
          </table:table-cell>
          <table:table-cell table:style-name="Table9.B4" office:value-type="float" office:value="5.1484721611">
            <text:p text:style-name="P1">5.14847</text:p>
          </table:table-cell>
          <table:table-cell table:style-name="Table9.B4" office:value-type="float" office:value="19.1034748701">
            <text:p text:style-name="P1">19.10347</text:p>
          </table:table-cell>
          <table:table-cell table:style-name="Table9.F4" office:value-type="float" office:value="35.3871529468">
            <text:p text:style-name="P1">35.38715</text:p>
          </table:table-cell>
        </table:table-row>
        <table:table-row table:style-name="Table9.7">
          <table:table-cell table:style-name="Table9.A2" office:value-type="string">
            <text:p text:style-name="P4">229 376</text:p>
          </table:table-cell>
          <table:table-cell table:style-name="Table9.B4" office:value-type="float" office:value="1.874894697">
            <text:p text:style-name="P1">1.87489</text:p>
          </table:table-cell>
          <table:table-cell table:style-name="Table9.B4" office:value-type="float" office:value="3.678102268">
            <text:p text:style-name="P1">3.67810</text:p>
          </table:table-cell>
          <table:table-cell table:style-name="Table9.B4" office:value-type="float" office:value="12.5284568011">
            <text:p text:style-name="P1">12.52846</text:p>
          </table:table-cell>
          <table:table-cell table:style-name="Table9.B4" office:value-type="float" office:value="54.0504658164">
            <text:p text:style-name="P1">54.05047</text:p>
          </table:table-cell>
          <table:table-cell table:style-name="Table9.F4" office:value-type="float" office:value="96.8083319624">
            <text:p text:style-name="P1">96.80833</text:p>
          </table:table-cell>
        </table:table-row>
        <table:table-row table:style-name="Table9.8">
          <table:table-cell table:style-name="Table9.A2" office:value-type="string">
            <text:p text:style-name="P4">458 752</text:p>
          </table:table-cell>
          <table:table-cell table:style-name="Table9.B4" office:value-type="float" office:value="2.017253559">
            <text:p text:style-name="P1">2.01725</text:p>
          </table:table-cell>
          <table:table-cell table:style-name="Table9.B4" office:value-type="float" office:value="6.1065438198">
            <text:p text:style-name="P1">6.10654</text:p>
          </table:table-cell>
          <table:table-cell table:style-name="Table9.B4" office:value-type="float" office:value="25.5916470232">
            <text:p text:style-name="P1">25.59165</text:p>
          </table:table-cell>
          <table:table-cell table:style-name="Table9.B4" office:value-type="float" office:value="105.5394712147">
            <text:p text:style-name="P1">105.53947</text:p>
          </table:table-cell>
          <table:table-cell table:style-name="Table9.F4" office:value-type="float" office:value="176.0598898083">
            <text:p text:style-name="P1">176.05989</text:p>
          </table:table-cell>
        </table:table-row>
      </table:table>
      <text:p text:style-name="Standard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5079453026605381253" text:style-name="L3">
        <text:list-item>
          <text:p text:style-name="P26"><text:soft-page-break/><text:span text:style-name="T3">MANAGED<text:line-break/></text:span></text:p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column table:style-name="Table10.F"/>
        <table:table-row table:style-name="Table10.1">
          <table:table-cell table:style-name="Table10.A1" table:number-columns-spanned="6" office:value-type="string">
            <text:p text:style-name="P1"><text:span text:style-name="T1">MANAGED EVENT LOW PAR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17">M</text:p>
          </table:table-cell>
          <table:table-cell table:style-name="Table10.A2" table:number-rows-spanned="2" office:value-type="string">
            <text:p text:style-name="P3">10</text:p>
          </table:table-cell>
          <table:table-cell table:style-name="Table10.A2" table:number-rows-spanned="2" office:value-type="string">
            <text:p text:style-name="P3">50</text:p>
          </table:table-cell>
          <table:table-cell table:style-name="Table10.A2" table:number-rows-spanned="2" office:value-type="string">
            <text:p text:style-name="P3">250</text:p>
          </table:table-cell>
          <table:table-cell table:style-name="Table10.A2" table:number-rows-spanned="2" office:value-type="string">
            <text:p text:style-name="P3">1250</text:p>
          </table:table-cell>
          <table:table-cell table:style-name="Table10.F2" table:number-rows-spanned="2" office:value-type="string">
            <text:p text:style-name="P3">2500</text:p>
          </table:table-cell>
        </table:table-row>
        <table:table-row table:style-name="Table10.3">
          <table:table-cell table:style-name="Table10.A2" office:value-type="string">
            <text:p text:style-name="P18">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4">
          <table:table-cell table:style-name="Table10.A2" office:value-type="string">
            <text:p text:style-name="P4">28 672</text:p>
          </table:table-cell>
          <table:table-cell table:style-name="Table10.B4" office:value-type="float" office:value="14.17135">
            <text:p text:style-name="P1">14.17135</text:p>
          </table:table-cell>
          <table:table-cell table:style-name="Table10.B4" office:value-type="float" office:value="23.0852727273">
            <text:p text:style-name="P1">23.08527</text:p>
          </table:table-cell>
          <table:table-cell table:style-name="Table10.B4" office:value-type="float" office:value="67.3424909091">
            <text:p text:style-name="P1">67.34249</text:p>
          </table:table-cell>
          <table:table-cell table:style-name="Table10.B4" office:value-type="float" office:value="288.5661818182">
            <text:p text:style-name="P1">288.56618</text:p>
          </table:table-cell>
          <table:table-cell table:style-name="Table10.F4" office:value-type="float" office:value="565.1154545455">
            <text:p text:style-name="P1">565.11545</text:p>
          </table:table-cell>
        </table:table-row>
        <table:table-row table:style-name="Table10.5">
          <table:table-cell table:style-name="Table10.A2" office:value-type="string">
            <text:p text:style-name="P4">57 344</text:p>
          </table:table-cell>
          <table:table-cell table:style-name="Table10.B4" office:value-type="float" office:value="22.4402636364">
            <text:p text:style-name="P1">22.44026</text:p>
          </table:table-cell>
          <table:table-cell table:style-name="Table10.B4" office:value-type="float" office:value="57.8228363636">
            <text:p text:style-name="P1">57.82284</text:p>
          </table:table-cell>
          <table:table-cell table:style-name="Table10.B4" office:value-type="float" office:value="234.8510909091">
            <text:p text:style-name="P1">234.85109</text:p>
          </table:table-cell>
          <table:table-cell table:style-name="Table10.B4" office:value-type="float" office:value="1120.0145454546">
            <text:p text:style-name="P1">1120.01455</text:p>
          </table:table-cell>
          <table:table-cell table:style-name="Table10.F4" office:value-type="float" office:value="2226.2772727273">
            <text:p text:style-name="P1">2226.27727</text:p>
          </table:table-cell>
        </table:table-row>
        <table:table-row table:style-name="Table10.6">
          <table:table-cell table:style-name="Table10.A2" office:value-type="string">
            <text:p text:style-name="P4">114 688</text:p>
          </table:table-cell>
          <table:table-cell table:style-name="Table10.B4" office:value-type="float" office:value="56.0824545455">
            <text:p text:style-name="P1">56.08245</text:p>
          </table:table-cell>
          <table:table-cell table:style-name="Table10.B4" office:value-type="float" office:value="197.4144545455">
            <text:p text:style-name="P1">197.41445</text:p>
          </table:table-cell>
          <table:table-cell table:style-name="Table10.B4" office:value-type="float" office:value="905.7980909091">
            <text:p text:style-name="P1">905.79809</text:p>
          </table:table-cell>
          <table:table-cell table:style-name="Table10.B4" office:value-type="float" office:value="4445.6418181818">
            <text:p text:style-name="P1">4445.64182</text:p>
          </table:table-cell>
          <table:table-cell table:style-name="Table10.F4" office:value-type="float" office:value="8870.5463636364">
            <text:p text:style-name="P1">8870.54636</text:p>
          </table:table-cell>
        </table:table-row>
        <table:table-row table:style-name="Table10.7">
          <table:table-cell table:style-name="Table10.A2" office:value-type="string">
            <text:p text:style-name="P4">229 376</text:p>
          </table:table-cell>
          <table:table-cell table:style-name="Table10.B4" office:value-type="float" office:value="186.8035454545">
            <text:p text:style-name="P1">186.80355</text:p>
          </table:table-cell>
          <table:table-cell table:style-name="Table10.B4" office:value-type="float" office:value="753.5022727273">
            <text:p text:style-name="P1">753.50227</text:p>
          </table:table-cell>
          <table:table-cell table:style-name="Table10.B4" office:value-type="float" office:value="3585.9436363636">
            <text:p text:style-name="P1">3585.94364</text:p>
          </table:table-cell>
          <table:table-cell table:style-name="Table10.B4" office:value-type="float" office:value="17745.5909090909">
            <text:p text:style-name="P1">17745.59091</text:p>
          </table:table-cell>
          <table:table-cell table:style-name="Table10.F4" office:value-type="float" office:value="35444.7818181818">
            <text:p text:style-name="P1">35444.78182</text:p>
          </table:table-cell>
        </table:table-row>
        <table:table-row table:style-name="Table10.8">
          <table:table-cell table:style-name="Table10.A2" office:value-type="string">
            <text:p text:style-name="P4">458 752</text:p>
          </table:table-cell>
          <table:table-cell table:style-name="Table10.B4" office:value-type="float" office:value="706.7400909091">
            <text:p text:style-name="P1">706.74009</text:p>
          </table:table-cell>
          <table:table-cell table:style-name="Table10.B4" office:value-type="float" office:value="2972.6954545455">
            <text:p text:style-name="P1">2972.69545</text:p>
          </table:table-cell>
          <table:table-cell table:style-name="Table10.B4" office:value-type="float" office:value="14301.1363636364">
            <text:p text:style-name="P1">14301.13636</text:p>
          </table:table-cell>
          <table:table-cell table:style-name="Table10.B4" office:value-type="float" office:value="70936.9818181818">
            <text:p text:style-name="P1">70936.98182</text:p>
          </table:table-cell>
          <table:table-cell table:style-name="Table10.F4" office:value-type="float" office:value="141734">
            <text:p text:style-name="P1">141734.00000</text:p>
          </table:table-cell>
        </table:table-row>
      </table:table>
      <text:p text:style-name="Standard"/>
      <text:p text:style-name="P20"/>
      <table:table table:name="Table11" table:style-name="Table11">
        <table:table-column table:style-name="Table11.A"/>
        <table:table-column table:style-name="Table11.B"/>
        <table:table-column table:style-name="Table11.C" table:number-columns-repeated="2"/>
        <table:table-column table:style-name="Table11.E"/>
        <table:table-column table:style-name="Table11.F"/>
        <table:table-row table:style-name="Table11.1">
          <table:table-cell table:style-name="Table11.A1" table:number-columns-spanned="6" office:value-type="string">
            <text:p text:style-name="P19">MANAGED EVENT AV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1.2">
          <table:table-cell table:style-name="Table11.A2" office:value-type="string">
            <text:p text:style-name="P17">M</text:p>
          </table:table-cell>
          <table:table-cell table:style-name="Table11.B3" table:number-rows-spanned="2" office:value-type="string">
            <text:p text:style-name="P3">10</text:p>
          </table:table-cell>
          <table:table-cell table:style-name="Table11.D3" table:number-rows-spanned="2" office:value-type="string">
            <text:p text:style-name="P3">50</text:p>
          </table:table-cell>
          <table:table-cell table:style-name="Table11.D3" table:number-rows-spanned="2" office:value-type="string">
            <text:p text:style-name="P3">250</text:p>
          </table:table-cell>
          <table:table-cell table:style-name="Table11.E3" table:number-rows-spanned="2" office:value-type="string">
            <text:p text:style-name="P3">1250</text:p>
          </table:table-cell>
          <table:table-cell table:style-name="Table11.F3" table:number-rows-spanned="2" office:value-type="string">
            <text:p text:style-name="P3">2500</text:p>
          </table:table-cell>
        </table:table-row>
        <table:table-row table:style-name="Table11.3">
          <table:table-cell table:style-name="Table11.A3" office:value-type="string">
            <text:p text:style-name="P18">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1.4">
          <table:table-cell table:style-name="Table11.A4" office:value-type="string">
            <text:p text:style-name="P4">28 672</text:p>
          </table:table-cell>
          <table:table-cell table:style-name="Table11.B4" office:value-type="float" office:value="21.5392">
            <text:p text:style-name="P1">21.53920</text:p>
          </table:table-cell>
          <table:table-cell table:style-name="Table11.C4" office:value-type="float" office:value="21.5459272727">
            <text:p text:style-name="P1">21.54593</text:p>
          </table:table-cell>
          <table:table-cell table:style-name="Table11.D4" office:value-type="float" office:value="21.6236545455">
            <text:p text:style-name="P1">21.62365</text:p>
          </table:table-cell>
          <table:table-cell table:style-name="Table11.E4" office:value-type="float" office:value="21.9902727273">
            <text:p text:style-name="P1">21.99027</text:p>
          </table:table-cell>
          <table:table-cell table:style-name="Table11.F4" office:value-type="float" office:value="22.4691090909">
            <text:p text:style-name="P1">22.46911</text:p>
          </table:table-cell>
        </table:table-row>
        <table:table-row table:style-name="Table11.5">
          <table:table-cell table:style-name="Table11.A5" office:value-type="string">
            <text:p text:style-name="P4">57 344</text:p>
          </table:table-cell>
          <table:table-cell table:style-name="Table11.B5" office:value-type="float" office:value="22.9619090909">
            <text:p text:style-name="P1">22.96191</text:p>
          </table:table-cell>
          <table:table-cell table:style-name="Table11.C5" office:value-type="float" office:value="23.0115454545">
            <text:p text:style-name="P1">23.01155</text:p>
          </table:table-cell>
          <table:table-cell table:style-name="Table11.D5" office:value-type="float" office:value="23.3126363636">
            <text:p text:style-name="P1">23.31264</text:p>
          </table:table-cell>
          <table:table-cell table:style-name="Table11.E5" office:value-type="float" office:value="24.5569">
            <text:p text:style-name="P1">24.55690</text:p>
          </table:table-cell>
          <table:table-cell table:style-name="Table11.F5" office:value-type="float" office:value="26.5009545455">
            <text:p text:style-name="P1">26.50095</text:p>
          </table:table-cell>
        </table:table-row>
        <table:table-row table:style-name="Table11.6">
          <table:table-cell table:style-name="Table11.A6" office:value-type="string">
            <text:p text:style-name="P4">114 688</text:p>
          </table:table-cell>
          <table:table-cell table:style-name="Table11.B6" office:value-type="float" office:value="26.2025363636">
            <text:p text:style-name="P1">26.20254</text:p>
          </table:table-cell>
          <table:table-cell table:style-name="Table11.C6" office:value-type="float" office:value="26.4246090909">
            <text:p text:style-name="P1">26.42461</text:p>
          </table:table-cell>
          <table:table-cell table:style-name="Table11.D6" office:value-type="float" office:value="27.0412454545">
            <text:p text:style-name="P1">27.04125</text:p>
          </table:table-cell>
          <table:table-cell table:style-name="Table11.E6" office:value-type="float" office:value="32.2089818182">
            <text:p text:style-name="P1">32.20898</text:p>
          </table:table-cell>
          <table:table-cell table:style-name="Table11.F6" office:value-type="float" office:value="39.8434545455">
            <text:p text:style-name="P1">39.84345</text:p>
          </table:table-cell>
        </table:table-row>
        <table:table-row table:style-name="Table11.7">
          <table:table-cell table:style-name="Table11.A7" office:value-type="string">
            <text:p text:style-name="P4">229 376</text:p>
          </table:table-cell>
          <table:table-cell table:style-name="Table11.B7" office:value-type="float" office:value="35.1084181818">
            <text:p text:style-name="P1">35.10842</text:p>
          </table:table-cell>
          <table:table-cell table:style-name="Table11.C7" office:value-type="float" office:value="35.5919454545">
            <text:p text:style-name="P1">35.59195</text:p>
          </table:table-cell>
          <table:table-cell table:style-name="Table11.D7" office:value-type="float" office:value="38.2173272727">
            <text:p text:style-name="P1">38.21733</text:p>
          </table:table-cell>
          <table:table-cell table:style-name="Table11.E7" office:value-type="float" office:value="60.3338">
            <text:p text:style-name="P1">60.33380</text:p>
          </table:table-cell>
          <table:table-cell table:style-name="Table11.F7" office:value-type="float" office:value="90.4318">
            <text:p text:style-name="P1">90.43180</text:p>
          </table:table-cell>
        </table:table-row>
        <table:table-row table:style-name="Table11.8">
          <table:table-cell table:style-name="Table11.A8" office:value-type="string">
            <text:p text:style-name="P4">458 752</text:p>
          </table:table-cell>
          <table:table-cell table:style-name="Table11.B8" office:value-type="float" office:value="39.3877454545">
            <text:p text:style-name="P1">39.38775</text:p>
          </table:table-cell>
          <table:table-cell table:style-name="Table11.C8" office:value-type="float" office:value="43.3116272727">
            <text:p text:style-name="P1">43.31163</text:p>
          </table:table-cell>
          <table:table-cell table:style-name="Table11.D8" office:value-type="float" office:value="63.3997181818">
            <text:p text:style-name="P1">63.39972</text:p>
          </table:table-cell>
          <table:table-cell table:style-name="Table11.E8" office:value-type="float" office:value="166.6541818182">
            <text:p text:style-name="P1">166.65418</text:p>
          </table:table-cell>
          <table:table-cell table:style-name="Table11.F8" office:value-type="float" office:value="278.851">
            <text:p text:style-name="P1">278.85100</text:p>
          </table:table-cell>
        </table:table-row>
      </table:table>
      <text:p text:style-name="Standard"/>
      <text:p text:style-name="P20"/>
      <table:table table:name="Table12" table:style-name="Table12">
        <table:table-column table:style-name="Table12.A"/>
        <table:table-column table:style-name="Table12.B"/>
        <table:table-column table:style-name="Table12.C" table:number-columns-repeated="2"/>
        <table:table-column table:style-name="Table12.E"/>
        <table:table-column table:style-name="Table12.F"/>
        <table:table-row table:style-name="Table12.1">
          <table:table-cell table:style-name="Table12.A1" table:number-columns-spanned="6" office:value-type="string">
            <text:p text:style-name="P1"><text:span text:style-name="T1">MANAGED EVENT SPEEDUP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2.2">
          <table:table-cell table:style-name="Table12.A2" office:value-type="string">
            <text:p text:style-name="P17">M</text:p>
          </table:table-cell>
          <table:table-cell table:style-name="Table12.A2" table:number-rows-spanned="2" office:value-type="string">
            <text:p text:style-name="P3">10</text:p>
          </table:table-cell>
          <table:table-cell table:style-name="Table12.A2" table:number-rows-spanned="2" office:value-type="string">
            <text:p text:style-name="P3">50</text:p>
          </table:table-cell>
          <table:table-cell table:style-name="Table12.A2" table:number-rows-spanned="2" office:value-type="string">
            <text:p text:style-name="P3">250</text:p>
          </table:table-cell>
          <table:table-cell table:style-name="Table12.A2" table:number-rows-spanned="2" office:value-type="string">
            <text:p text:style-name="P3">1250</text:p>
          </table:table-cell>
          <table:table-cell table:style-name="Table12.F2" table:number-rows-spanned="2" office:value-type="string">
            <text:p text:style-name="P3">2500</text:p>
          </table:table-cell>
        </table:table-row>
        <table:table-row table:style-name="Table12.3">
          <table:table-cell table:style-name="Table12.A2" office:value-type="string">
            <text:p text:style-name="P18">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2.4">
          <table:table-cell table:style-name="Table12.A2" office:value-type="string">
            <text:p text:style-name="P4">28 672</text:p>
          </table:table-cell>
          <table:table-cell table:style-name="Table12.B4" office:value-type="float" office:value="0.657932978">
            <text:p text:style-name="P1">0.65793</text:p>
          </table:table-cell>
          <table:table-cell table:style-name="Table12.B4" office:value-type="float" office:value="1.0714448459">
            <text:p text:style-name="P1">1.07144</text:p>
          </table:table-cell>
          <table:table-cell table:style-name="Table12.B4" office:value-type="float" office:value="3.1142973898">
            <text:p text:style-name="P1">3.11430</text:p>
          </table:table-cell>
          <table:table-cell table:style-name="Table12.B4" office:value-type="float" office:value="13.1224467016">
            <text:p text:style-name="P1">13.12245</text:p>
          </table:table-cell>
          <table:table-cell table:style-name="Table12.F4" office:value-type="float" office:value="25.1507726568">
            <text:p text:style-name="P1">25.15077</text:p>
          </table:table-cell>
        </table:table-row>
        <table:table-row table:style-name="Table12.5">
          <table:table-cell table:style-name="Table12.A2" office:value-type="string">
            <text:p text:style-name="P4">57 344</text:p>
          </table:table-cell>
          <table:table-cell table:style-name="Table12.B4" office:value-type="float" office:value="0.9772821392">
            <text:p text:style-name="P1">0.97728</text:p>
          </table:table-cell>
          <table:table-cell table:style-name="Table12.B4" office:value-type="float" office:value="2.5127750102">
            <text:p text:style-name="P1">2.51278</text:p>
          </table:table-cell>
          <table:table-cell table:style-name="Table12.B4" office:value-type="float" office:value="10.0739825066">
            <text:p text:style-name="P1">10.07398</text:p>
          </table:table-cell>
          <table:table-cell table:style-name="Table12.B4" office:value-type="float" office:value="45.6089549355">
            <text:p text:style-name="P1">45.60895</text:p>
          </table:table-cell>
          <table:table-cell table:style-name="Table12.F4" office:value-type="float" office:value="84.0074371249">
            <text:p text:style-name="P1">84.00744</text:p>
          </table:table-cell>
        </table:table-row>
        <table:table-row table:style-name="Table12.6">
          <table:table-cell table:style-name="Table12.A2" office:value-type="string">
            <text:p text:style-name="P4">114 688</text:p>
          </table:table-cell>
          <table:table-cell table:style-name="Table12.B4" office:value-type="float" office:value="2.1403444982">
            <text:p text:style-name="P1">2.14034</text:p>
          </table:table-cell>
          <table:table-cell table:style-name="Table12.B4" office:value-type="float" office:value="7.4708561957">
            <text:p text:style-name="P1">7.47086</text:p>
          </table:table-cell>
          <table:table-cell table:style-name="Table12.B4" office:value-type="float" office:value="33.4969072498">
            <text:p text:style-name="P1">33.49691</text:p>
          </table:table-cell>
          <table:table-cell table:style-name="Table12.B4" office:value-type="float" office:value="138.0249100477">
            <text:p text:style-name="P1">138.02491</text:p>
          </table:table-cell>
          <table:table-cell table:style-name="Table12.F4" office:value-type="float" office:value="222.6349714108">
            <text:p text:style-name="P1">222.63497</text:p>
          </table:table-cell>
        </table:table-row>
        <table:table-row table:style-name="Table12.7">
          <table:table-cell table:style-name="Table12.A2" office:value-type="string">
            <text:p text:style-name="P4">229 376</text:p>
          </table:table-cell>
          <table:table-cell table:style-name="Table12.B4" office:value-type="float" office:value="5.3207622311">
            <text:p text:style-name="P1">5.32076</text:p>
          </table:table-cell>
          <table:table-cell table:style-name="Table12.B4" office:value-type="float" office:value="21.1705840494">
            <text:p text:style-name="P1">21.17058</text:p>
          </table:table-cell>
          <table:table-cell table:style-name="Table12.B4" office:value-type="float" office:value="93.830309241">
            <text:p text:style-name="P1">93.83031</text:p>
          </table:table-cell>
          <table:table-cell table:style-name="Table12.B4" office:value-type="float" office:value="294.1235411841">
            <text:p text:style-name="P1">294.12354</text:p>
          </table:table-cell>
          <table:table-cell table:style-name="Table12.F4" office:value-type="float" office:value="391.950418085">
            <text:p text:style-name="P1">391.95042</text:p>
          </table:table-cell>
        </table:table-row>
        <table:table-row table:style-name="Table12.8">
          <table:table-cell table:style-name="Table12.A2" office:value-type="string">
            <text:p text:style-name="P4">458 752</text:p>
          </table:table-cell>
          <table:table-cell table:style-name="Table12.B4" office:value-type="float" office:value="17.9431465994">
            <text:p text:style-name="P1">17.94315</text:p>
          </table:table-cell>
          <table:table-cell table:style-name="Table12.B4" office:value-type="float" office:value="68.6350442533">
            <text:p text:style-name="P1">68.63504</text:p>
          </table:table-cell>
          <table:table-cell table:style-name="Table12.B4" office:value-type="float" office:value="225.5709768713">
            <text:p text:style-name="P1">225.57098</text:p>
          </table:table-cell>
          <table:table-cell table:style-name="Table12.B4" office:value-type="float" office:value="425.6537762465">
            <text:p text:style-name="P1">425.65378</text:p>
          </table:table-cell>
          <table:table-cell table:style-name="Table12.F4" office:value-type="float" office:value="508.2786147441">
            <text:p text:style-name="P1">508.27861</text:p>
          </table:table-cell>
        </table:table-row>
      </table:table>
      <text:p text:style-name="Standard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4"><text:soft-page-break/><text:span text:style-name="T5">HOST <text:s/>MAT MUL <text:s/>MEASURES</text:span></text:p>
      <text:list xml:id="list1723779366820476580" text:style-name="L4">
        <text:list-item>
          <text:p text:style-name="P27"><text:span text:style-name="T4">MAT MUL</text:span><text:span text:style-name="T3"><text:line-break/></text:span></text:p>
        </text:list-item>
      </text:list>
      <table:table table:name="Table13" table:style-name="Table13">
        <table:table-column table:style-name="Table13.A" table:number-columns-repeated="2"/>
        <table:table-column table:style-name="Table13.C" table:number-columns-repeated="3"/>
        <table:table-column table:style-name="Table13.F"/>
        <table:table-row table:style-name="Table13.1">
          <table:table-cell table:style-name="Table13.A1" table:number-columns-spanned="6" office:value-type="string">
            <text:p text:style-name="P15">MAT MUL SEQ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3.2">
          <table:table-cell table:style-name="Table13.A2" office:value-type="string">
            <text:p text:style-name="P12">NUM MATS</text:p>
          </table:table-cell>
          <table:table-cell table:style-name="Table13.A2" table:number-rows-spanned="2" office:value-type="string">
            <text:p text:style-name="P6">8</text:p>
          </table:table-cell>
          <table:table-cell table:style-name="Table13.A2" table:number-rows-spanned="2" office:value-type="string">
            <text:p text:style-name="P6">16</text:p>
          </table:table-cell>
          <table:table-cell table:style-name="Table13.A2" table:number-rows-spanned="2" office:value-type="string">
            <text:p text:style-name="P6">32</text:p>
          </table:table-cell>
          <table:table-cell table:style-name="Table13.A2" table:number-rows-spanned="2" office:value-type="string">
            <text:p text:style-name="P6">64</text:p>
          </table:table-cell>
          <table:table-cell table:style-name="Table13.F2" table:number-rows-spanned="2" office:value-type="string">
            <text:p text:style-name="P6">128</text:p>
          </table:table-cell>
        </table:table-row>
        <table:table-row table:style-name="Table13.2">
          <table:table-cell table:style-name="Table13.A2" office:value-type="string">
            <text:p text:style-name="P13">DIM MA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5">16</text:p>
          </table:table-cell>
          <table:table-cell table:style-name="Table13.B4" office:value-type="float" office:value="0.1611924545">
            <text:p text:style-name="P1">0.16119</text:p>
          </table:table-cell>
          <table:table-cell table:style-name="Table13.B4" office:value-type="float" office:value="0.2843165455">
            <text:p text:style-name="P1">0.28432</text:p>
          </table:table-cell>
          <table:table-cell table:style-name="Table13.B4" office:value-type="float" office:value="0.5492455455">
            <text:p text:style-name="P1">0.54925</text:p>
          </table:table-cell>
          <table:table-cell table:style-name="Table13.B4" office:value-type="float" office:value="1.0826836364">
            <text:p text:style-name="P1">1.08268</text:p>
          </table:table-cell>
          <table:table-cell table:style-name="Table13.F4" office:value-type="float" office:value="2.2028754545">
            <text:p text:style-name="P1">2.20288</text:p>
          </table:table-cell>
        </table:table-row>
        <table:table-row table:style-name="Table13.1">
          <table:table-cell table:style-name="Table13.A2" office:value-type="string">
            <text:p text:style-name="P5">32</text:p>
          </table:table-cell>
          <table:table-cell table:style-name="Table13.B4" office:value-type="float" office:value="0.7185629091">
            <text:p text:style-name="P1">0.71856</text:p>
          </table:table-cell>
          <table:table-cell table:style-name="Table13.B4" office:value-type="float" office:value="1.4108554545">
            <text:p text:style-name="P1">1.41086</text:p>
          </table:table-cell>
          <table:table-cell table:style-name="Table13.B4" office:value-type="float" office:value="2.7981972727">
            <text:p text:style-name="P1">2.79820</text:p>
          </table:table-cell>
          <table:table-cell table:style-name="Table13.B4" office:value-type="float" office:value="5.62285">
            <text:p text:style-name="P1">5.62285</text:p>
          </table:table-cell>
          <table:table-cell table:style-name="Table13.F4" office:value-type="float" office:value="14.6580545455">
            <text:p text:style-name="P1">14.65805</text:p>
          </table:table-cell>
        </table:table-row>
        <table:table-row table:style-name="Table13.1">
          <table:table-cell table:style-name="Table13.A2" office:value-type="string">
            <text:p text:style-name="P5">64</text:p>
          </table:table-cell>
          <table:table-cell table:style-name="Table13.B4" office:value-type="float" office:value="4.7798636364">
            <text:p text:style-name="P1">4.77986</text:p>
          </table:table-cell>
          <table:table-cell table:style-name="Table13.B4" office:value-type="float" office:value="9.5134709091">
            <text:p text:style-name="P1">9.51347</text:p>
          </table:table-cell>
          <table:table-cell table:style-name="Table13.B4" office:value-type="float" office:value="32.8078818182">
            <text:p text:style-name="P1">32.80788</text:p>
          </table:table-cell>
          <table:table-cell table:style-name="Table13.B4" office:value-type="float" office:value="66.2090909091">
            <text:p text:style-name="P1">66.20909</text:p>
          </table:table-cell>
          <table:table-cell table:style-name="Table13.F4" office:value-type="float" office:value="129.7914909091">
            <text:p text:style-name="P1">129.79149</text:p>
          </table:table-cell>
        </table:table-row>
        <table:table-row table:style-name="Table13.1">
          <table:table-cell table:style-name="Table13.A2" office:value-type="string">
            <text:p text:style-name="P5">128</text:p>
          </table:table-cell>
          <table:table-cell table:style-name="Table13.B4" office:value-type="float" office:value="71.7870636364">
            <text:p text:style-name="P1">71.78706</text:p>
          </table:table-cell>
          <table:table-cell table:style-name="Table13.B4" office:value-type="float" office:value="120.3408909091">
            <text:p text:style-name="P1">120.34089</text:p>
          </table:table-cell>
          <table:table-cell table:style-name="Table13.B4" office:value-type="float" office:value="245.3556363636">
            <text:p text:style-name="P1">245.35564</text:p>
          </table:table-cell>
          <table:table-cell table:style-name="Table13.B4" office:value-type="float" office:value="492.2020909091">
            <text:p text:style-name="P1">492.20209</text:p>
          </table:table-cell>
          <table:table-cell table:style-name="Table13.F4" office:value-type="float" office:value="908.0932727273">
            <text:p text:style-name="P1">908.09327</text:p>
          </table:table-cell>
        </table:table-row>
        <table:table-row table:style-name="Table13.1">
          <table:table-cell table:style-name="Table13.A2" office:value-type="string">
            <text:p text:style-name="P5">256</text:p>
          </table:table-cell>
          <table:table-cell table:style-name="Table13.B4" office:value-type="float" office:value="460.1599090909">
            <text:p text:style-name="P1">460.15991</text:p>
          </table:table-cell>
          <table:table-cell table:style-name="Table13.B4" office:value-type="float" office:value="884.6590909091">
            <text:p text:style-name="P1">884.65909</text:p>
          </table:table-cell>
          <table:table-cell table:style-name="Table13.B4" office:value-type="float" office:value="1623.6136363636">
            <text:p text:style-name="P1">1623.61364</text:p>
          </table:table-cell>
          <table:table-cell table:style-name="Table13.B4" office:value-type="float" office:value="3062.3645454546">
            <text:p text:style-name="P1">3062.36455</text:p>
          </table:table-cell>
          <table:table-cell table:style-name="Table13.F4" office:value-type="float" office:value="6010.3354545455">
            <text:p text:style-name="P1">6010.33545</text:p>
          </table:table-cell>
        </table:table-row>
      </table:table>
      <text:p text:style-name="P22"/>
      <table:table table:name="Table14" table:style-name="Table14">
        <table:table-column table:style-name="Table14.A" table:number-columns-repeated="2"/>
        <table:table-column table:style-name="Table14.C" table:number-columns-repeated="3"/>
        <table:table-column table:style-name="Table14.F"/>
        <table:table-row table:style-name="Table14.1">
          <table:table-cell table:style-name="Table14.A1" table:number-columns-spanned="6" office:value-type="string">
            <text:p text:style-name="P14">MAT MUL PA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4.2">
          <table:table-cell table:style-name="Table14.A2" office:value-type="string">
            <text:p text:style-name="P12">NUM MATS</text:p>
          </table:table-cell>
          <table:table-cell table:style-name="Table14.B2" table:number-rows-spanned="2" office:value-type="string">
            <text:p text:style-name="P6">8</text:p>
          </table:table-cell>
          <table:table-cell table:style-name="Table14.C2" table:number-rows-spanned="2" office:value-type="string">
            <text:p text:style-name="P6">16</text:p>
          </table:table-cell>
          <table:table-cell table:style-name="Table14.D2" table:number-rows-spanned="2" office:value-type="string">
            <text:p text:style-name="P6">32</text:p>
          </table:table-cell>
          <table:table-cell table:style-name="Table14.E2" table:number-rows-spanned="2" office:value-type="string">
            <text:p text:style-name="P6">64</text:p>
          </table:table-cell>
          <table:table-cell table:style-name="Table14.F2" table:number-rows-spanned="2" office:value-type="string">
            <text:p text:style-name="P6">128</text:p>
          </table:table-cell>
        </table:table-row>
        <table:table-row table:style-name="Table14.3">
          <table:table-cell table:style-name="Table14.A3" office:value-type="string">
            <text:p text:style-name="P13">DIM MA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4.4">
          <table:table-cell table:style-name="Table14.A4" office:value-type="string">
            <text:p text:style-name="P5">16</text:p>
          </table:table-cell>
          <table:table-cell table:style-name="Table14.B4" office:value-type="float" office:value="130.7606636364">
            <text:p text:style-name="P1">130.76066</text:p>
          </table:table-cell>
          <table:table-cell table:style-name="Table14.C4" office:value-type="float" office:value="188.9665454545">
            <text:p text:style-name="P1">188.96655</text:p>
          </table:table-cell>
          <table:table-cell table:style-name="Table14.D4" office:value-type="float" office:value="251.6350909091">
            <text:p text:style-name="P1">251.63509</text:p>
          </table:table-cell>
          <table:table-cell table:style-name="Table14.E4" office:value-type="float" office:value="283.9524545455">
            <text:p text:style-name="P1">283.95245</text:p>
          </table:table-cell>
          <table:table-cell table:style-name="Table14.F4" office:value-type="float" office:value="303.1455454545">
            <text:p text:style-name="P1">303.14555</text:p>
          </table:table-cell>
        </table:table-row>
        <table:table-row table:style-name="Table14.5">
          <table:table-cell table:style-name="Table14.A5" office:value-type="string">
            <text:p text:style-name="P5">32</text:p>
          </table:table-cell>
          <table:table-cell table:style-name="Table14.B5" office:value-type="float" office:value="134.2761818182">
            <text:p text:style-name="P1">134.27618</text:p>
          </table:table-cell>
          <table:table-cell table:style-name="Table14.C5" office:value-type="float" office:value="214.6590909091">
            <text:p text:style-name="P1">214.65909</text:p>
          </table:table-cell>
          <table:table-cell table:style-name="Table14.D5" office:value-type="float" office:value="254.0558181818">
            <text:p text:style-name="P1">254.05582</text:p>
          </table:table-cell>
          <table:table-cell table:style-name="Table14.E5" office:value-type="float" office:value="272.2454545455">
            <text:p text:style-name="P1">272.24545</text:p>
          </table:table-cell>
          <table:table-cell table:style-name="Table14.F5" office:value-type="float" office:value="301.5828181818">
            <text:p text:style-name="P1">301.58282</text:p>
          </table:table-cell>
        </table:table-row>
        <table:table-row table:style-name="Table14.6">
          <table:table-cell table:style-name="Table14.A6" office:value-type="string">
            <text:p text:style-name="P5">64</text:p>
          </table:table-cell>
          <table:table-cell table:style-name="Table14.B6" office:value-type="float" office:value="134.7709090909">
            <text:p text:style-name="P1">134.77091</text:p>
          </table:table-cell>
          <table:table-cell table:style-name="Table14.C6" office:value-type="float" office:value="203.3195454545">
            <text:p text:style-name="P1">203.31955</text:p>
          </table:table-cell>
          <table:table-cell table:style-name="Table14.D6" office:value-type="float" office:value="240.3525454545">
            <text:p text:style-name="P1">240.35255</text:p>
          </table:table-cell>
          <table:table-cell table:style-name="Table14.E6" office:value-type="float" office:value="277.4788181818">
            <text:p text:style-name="P1">277.47882</text:p>
          </table:table-cell>
          <table:table-cell table:style-name="Table14.F6" office:value-type="float" office:value="305.6790909091">
            <text:p text:style-name="P1">305.67909</text:p>
          </table:table-cell>
        </table:table-row>
        <table:table-row table:style-name="Table14.7">
          <table:table-cell table:style-name="Table14.A7" office:value-type="string">
            <text:p text:style-name="P5">128</text:p>
          </table:table-cell>
          <table:table-cell table:style-name="Table14.B7" office:value-type="float" office:value="129.9621181818">
            <text:p text:style-name="P1">129.96212</text:p>
          </table:table-cell>
          <table:table-cell table:style-name="Table14.C7" office:value-type="float" office:value="235.824">
            <text:p text:style-name="P1">235.82400</text:p>
          </table:table-cell>
          <table:table-cell table:style-name="Table14.D7" office:value-type="float" office:value="274.0510909091">
            <text:p text:style-name="P1">274.05109</text:p>
          </table:table-cell>
          <table:table-cell table:style-name="Table14.E7" office:value-type="float" office:value="313.6882727273">
            <text:p text:style-name="P1">313.68827</text:p>
          </table:table-cell>
          <table:table-cell table:style-name="Table14.F7" office:value-type="float" office:value="342.3570909091">
            <text:p text:style-name="P1">342.35709</text:p>
          </table:table-cell>
        </table:table-row>
        <table:table-row table:style-name="Table14.8">
          <table:table-cell table:style-name="Table14.A8" office:value-type="string">
            <text:p text:style-name="P5">256</text:p>
          </table:table-cell>
          <table:table-cell table:style-name="Table14.B8" office:value-type="float" office:value="351.4358181818">
            <text:p text:style-name="P1">351.43582</text:p>
          </table:table-cell>
          <table:table-cell table:style-name="Table14.C8" office:value-type="float" office:value="470.9519090909">
            <text:p text:style-name="P1">470.95191</text:p>
          </table:table-cell>
          <table:table-cell table:style-name="Table14.D8" office:value-type="float" office:value="503.0012727273">
            <text:p text:style-name="P1">503.00127</text:p>
          </table:table-cell>
          <table:table-cell table:style-name="Table14.E8" office:value-type="float" office:value="576.8907272727">
            <text:p text:style-name="P1">576.89073</text:p>
          </table:table-cell>
          <table:table-cell table:style-name="Table14.F8" office:value-type="float" office:value="660.3330909091">
            <text:p text:style-name="P1">660.33309</text:p>
          </table:table-cell>
        </table:table-row>
      </table:table>
      <text:p text:style-name="P22"/>
      <table:table table:name="Table15" table:style-name="Table15">
        <table:table-column table:style-name="Table15.A" table:number-columns-repeated="2"/>
        <table:table-column table:style-name="Table15.C" table:number-columns-repeated="3"/>
        <table:table-column table:style-name="Table15.F"/>
        <table:table-row table:style-name="Table15.1">
          <table:table-cell table:style-name="Table15.A1" table:number-columns-spanned="6" office:value-type="string">
            <text:p text:style-name="P1"><text:span text:style-name="T2">MAT MUL SPEEDUP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5.2">
          <table:table-cell table:style-name="Table15.A2" office:value-type="string">
            <text:p text:style-name="P12">NUM MATS</text:p>
          </table:table-cell>
          <table:table-cell table:style-name="Table15.A2" table:number-rows-spanned="2" office:value-type="string">
            <text:p text:style-name="P6">8</text:p>
          </table:table-cell>
          <table:table-cell table:style-name="Table15.A2" table:number-rows-spanned="2" office:value-type="string">
            <text:p text:style-name="P6">16</text:p>
          </table:table-cell>
          <table:table-cell table:style-name="Table15.A2" table:number-rows-spanned="2" office:value-type="string">
            <text:p text:style-name="P6">32</text:p>
          </table:table-cell>
          <table:table-cell table:style-name="Table15.A2" table:number-rows-spanned="2" office:value-type="string">
            <text:p text:style-name="P6">64</text:p>
          </table:table-cell>
          <table:table-cell table:style-name="Table15.F2" table:number-rows-spanned="2" office:value-type="string">
            <text:p text:style-name="P6">128</text:p>
          </table:table-cell>
        </table:table-row>
        <table:table-row table:style-name="Table15.3">
          <table:table-cell table:style-name="Table15.A2" office:value-type="string">
            <text:p text:style-name="P13">DIM MA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5.4">
          <table:table-cell table:style-name="Table15.A2" office:value-type="string">
            <text:p text:style-name="P5">16</text:p>
          </table:table-cell>
          <table:table-cell table:style-name="Table15.B4" office:value-type="float" office:value="0.0012327289">
            <text:p text:style-name="P1">0.00123</text:p>
          </table:table-cell>
          <table:table-cell table:style-name="Table15.B4" office:value-type="float" office:value="0.0015045867">
            <text:p text:style-name="P1">0.00150</text:p>
          </table:table-cell>
          <table:table-cell table:style-name="Table15.B4" office:value-type="float" office:value="0.0021827065">
            <text:p text:style-name="P1">0.00218</text:p>
          </table:table-cell>
          <table:table-cell table:style-name="Table15.B4" office:value-type="float" office:value="0.0038129047">
            <text:p text:style-name="P1">0.00381</text:p>
          </table:table-cell>
          <table:table-cell table:style-name="Table15.F4" office:value-type="float" office:value="0.0072667255">
            <text:p text:style-name="P1">0.00727</text:p>
          </table:table-cell>
        </table:table-row>
        <table:table-row table:style-name="Table15.5">
          <table:table-cell table:style-name="Table15.A2" office:value-type="string">
            <text:p text:style-name="P5">32</text:p>
          </table:table-cell>
          <table:table-cell table:style-name="Table15.B4" office:value-type="float" office:value="0.0053513803">
            <text:p text:style-name="P1">0.00535</text:p>
          </table:table-cell>
          <table:table-cell table:style-name="Table15.B4" office:value-type="float" office:value="0.00657254">
            <text:p text:style-name="P1">0.00657</text:p>
          </table:table-cell>
          <table:table-cell table:style-name="Table15.B4" office:value-type="float" office:value="0.0110141043">
            <text:p text:style-name="P1">0.01101</text:p>
          </table:table-cell>
          <table:table-cell table:style-name="Table15.B4" office:value-type="float" office:value="0.0206536047">
            <text:p text:style-name="P1">0.02065</text:p>
          </table:table-cell>
          <table:table-cell table:style-name="Table15.F4" office:value-type="float" office:value="0.0486037455">
            <text:p text:style-name="P1">0.04860</text:p>
          </table:table-cell>
        </table:table-row>
        <table:table-row table:style-name="Table15.6">
          <table:table-cell table:style-name="Table15.A2" office:value-type="string">
            <text:p text:style-name="P5">64</text:p>
          </table:table-cell>
          <table:table-cell table:style-name="Table15.B4" office:value-type="float" office:value="0.035466583">
            <text:p text:style-name="P1">0.03547</text:p>
          </table:table-cell>
          <table:table-cell table:style-name="Table15.B4" office:value-type="float" office:value="0.0467907347">
            <text:p text:style-name="P1">0.04679</text:p>
          </table:table-cell>
          <table:table-cell table:style-name="Table15.B4" office:value-type="float" office:value="0.1364989988">
            <text:p text:style-name="P1">0.13650</text:p>
          </table:table-cell>
          <table:table-cell table:style-name="Table15.B4" office:value-type="float" office:value="0.2386095319">
            <text:p text:style-name="P1">0.23861</text:p>
          </table:table-cell>
          <table:table-cell table:style-name="Table15.F4" office:value-type="float" office:value="0.4246004871">
            <text:p text:style-name="P1">0.42460</text:p>
          </table:table-cell>
        </table:table-row>
        <table:table-row table:style-name="Table15.7">
          <table:table-cell table:style-name="Table15.A2" office:value-type="string">
            <text:p text:style-name="P5">128</text:p>
          </table:table-cell>
          <table:table-cell table:style-name="Table15.B4" office:value-type="float" office:value="0.5523691414">
            <text:p text:style-name="P1">0.55237</text:p>
          </table:table-cell>
          <table:table-cell table:style-name="Table15.B4" office:value-type="float" office:value="0.5102995917">
            <text:p text:style-name="P1">0.51030</text:p>
          </table:table-cell>
          <table:table-cell table:style-name="Table15.B4" office:value-type="float" office:value="0.895291588">
            <text:p text:style-name="P1">0.89529</text:p>
          </table:table-cell>
          <table:table-cell table:style-name="Table15.B4" office:value-type="float" office:value="1.5690803058">
            <text:p text:style-name="P1">1.56908</text:p>
          </table:table-cell>
          <table:table-cell table:style-name="Table15.F4" office:value-type="float" office:value="2.6524739719">
            <text:p text:style-name="P1">2.65247</text:p>
          </table:table-cell>
        </table:table-row>
        <table:table-row table:style-name="Table15.8">
          <table:table-cell table:style-name="Table15.A2" office:value-type="string">
            <text:p text:style-name="P5">256</text:p>
          </table:table-cell>
          <table:table-cell table:style-name="Table15.B4" office:value-type="float" office:value="1.309371115">
            <text:p text:style-name="P1">1.30937</text:p>
          </table:table-cell>
          <table:table-cell table:style-name="Table15.B4" office:value-type="float" office:value="1.8784488901">
            <text:p text:style-name="P1">1.87845</text:p>
          </table:table-cell>
          <table:table-cell table:style-name="Table15.B4" office:value-type="float" office:value="3.2278519447">
            <text:p text:style-name="P1">3.22785</text:p>
          </table:table-cell>
          <table:table-cell table:style-name="Table15.B4" office:value-type="float" office:value="5.3083962017">
            <text:p text:style-name="P1">5.30840</text:p>
          </table:table-cell>
          <table:table-cell table:style-name="Table15.F4" office:value-type="float" office:value="9.1019752566">
            <text:p text:style-name="P1">9.10198</text:p>
          </table:table-cell>
        </table:table-row>
      </table:table>
      <text:p text:style-name="Standard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2089687265948078411" text:style-name="L5">
        <text:list-item>
          <text:p text:style-name="P28"><text:soft-page-break/><text:span text:style-name="T4">LOT MAT MUL</text:span></text:p>
        </text:list-item>
      </text:list>
      <text:p text:style-name="P20"/>
      <table:table table:name="Table16" table:style-name="Table16">
        <table:table-column table:style-name="Table16.A" table:number-columns-repeated="2"/>
        <table:table-column table:style-name="Table16.C" table:number-columns-repeated="3"/>
        <table:table-column table:style-name="Table16.F"/>
        <table:table-row table:style-name="Table16.1">
          <table:table-cell table:style-name="Table16.A1" table:number-columns-spanned="6" office:value-type="string">
            <text:p text:style-name="P14">LOT MAT MUL SEQ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12">NUM MATS</text:p>
          </table:table-cell>
          <table:table-cell table:style-name="Table16.A2" table:number-rows-spanned="2" office:value-type="string">
            <text:p text:style-name="P8">64</text:p>
          </table:table-cell>
          <table:table-cell table:style-name="Table16.A2" table:number-rows-spanned="2" office:value-type="string">
            <text:p text:style-name="P8">128</text:p>
          </table:table-cell>
          <table:table-cell table:style-name="Table16.A2" table:number-rows-spanned="2" office:value-type="string">
            <text:p text:style-name="P8">256</text:p>
          </table:table-cell>
          <table:table-cell table:style-name="Table16.A2" table:number-rows-spanned="2" office:value-type="string">
            <text:p text:style-name="P8">512</text:p>
          </table:table-cell>
          <table:table-cell table:style-name="Table16.F2" table:number-rows-spanned="2" office:value-type="string">
            <text:p text:style-name="P8">1024</text:p>
          </table:table-cell>
        </table:table-row>
        <table:table-row table:style-name="Table16.2">
          <table:table-cell table:style-name="Table16.A2" office:value-type="string">
            <text:p text:style-name="P13">DIM MA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7">32</text:p>
          </table:table-cell>
          <table:table-cell table:style-name="Table16.B4" office:value-type="float" office:value="18629.9181818182">
            <text:p text:style-name="P1">18629.91818</text:p>
          </table:table-cell>
          <table:table-cell table:style-name="Table16.B4" office:value-type="float" office:value="40689.0363636364">
            <text:p text:style-name="P1">40689.03636</text:p>
          </table:table-cell>
          <table:table-cell table:style-name="Table16.B4" office:value-type="float" office:value="86095.3090909091">
            <text:p text:style-name="P1">86095.30909</text:p>
          </table:table-cell>
          <table:table-cell table:style-name="Table16.B4" office:value-type="float" office:value="173830.118181818">
            <text:p text:style-name="P1">173830.11818</text:p>
          </table:table-cell>
          <table:table-cell table:style-name="Table16.F4" office:value-type="float" office:value="348620.363636364">
            <text:p text:style-name="P1">348620.36364</text:p>
          </table:table-cell>
        </table:table-row>
        <table:table-row table:style-name="Table16.1">
          <table:table-cell table:style-name="Table16.A2" office:value-type="string">
            <text:p text:style-name="P7">16</text:p>
          </table:table-cell>
          <table:table-cell table:style-name="Table16.B4" office:value-type="float" office:value="2699.9581818182">
            <text:p text:style-name="P1">2699.95818</text:p>
          </table:table-cell>
          <table:table-cell table:style-name="Table16.B4" office:value-type="float" office:value="5392.3745454546">
            <text:p text:style-name="P1">5392.37455</text:p>
          </table:table-cell>
          <table:table-cell table:style-name="Table16.B4" office:value-type="float" office:value="10614.8836363636">
            <text:p text:style-name="P1">10614.88364</text:p>
          </table:table-cell>
          <table:table-cell table:style-name="Table16.B4" office:value-type="float" office:value="21642.1818181818">
            <text:p text:style-name="P1">21642.18182</text:p>
          </table:table-cell>
          <table:table-cell table:style-name="Table16.F4" office:value-type="float" office:value="38807.9090909091">
            <text:p text:style-name="P1">38807.90909</text:p>
          </table:table-cell>
        </table:table-row>
        <table:table-row table:style-name="Table16.1">
          <table:table-cell table:style-name="Table16.A2" office:value-type="string">
            <text:p text:style-name="P7">8</text:p>
          </table:table-cell>
          <table:table-cell table:style-name="Table16.B4" office:value-type="float" office:value="373.5239090909">
            <text:p text:style-name="P1">373.52391</text:p>
          </table:table-cell>
          <table:table-cell table:style-name="Table16.B4" office:value-type="float" office:value="651.9265454545">
            <text:p text:style-name="P1">651.92655</text:p>
          </table:table-cell>
          <table:table-cell table:style-name="Table16.B4" office:value-type="float" office:value="1273.577">
            <text:p text:style-name="P1">1273.57700</text:p>
          </table:table-cell>
          <table:table-cell table:style-name="Table16.B4" office:value-type="float" office:value="2449.19">
            <text:p text:style-name="P1">2449.19000</text:p>
          </table:table-cell>
          <table:table-cell table:style-name="Table16.F4" office:value-type="float" office:value="4899.3009090909">
            <text:p text:style-name="P1">4899.30091</text:p>
          </table:table-cell>
        </table:table-row>
        <table:table-row table:style-name="Table16.1">
          <table:table-cell table:style-name="Table16.A2" office:value-type="string">
            <text:p text:style-name="P7">4</text:p>
          </table:table-cell>
          <table:table-cell table:style-name="Table16.B4" office:value-type="float" office:value="47.6461090909">
            <text:p text:style-name="P1">47.64611</text:p>
          </table:table-cell>
          <table:table-cell table:style-name="Table16.B4" office:value-type="float" office:value="106.0542636364">
            <text:p text:style-name="P1">106.05426</text:p>
          </table:table-cell>
          <table:table-cell table:style-name="Table16.B4" office:value-type="float" office:value="198.6198181818">
            <text:p text:style-name="P1">198.61982</text:p>
          </table:table-cell>
          <table:table-cell table:style-name="Table16.B4" office:value-type="float" office:value="323.0758181818">
            <text:p text:style-name="P1">323.07582</text:p>
          </table:table-cell>
          <table:table-cell table:style-name="Table16.F4" office:value-type="float" office:value="715.4588181818">
            <text:p text:style-name="P1">715.45882</text:p>
          </table:table-cell>
        </table:table-row>
        <table:table-row table:style-name="Table16.1">
          <table:table-cell table:style-name="Table16.A2" office:value-type="string">
            <text:p text:style-name="P7">2</text:p>
          </table:table-cell>
          <table:table-cell table:style-name="Table16.B4" office:value-type="float" office:value="6.2399927273">
            <text:p text:style-name="P1">6.23999</text:p>
          </table:table-cell>
          <table:table-cell table:style-name="Table16.B4" office:value-type="float" office:value="10.8616381818">
            <text:p text:style-name="P1">10.86164</text:p>
          </table:table-cell>
          <table:table-cell table:style-name="Table16.B4" office:value-type="float" office:value="28.1629636364">
            <text:p text:style-name="P1">28.16296</text:p>
          </table:table-cell>
          <table:table-cell table:style-name="Table16.B4" office:value-type="float" office:value="56.7977181818">
            <text:p text:style-name="P1">56.79772</text:p>
          </table:table-cell>
          <table:table-cell table:style-name="Table16.F4" office:value-type="float" office:value="116.2350909091">
            <text:p text:style-name="P1">116.23509</text:p>
          </table:table-cell>
        </table:table-row>
      </table:table>
      <text:p text:style-name="Standard"/>
      <table:table table:name="Table17" table:style-name="Table17">
        <table:table-column table:style-name="Table17.A" table:number-columns-repeated="2"/>
        <table:table-column table:style-name="Table17.C" table:number-columns-repeated="3"/>
        <table:table-column table:style-name="Table17.F"/>
        <table:table-row table:style-name="Table17.1">
          <table:table-cell table:style-name="Table17.A1" table:number-columns-spanned="6" office:value-type="string">
            <text:p text:style-name="P14">LOT MAT MUL PA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7.2">
          <table:table-cell table:style-name="Table17.A2" office:value-type="string">
            <text:p text:style-name="P12">NUM MATS</text:p>
          </table:table-cell>
          <table:table-cell table:style-name="Table17.A2" table:number-rows-spanned="2" office:value-type="string">
            <text:p text:style-name="P8">64</text:p>
          </table:table-cell>
          <table:table-cell table:style-name="Table17.A2" table:number-rows-spanned="2" office:value-type="string">
            <text:p text:style-name="P8">128</text:p>
          </table:table-cell>
          <table:table-cell table:style-name="Table17.A2" table:number-rows-spanned="2" office:value-type="string">
            <text:p text:style-name="P8">256</text:p>
          </table:table-cell>
          <table:table-cell table:style-name="Table17.A2" table:number-rows-spanned="2" office:value-type="string">
            <text:p text:style-name="P8">512</text:p>
          </table:table-cell>
          <table:table-cell table:style-name="Table17.F2" table:number-rows-spanned="2" office:value-type="string">
            <text:p text:style-name="P8">1024</text:p>
          </table:table-cell>
        </table:table-row>
        <table:table-row table:style-name="Table17.2">
          <table:table-cell table:style-name="Table17.A2" office:value-type="string">
            <text:p text:style-name="P13">DIM MA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7">32</text:p>
          </table:table-cell>
          <table:table-cell table:style-name="Table17.B4" office:value-type="float" office:value="2568.6836363636">
            <text:p text:style-name="P1">2568.68364</text:p>
          </table:table-cell>
          <table:table-cell table:style-name="Table17.B4" office:value-type="float" office:value="4464.4309090909">
            <text:p text:style-name="P1">4464.43091</text:p>
          </table:table-cell>
          <table:table-cell table:style-name="Table17.B4" office:value-type="float" office:value="5795.8181818182">
            <text:p text:style-name="P1">5795.81818</text:p>
          </table:table-cell>
          <table:table-cell table:style-name="Table17.B4" office:value-type="float" office:value="8263.9463636364">
            <text:p text:style-name="P1">8263.94636</text:p>
          </table:table-cell>
          <table:table-cell table:style-name="Table17.F4" office:value-type="float" office:value="12664.1272727273">
            <text:p text:style-name="P1">12664.12727</text:p>
          </table:table-cell>
        </table:table-row>
        <table:table-row table:style-name="Table17.1">
          <table:table-cell table:style-name="Table17.A2" office:value-type="string">
            <text:p text:style-name="P7">16</text:p>
          </table:table-cell>
          <table:table-cell table:style-name="Table17.B4" office:value-type="float" office:value="425.298">
            <text:p text:style-name="P1">425.29800</text:p>
          </table:table-cell>
          <table:table-cell table:style-name="Table17.B4" office:value-type="float" office:value="819.5518181818">
            <text:p text:style-name="P1">819.55182</text:p>
          </table:table-cell>
          <table:table-cell table:style-name="Table17.B4" office:value-type="float" office:value="1070.6145454546">
            <text:p text:style-name="P1">1070.61455</text:p>
          </table:table-cell>
          <table:table-cell table:style-name="Table17.B4" office:value-type="float" office:value="1538.5427272727">
            <text:p text:style-name="P1">1538.54273</text:p>
          </table:table-cell>
          <table:table-cell table:style-name="Table17.F4" office:value-type="float" office:value="2295.3145454546">
            <text:p text:style-name="P1">2295.31455</text:p>
          </table:table-cell>
        </table:table-row>
        <table:table-row table:style-name="Table17.1">
          <table:table-cell table:style-name="Table17.A2" office:value-type="string">
            <text:p text:style-name="P7">8</text:p>
          </table:table-cell>
          <table:table-cell table:style-name="Table17.B4" office:value-type="float" office:value="159.9792727273">
            <text:p text:style-name="P1">159.97927</text:p>
          </table:table-cell>
          <table:table-cell table:style-name="Table17.B4" office:value-type="float" office:value="392.1569090909">
            <text:p text:style-name="P1">392.15691</text:p>
          </table:table-cell>
          <table:table-cell table:style-name="Table17.B4" office:value-type="float" office:value="461.7172727273">
            <text:p text:style-name="P1">461.71727</text:p>
          </table:table-cell>
          <table:table-cell table:style-name="Table17.B4" office:value-type="float" office:value="601.8797272727">
            <text:p text:style-name="P1">601.87973</text:p>
          </table:table-cell>
          <table:table-cell table:style-name="Table17.F4" office:value-type="float" office:value="893.4094545455">
            <text:p text:style-name="P1">893.40945</text:p>
          </table:table-cell>
        </table:table-row>
        <table:table-row table:style-name="Table17.1">
          <table:table-cell table:style-name="Table17.A2" office:value-type="string">
            <text:p text:style-name="P7">4</text:p>
          </table:table-cell>
          <table:table-cell table:style-name="Table17.B4" office:value-type="float" office:value="140.9544545455">
            <text:p text:style-name="P1">140.95445</text:p>
          </table:table-cell>
          <table:table-cell table:style-name="Table17.B4" office:value-type="float" office:value="329.4300909091">
            <text:p text:style-name="P1">329.43009</text:p>
          </table:table-cell>
          <table:table-cell table:style-name="Table17.B4" office:value-type="float" office:value="394.8545454545">
            <text:p text:style-name="P1">394.85455</text:p>
          </table:table-cell>
          <table:table-cell table:style-name="Table17.B4" office:value-type="float" office:value="430.3482727273">
            <text:p text:style-name="P1">430.34827</text:p>
          </table:table-cell>
          <table:table-cell table:style-name="Table17.F4" office:value-type="float" office:value="565.7342727273">
            <text:p text:style-name="P1">565.73427</text:p>
          </table:table-cell>
        </table:table-row>
        <table:table-row table:style-name="Table17.1">
          <table:table-cell table:style-name="Table17.A2" office:value-type="string">
            <text:p text:style-name="P7">2</text:p>
          </table:table-cell>
          <table:table-cell table:style-name="Table17.B4" office:value-type="float" office:value="126.8576363636">
            <text:p text:style-name="P1">126.85764</text:p>
          </table:table-cell>
          <table:table-cell table:style-name="Table17.B4" office:value-type="float" office:value="325.6478181818">
            <text:p text:style-name="P1">325.64782</text:p>
          </table:table-cell>
          <table:table-cell table:style-name="Table17.B4" office:value-type="float" office:value="349.9845454545">
            <text:p text:style-name="P1">349.98455</text:p>
          </table:table-cell>
          <table:table-cell table:style-name="Table17.B4" office:value-type="float" office:value="389.0434545455">
            <text:p text:style-name="P1">389.04345</text:p>
          </table:table-cell>
          <table:table-cell table:style-name="Table17.F4" office:value-type="float" office:value="503.091">
            <text:p text:style-name="P1">503.09100</text:p>
          </table:table-cell>
        </table:table-row>
      </table:table>
      <text:p text:style-name="Standard"/>
      <table:table table:name="Table18" table:style-name="Table18">
        <table:table-column table:style-name="Table18.A" table:number-columns-repeated="2"/>
        <table:table-column table:style-name="Table18.C" table:number-columns-repeated="3"/>
        <table:table-column table:style-name="Table18.F"/>
        <table:table-row table:style-name="Table18.1">
          <table:table-cell table:style-name="Table18.A1" table:number-columns-spanned="6" office:value-type="string">
            <text:p text:style-name="P14">LOT MAT MUL SPEEDUP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8.2">
          <table:table-cell table:style-name="Table18.A2" office:value-type="string">
            <text:p text:style-name="P12">NUM MATS</text:p>
          </table:table-cell>
          <table:table-cell table:style-name="Table18.A2" table:number-rows-spanned="2" office:value-type="string">
            <text:p text:style-name="P8">64</text:p>
          </table:table-cell>
          <table:table-cell table:style-name="Table18.A2" table:number-rows-spanned="2" office:value-type="string">
            <text:p text:style-name="P8">128</text:p>
          </table:table-cell>
          <table:table-cell table:style-name="Table18.A2" table:number-rows-spanned="2" office:value-type="string">
            <text:p text:style-name="P8">256</text:p>
          </table:table-cell>
          <table:table-cell table:style-name="Table18.A2" table:number-rows-spanned="2" office:value-type="string">
            <text:p text:style-name="P8">512</text:p>
          </table:table-cell>
          <table:table-cell table:style-name="Table18.F2" table:number-rows-spanned="2" office:value-type="string">
            <text:p text:style-name="P8">1024</text:p>
          </table:table-cell>
        </table:table-row>
        <table:table-row table:style-name="Table18.2">
          <table:table-cell table:style-name="Table18.A2" office:value-type="string">
            <text:p text:style-name="P13">DIM MA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7">32</text:p>
          </table:table-cell>
          <table:table-cell table:style-name="Table18.B4" office:value-type="float" office:value="7.2527102669">
            <text:p text:style-name="P1">7.25271</text:p>
          </table:table-cell>
          <table:table-cell table:style-name="Table18.B4" office:value-type="float" office:value="9.1140477235">
            <text:p text:style-name="P1">9.11405</text:p>
          </table:table-cell>
          <table:table-cell table:style-name="Table18.B4" office:value-type="float" office:value="14.854729115">
            <text:p text:style-name="P1">14.85473</text:p>
          </table:table-cell>
          <table:table-cell table:style-name="Table18.B4" office:value-type="float" office:value="21.0347587621">
            <text:p text:style-name="P1">21.03476</text:p>
          </table:table-cell>
          <table:table-cell table:style-name="Table18.F4" office:value-type="float" office:value="27.5281790943">
            <text:p text:style-name="P1">27.52818</text:p>
          </table:table-cell>
        </table:table-row>
        <table:table-row table:style-name="Table18.1">
          <table:table-cell table:style-name="Table18.A2" office:value-type="string">
            <text:p text:style-name="P7">16</text:p>
          </table:table-cell>
          <table:table-cell table:style-name="Table18.B4" office:value-type="float" office:value="6.348391438">
            <text:p text:style-name="P1">6.34839</text:p>
          </table:table-cell>
          <table:table-cell table:style-name="Table18.B4" office:value-type="float" office:value="6.5796627203">
            <text:p text:style-name="P1">6.57966</text:p>
          </table:table-cell>
          <table:table-cell table:style-name="Table18.B4" office:value-type="float" office:value="9.9147575394">
            <text:p text:style-name="P1">9.91476</text:p>
          </table:table-cell>
          <table:table-cell table:style-name="Table18.B4" office:value-type="float" office:value="14.066675845">
            <text:p text:style-name="P1">14.06668</text:p>
          </table:table-cell>
          <table:table-cell table:style-name="Table18.F4" office:value-type="float" office:value="16.9074470285">
            <text:p text:style-name="P1">16.90745</text:p>
          </table:table-cell>
        </table:table-row>
        <table:table-row table:style-name="Table18.1">
          <table:table-cell table:style-name="Table18.A2" office:value-type="string">
            <text:p text:style-name="P7">8</text:p>
          </table:table-cell>
          <table:table-cell table:style-name="Table18.B4" office:value-type="float" office:value="2.334826898">
            <text:p text:style-name="P1">2.33483</text:p>
          </table:table-cell>
          <table:table-cell table:style-name="Table18.B4" office:value-type="float" office:value="1.6624124944">
            <text:p text:style-name="P1">1.66241</text:p>
          </table:table-cell>
          <table:table-cell table:style-name="Table18.B4" office:value-type="float" office:value="2.7583481824">
            <text:p text:style-name="P1">2.75835</text:p>
          </table:table-cell>
          <table:table-cell table:style-name="Table18.B4" office:value-type="float" office:value="4.0692349136">
            <text:p text:style-name="P1">4.06923</text:p>
          </table:table-cell>
          <table:table-cell table:style-name="Table18.F4" office:value-type="float" office:value="5.483824784">
            <text:p text:style-name="P1">5.48382</text:p>
          </table:table-cell>
        </table:table-row>
        <table:table-row table:style-name="Table18.1">
          <table:table-cell table:style-name="Table18.A2" office:value-type="string">
            <text:p text:style-name="P7">4</text:p>
          </table:table-cell>
          <table:table-cell table:style-name="Table18.B4" office:value-type="float" office:value="0.3380248552">
            <text:p text:style-name="P1">0.33802</text:p>
          </table:table-cell>
          <table:table-cell table:style-name="Table18.B4" office:value-type="float" office:value="0.3219325331">
            <text:p text:style-name="P1">0.32193</text:p>
          </table:table-cell>
          <table:table-cell table:style-name="Table18.B4" office:value-type="float" office:value="0.5030202146">
            <text:p text:style-name="P1">0.50302</text:p>
          </table:table-cell>
          <table:table-cell table:style-name="Table18.B4" office:value-type="float" office:value="0.7507310675">
            <text:p text:style-name="P1">0.75073</text:p>
          </table:table-cell>
          <table:table-cell table:style-name="Table18.F4" office:value-type="float" office:value="1.2646552501">
            <text:p text:style-name="P1">1.26466</text:p>
          </table:table-cell>
        </table:table-row>
        <table:table-row table:style-name="Table18.1">
          <table:table-cell table:style-name="Table18.A2" office:value-type="string">
            <text:p text:style-name="P7">2</text:p>
          </table:table-cell>
          <table:table-cell table:style-name="Table18.B4" office:value-type="float" office:value="0.0491889405">
            <text:p text:style-name="P1">0.04919</text:p>
          </table:table-cell>
          <table:table-cell table:style-name="Table18.B4" office:value-type="float" office:value="0.0333539412">
            <text:p text:style-name="P1">0.03335</text:p>
          </table:table-cell>
          <table:table-cell table:style-name="Table18.B4" office:value-type="float" office:value="0.0804691636">
            <text:p text:style-name="P1">0.08047</text:p>
          </table:table-cell>
          <table:table-cell table:style-name="Table18.B4" office:value-type="float" office:value="0.1459932496">
            <text:p text:style-name="P1">0.14599</text:p>
          </table:table-cell>
          <table:table-cell table:style-name="Table18.F4" office:value-type="float" office:value="0.2310418809">
            <text:p text:style-name="P1">0.23104</text:p>
          </table:table-cell>
        </table:table-row>
      </table:table>
      <text:p text:style-name="Standard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4"><text:soft-page-break/><text:span text:style-name="T5">DEVICE <text:s/>MAT MUL <text:s/>MEASURES</text:span></text:p>
      <text:list xml:id="list113609016799059" text:continue-list="list1723779366820476580" text:style-name="L4">
        <text:list-item>
          <text:p text:style-name="P27"><text:span text:style-name="T4">MAT MUL</text:span></text:p>
        </text:list-item>
      </text:list>
      <text:p text:style-name="P30"/>
      <table:table table:name="Table19" table:style-name="Table19">
        <table:table-column table:style-name="Table19.A" table:number-columns-repeated="2"/>
        <table:table-column table:style-name="Table19.C" table:number-columns-repeated="3"/>
        <table:table-column table:style-name="Table19.F"/>
        <table:table-row table:style-name="Table19.1">
          <table:table-cell table:style-name="Table19.A1" table:number-columns-spanned="6" office:value-type="string">
            <text:p text:style-name="P14">MAT MUL EVENT LOW PA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9.2">
          <table:table-cell table:style-name="Table19.A2" office:value-type="string">
            <text:p text:style-name="P12">NUM MATS</text:p>
          </table:table-cell>
          <table:table-cell table:style-name="Table19.B2" table:number-rows-spanned="2" office:value-type="string">
            <text:p text:style-name="P6">8</text:p>
          </table:table-cell>
          <table:table-cell table:style-name="Table19.C2" table:number-rows-spanned="2" office:value-type="string">
            <text:p text:style-name="P6">16</text:p>
          </table:table-cell>
          <table:table-cell table:style-name="Table19.D3" table:number-rows-spanned="2" office:value-type="string">
            <text:p text:style-name="P6">32</text:p>
          </table:table-cell>
          <table:table-cell table:style-name="Table19.E3" table:number-rows-spanned="2" office:value-type="string">
            <text:p text:style-name="P6">64</text:p>
          </table:table-cell>
          <table:table-cell table:style-name="Table19.F3" table:number-rows-spanned="2" office:value-type="string">
            <text:p text:style-name="P6">128</text:p>
          </table:table-cell>
        </table:table-row>
        <table:table-row table:style-name="Table19.3">
          <table:table-cell table:style-name="Table19.A3" office:value-type="string">
            <text:p text:style-name="P13">DIM MA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9.4">
          <table:table-cell table:style-name="Table19.A4" office:value-type="string">
            <text:p text:style-name="P5">16</text:p>
          </table:table-cell>
          <table:table-cell table:style-name="Table19.B4" office:value-type="float" office:value="34.0932272727">
            <text:p text:style-name="P1">34.09323</text:p>
          </table:table-cell>
          <table:table-cell table:style-name="Table19.C4" office:value-type="float" office:value="55.7148">
            <text:p text:style-name="P1">55.71480</text:p>
          </table:table-cell>
          <table:table-cell table:style-name="Table19.D4" office:value-type="float" office:value="88.3982181818">
            <text:p text:style-name="P1">88.39822</text:p>
          </table:table-cell>
          <table:table-cell table:style-name="Table19.E4" office:value-type="float" office:value="161.6394545455">
            <text:p text:style-name="P1">161.63945</text:p>
          </table:table-cell>
          <table:table-cell table:style-name="Table19.F4" office:value-type="float" office:value="296.6782727273">
            <text:p text:style-name="P1">296.67827</text:p>
          </table:table-cell>
        </table:table-row>
        <table:table-row table:style-name="Table19.5">
          <table:table-cell table:style-name="Table19.A5" office:value-type="string">
            <text:p text:style-name="P5">32</text:p>
          </table:table-cell>
          <table:table-cell table:style-name="Table19.B5" office:value-type="float" office:value="41.0887454545">
            <text:p text:style-name="P1">41.08875</text:p>
          </table:table-cell>
          <table:table-cell table:style-name="Table19.C5" office:value-type="float" office:value="67.0076909091">
            <text:p text:style-name="P1">67.00769</text:p>
          </table:table-cell>
          <table:table-cell table:style-name="Table19.D5" office:value-type="float" office:value="114.3659090909">
            <text:p text:style-name="P1">114.36591</text:p>
          </table:table-cell>
          <table:table-cell table:style-name="Table19.E5" office:value-type="float" office:value="219.9304545455">
            <text:p text:style-name="P1">219.93045</text:p>
          </table:table-cell>
          <table:table-cell table:style-name="Table19.F5" office:value-type="float" office:value="425.2651818182">
            <text:p text:style-name="P1">425.26518</text:p>
          </table:table-cell>
        </table:table-row>
        <table:table-row table:style-name="Table19.6">
          <table:table-cell table:style-name="Table19.A6" office:value-type="string">
            <text:p text:style-name="P5">64</text:p>
          </table:table-cell>
          <table:table-cell table:style-name="Table19.B6" office:value-type="float" office:value="48.3823090909">
            <text:p text:style-name="P1">48.38231</text:p>
          </table:table-cell>
          <table:table-cell table:style-name="Table19.C6" office:value-type="float" office:value="84.9096363636">
            <text:p text:style-name="P1">84.90964</text:p>
          </table:table-cell>
          <table:table-cell table:style-name="Table19.D6" office:value-type="float" office:value="164.0071818182">
            <text:p text:style-name="P1">164.00718</text:p>
          </table:table-cell>
          <table:table-cell table:style-name="Table19.E6" office:value-type="float" office:value="326.3932727273">
            <text:p text:style-name="P1">326.39327</text:p>
          </table:table-cell>
          <table:table-cell table:style-name="Table19.F6" office:value-type="float" office:value="550.4892727273">
            <text:p text:style-name="P1">550.48927</text:p>
          </table:table-cell>
        </table:table-row>
        <table:table-row table:style-name="Table19.7">
          <table:table-cell table:style-name="Table19.A7" office:value-type="string">
            <text:p text:style-name="P5">128</text:p>
          </table:table-cell>
          <table:table-cell table:style-name="Table19.B7" office:value-type="float" office:value="132.1124545455">
            <text:p text:style-name="P1">132.11245</text:p>
          </table:table-cell>
          <table:table-cell table:style-name="Table19.C7" office:value-type="float" office:value="215.9366363636">
            <text:p text:style-name="P1">215.93664</text:p>
          </table:table-cell>
          <table:table-cell table:style-name="Table19.D7" office:value-type="float" office:value="431.4850909091">
            <text:p text:style-name="P1">431.48509</text:p>
          </table:table-cell>
          <table:table-cell table:style-name="Table19.E7" office:value-type="float" office:value="866.6500909091">
            <text:p text:style-name="P1">866.65009</text:p>
          </table:table-cell>
          <table:table-cell table:style-name="Table19.F7" office:value-type="float" office:value="1615.1454545455">
            <text:p text:style-name="P1">1615.14545</text:p>
          </table:table-cell>
        </table:table-row>
        <table:table-row table:style-name="Table19.8">
          <table:table-cell table:style-name="Table19.A8" office:value-type="string">
            <text:p text:style-name="P5">256</text:p>
          </table:table-cell>
          <table:table-cell table:style-name="Table19.B8" office:value-type="float" office:value="640.7001818182">
            <text:p text:style-name="P1">640.70018</text:p>
          </table:table-cell>
          <table:table-cell table:style-name="Table19.C8" office:value-type="float" office:value="1174.7595454546">
            <text:p text:style-name="P1">1174.75955</text:p>
          </table:table-cell>
          <table:table-cell table:style-name="Table19.D8" office:value-type="float" office:value="2332.7063636364">
            <text:p text:style-name="P1">2332.70636</text:p>
          </table:table-cell>
          <table:table-cell table:style-name="Table19.E8" office:value-type="float" office:value="4622.2336363636">
            <text:p text:style-name="P1">4622.23364</text:p>
          </table:table-cell>
          <table:table-cell table:style-name="Table19.F8" office:value-type="float" office:value="9052.01">
            <text:p text:style-name="P1">9052.01000</text:p>
          </table:table-cell>
        </table:table-row>
      </table:table>
      <text:p text:style-name="P29"/>
      <table:table table:name="Table20" table:style-name="Table20">
        <table:table-column table:style-name="Table20.A" table:number-columns-repeated="2"/>
        <table:table-column table:style-name="Table20.C" table:number-columns-repeated="3"/>
        <table:table-column table:style-name="Table20.F"/>
        <table:table-row table:style-name="Table20.1">
          <table:table-cell table:style-name="Table20.A1" table:number-columns-spanned="6" office:value-type="string">
            <text:p text:style-name="P14">MAT MUL EVENT AV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0.2">
          <table:table-cell table:style-name="Table20.A2" office:value-type="string">
            <text:p text:style-name="P12">NUM MATS</text:p>
          </table:table-cell>
          <table:table-cell table:style-name="Table20.B2" table:number-rows-spanned="2" office:value-type="string">
            <text:p text:style-name="P6">8</text:p>
          </table:table-cell>
          <table:table-cell table:style-name="Table20.C2" table:number-rows-spanned="2" office:value-type="string">
            <text:p text:style-name="P6">16</text:p>
          </table:table-cell>
          <table:table-cell table:style-name="Table20.D3" table:number-rows-spanned="2" office:value-type="string">
            <text:p text:style-name="P6">32</text:p>
          </table:table-cell>
          <table:table-cell table:style-name="Table20.E3" table:number-rows-spanned="2" office:value-type="string">
            <text:p text:style-name="P6">64</text:p>
          </table:table-cell>
          <table:table-cell table:style-name="Table20.F3" table:number-rows-spanned="2" office:value-type="string">
            <text:p text:style-name="P6">128</text:p>
          </table:table-cell>
        </table:table-row>
        <table:table-row table:style-name="Table20.3">
          <table:table-cell table:style-name="Table20.A4" office:value-type="string">
            <text:p text:style-name="P13">DIM MA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0.4">
          <table:table-cell table:style-name="Table20.A4" office:value-type="string">
            <text:p text:style-name="P5">16</text:p>
          </table:table-cell>
          <table:table-cell table:style-name="Table20.B4" office:value-type="float" office:value="21.9012363636">
            <text:p text:style-name="P1">21.90124</text:p>
          </table:table-cell>
          <table:table-cell table:style-name="Table20.C4" office:value-type="float" office:value="22.4313090909">
            <text:p text:style-name="P1">22.43131</text:p>
          </table:table-cell>
          <table:table-cell table:style-name="Table20.D4" office:value-type="float" office:value="24.2296727273">
            <text:p text:style-name="P1">24.22967</text:p>
          </table:table-cell>
          <table:table-cell table:style-name="Table20.E4" office:value-type="float" office:value="26.9801909091">
            <text:p text:style-name="P1">26.98019</text:p>
          </table:table-cell>
          <table:table-cell table:style-name="Table20.F4" office:value-type="float" office:value="34.5866">
            <text:p text:style-name="P1">34.58660</text:p>
          </table:table-cell>
        </table:table-row>
        <table:table-row table:style-name="Table20.5">
          <table:table-cell table:style-name="Table20.A5" office:value-type="string">
            <text:p text:style-name="P5">32</text:p>
          </table:table-cell>
          <table:table-cell table:style-name="Table20.B5" office:value-type="float" office:value="41.3719727273">
            <text:p text:style-name="P1">41.37197</text:p>
          </table:table-cell>
          <table:table-cell table:style-name="Table20.C5" office:value-type="float" office:value="64.2084818182">
            <text:p text:style-name="P1">64.20848</text:p>
          </table:table-cell>
          <table:table-cell table:style-name="Table20.D5" office:value-type="float" office:value="112.3137272727">
            <text:p text:style-name="P1">112.31373</text:p>
          </table:table-cell>
          <table:table-cell table:style-name="Table20.E5" office:value-type="float" office:value="208.9765454545">
            <text:p text:style-name="P1">208.97655</text:p>
          </table:table-cell>
          <table:table-cell table:style-name="Table20.F5" office:value-type="float" office:value="403.7477272727">
            <text:p text:style-name="P1">403.74773</text:p>
          </table:table-cell>
        </table:table-row>
        <table:table-row table:style-name="Table20.6">
          <table:table-cell table:style-name="Table20.A6" office:value-type="string">
            <text:p text:style-name="P5">64</text:p>
          </table:table-cell>
          <table:table-cell table:style-name="Table20.B6" office:value-type="float" office:value="37.3197818182">
            <text:p text:style-name="P1">37.31978</text:p>
          </table:table-cell>
          <table:table-cell table:style-name="Table20.C6" office:value-type="float" office:value="69.8908272727">
            <text:p text:style-name="P1">69.89083</text:p>
          </table:table-cell>
          <table:table-cell table:style-name="Table20.D6" office:value-type="float" office:value="114.5449454545">
            <text:p text:style-name="P1">114.54495</text:p>
          </table:table-cell>
          <table:table-cell table:style-name="Table20.E6" office:value-type="float" office:value="215.683">
            <text:p text:style-name="P1">215.68300</text:p>
          </table:table-cell>
          <table:table-cell table:style-name="Table20.F6" office:value-type="float" office:value="356.2295454545">
            <text:p text:style-name="P1">356.22955</text:p>
          </table:table-cell>
        </table:table-row>
        <table:table-row table:style-name="Table20.7">
          <table:table-cell table:style-name="Table20.A7" office:value-type="string">
            <text:p text:style-name="P5">128</text:p>
          </table:table-cell>
          <table:table-cell table:style-name="Table20.B7" office:value-type="float" office:value="61.8877">
            <text:p text:style-name="P1">61.88770</text:p>
          </table:table-cell>
          <table:table-cell table:style-name="Table20.C7" office:value-type="float" office:value="111.1888636364">
            <text:p text:style-name="P1">111.18886</text:p>
          </table:table-cell>
          <table:table-cell table:style-name="Table20.D7" office:value-type="float" office:value="209.3949090909">
            <text:p text:style-name="P1">209.39491</text:p>
          </table:table-cell>
          <table:table-cell table:style-name="Table20.E7" office:value-type="float" office:value="363.5883636364">
            <text:p text:style-name="P1">363.58836</text:p>
          </table:table-cell>
          <table:table-cell table:style-name="Table20.F7" office:value-type="float" office:value="676.4445454545">
            <text:p text:style-name="P1">676.44455</text:p>
          </table:table-cell>
        </table:table-row>
        <table:table-row table:style-name="Table20.8">
          <table:table-cell table:style-name="Table20.A8" office:value-type="string">
            <text:p text:style-name="P5">256</text:p>
          </table:table-cell>
          <table:table-cell table:style-name="Table20.B8" office:value-type="float" office:value="138.5330909091">
            <text:p text:style-name="P1">138.53309</text:p>
          </table:table-cell>
          <table:table-cell table:style-name="Table20.C8" office:value-type="float" office:value="260.2837272727">
            <text:p text:style-name="P1">260.28373</text:p>
          </table:table-cell>
          <table:table-cell table:style-name="Table20.D8" office:value-type="float" office:value="514.3677272727">
            <text:p text:style-name="P1">514.36773</text:p>
          </table:table-cell>
          <table:table-cell table:style-name="Table20.E8" office:value-type="float" office:value="929.4848181818">
            <text:p text:style-name="P1">929.48482</text:p>
          </table:table-cell>
          <table:table-cell table:style-name="Table20.F8" office:value-type="float" office:value="1732.6518181818">
            <text:p text:style-name="P1">1732.65182</text:p>
          </table:table-cell>
        </table:table-row>
      </table:table>
      <text:p text:style-name="P29"/>
      <table:table table:name="Table21" table:style-name="Table21">
        <table:table-column table:style-name="Table21.A" table:number-columns-repeated="2"/>
        <table:table-column table:style-name="Table21.C" table:number-columns-repeated="3"/>
        <table:table-column table:style-name="Table21.F"/>
        <table:table-row table:style-name="Table21.1">
          <table:table-cell table:style-name="Table21.A1" table:number-columns-spanned="6" office:value-type="string">
            <text:p text:style-name="P1"><text:span text:style-name="T2">MAT MUL EVENT SPEEDUP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1.2">
          <table:table-cell table:style-name="Table21.A2" office:value-type="string">
            <text:p text:style-name="P12">NUM MATS</text:p>
          </table:table-cell>
          <table:table-cell table:style-name="Table21.A2" table:number-rows-spanned="2" office:value-type="string">
            <text:p text:style-name="P6">8</text:p>
          </table:table-cell>
          <table:table-cell table:style-name="Table21.A2" table:number-rows-spanned="2" office:value-type="string">
            <text:p text:style-name="P6">16</text:p>
          </table:table-cell>
          <table:table-cell table:style-name="Table21.A2" table:number-rows-spanned="2" office:value-type="string">
            <text:p text:style-name="P6">32</text:p>
          </table:table-cell>
          <table:table-cell table:style-name="Table21.A2" table:number-rows-spanned="2" office:value-type="string">
            <text:p text:style-name="P6">64</text:p>
          </table:table-cell>
          <table:table-cell table:style-name="Table21.F2" table:number-rows-spanned="2" office:value-type="string">
            <text:p text:style-name="P6">128</text:p>
          </table:table-cell>
        </table:table-row>
        <table:table-row table:style-name="Table21.3">
          <table:table-cell table:style-name="Table21.A2" office:value-type="string">
            <text:p text:style-name="P13">DIM MA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1.4">
          <table:table-cell table:style-name="Table21.A2" office:value-type="string">
            <text:p text:style-name="P5">16</text:p>
          </table:table-cell>
          <table:table-cell table:style-name="Table21.B4" office:value-type="float" office:value="1.5566804863">
            <text:p text:style-name="P1">1.55668</text:p>
          </table:table-cell>
          <table:table-cell table:style-name="Table21.B4" office:value-type="float" office:value="2.4837961875">
            <text:p text:style-name="P1">2.48380</text:p>
          </table:table-cell>
          <table:table-cell table:style-name="Table21.B4" office:value-type="float" office:value="3.6483455297">
            <text:p text:style-name="P1">3.64835</text:p>
          </table:table-cell>
          <table:table-cell table:style-name="Table21.B4" office:value-type="float" office:value="5.9910419126">
            <text:p text:style-name="P1">5.99104</text:p>
          </table:table-cell>
          <table:table-cell table:style-name="Table21.F4" office:value-type="float" office:value="8.5778386059">
            <text:p text:style-name="P1">8.57784</text:p>
          </table:table-cell>
        </table:table-row>
        <table:table-row table:style-name="Table21.5">
          <table:table-cell table:style-name="Table21.A2" office:value-type="string">
            <text:p text:style-name="P5">32</text:p>
          </table:table-cell>
          <table:table-cell table:style-name="Table21.B4" office:value-type="float" office:value="0.993154127">
            <text:p text:style-name="P1">0.99315</text:p>
          </table:table-cell>
          <table:table-cell table:style-name="Table21.B4" office:value-type="float" office:value="1.043595628">
            <text:p text:style-name="P1">1.04360</text:p>
          </table:table-cell>
          <table:table-cell table:style-name="Table21.B4" office:value-type="float" office:value="1.0182718699">
            <text:p text:style-name="P1">1.01827</text:p>
          </table:table-cell>
          <table:table-cell table:style-name="Table21.B4" office:value-type="float" office:value="1.0524169307">
            <text:p text:style-name="P1">1.05242</text:p>
          </table:table-cell>
          <table:table-cell table:style-name="Table21.F4" office:value-type="float" office:value="1.0532943051">
            <text:p text:style-name="P1">1.05329</text:p>
          </table:table-cell>
        </table:table-row>
        <table:table-row table:style-name="Table21.6">
          <table:table-cell table:style-name="Table21.A2" office:value-type="string">
            <text:p text:style-name="P5">64</text:p>
          </table:table-cell>
          <table:table-cell table:style-name="Table21.B4" office:value-type="float" office:value="1.2964252933">
            <text:p text:style-name="P1">1.29643</text:p>
          </table:table-cell>
          <table:table-cell table:style-name="Table21.B4" office:value-type="float" office:value="1.2148895596">
            <text:p text:style-name="P1">1.21489</text:p>
          </table:table-cell>
          <table:table-cell table:style-name="Table21.B4" office:value-type="float" office:value="1.4318150938">
            <text:p text:style-name="P1">1.43182</text:p>
          </table:table-cell>
          <table:table-cell table:style-name="Table21.B4" office:value-type="float" office:value="1.5133008755">
            <text:p text:style-name="P1">1.51330</text:p>
          </table:table-cell>
          <table:table-cell table:style-name="Table21.F4" office:value-type="float" office:value="1.5453217729">
            <text:p text:style-name="P1">1.54532</text:p>
          </table:table-cell>
        </table:table-row>
        <table:table-row table:style-name="Table21.7">
          <table:table-cell table:style-name="Table21.A2" office:value-type="string">
            <text:p text:style-name="P5">128</text:p>
          </table:table-cell>
          <table:table-cell table:style-name="Table21.B4" office:value-type="float" office:value="2.1347126254">
            <text:p text:style-name="P1">2.13471</text:p>
          </table:table-cell>
          <table:table-cell table:style-name="Table21.B4" office:value-type="float" office:value="1.9420707191">
            <text:p text:style-name="P1">1.94207</text:p>
          </table:table-cell>
          <table:table-cell table:style-name="Table21.B4" office:value-type="float" office:value="2.0606283734">
            <text:p text:style-name="P1">2.06063</text:p>
          </table:table-cell>
          <table:table-cell table:style-name="Table21.B4" office:value-type="float" office:value="2.3836023855">
            <text:p text:style-name="P1">2.38360</text:p>
          </table:table-cell>
          <table:table-cell table:style-name="Table21.F4" office:value-type="float" office:value="2.3876982458">
            <text:p text:style-name="P1">2.38770</text:p>
          </table:table-cell>
        </table:table-row>
        <table:table-row table:style-name="Table21.8">
          <table:table-cell table:style-name="Table21.A2" office:value-type="string">
            <text:p text:style-name="P5">256</text:p>
          </table:table-cell>
          <table:table-cell table:style-name="Table21.B4" office:value-type="float" office:value="4.6248890977">
            <text:p text:style-name="P1">4.62489</text:p>
          </table:table-cell>
          <table:table-cell table:style-name="Table21.B4" office:value-type="float" office:value="4.5133806779">
            <text:p text:style-name="P1">4.51338</text:p>
          </table:table-cell>
          <table:table-cell table:style-name="Table21.B4" office:value-type="float" office:value="4.5350947191">
            <text:p text:style-name="P1">4.53509</text:p>
          </table:table-cell>
          <table:table-cell table:style-name="Table21.B4" office:value-type="float" office:value="4.9728984766">
            <text:p text:style-name="P1">4.97290</text:p>
          </table:table-cell>
          <table:table-cell table:style-name="Table21.F4" office:value-type="float" office:value="5.2243675879">
            <text:p text:style-name="P1">5.22437</text:p>
          </table:table-cell>
        </table:table-row>
      </table:table>
      <text:p text:style-name="Standard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113607827610129" text:continue-numbering="true" text:style-name="L4">
        <text:list-item>
          <text:p text:style-name="P31"><text:soft-page-break/><text:span text:style-name="T4">SMALL MAT MUL</text:span></text:p>
        </text:list-item>
      </text:list>
      <table:table table:name="Table22" table:style-name="Table22">
        <table:table-column table:style-name="Table22.A" table:number-columns-repeated="2"/>
        <table:table-column table:style-name="Table22.C" table:number-columns-repeated="3"/>
        <table:table-column table:style-name="Table22.F"/>
        <table:table-row table:style-name="Table22.1">
          <table:table-cell table:style-name="Table22.A1" table:number-columns-spanned="6" office:value-type="string">
            <text:p text:style-name="P1"><text:span text:style-name="T2">SMALL MM EVENT LOW PAR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2.2">
          <table:table-cell table:style-name="Table22.A2" office:value-type="string">
            <text:p text:style-name="P12">NUM MATS</text:p>
          </table:table-cell>
          <table:table-cell table:style-name="Table22.A2" table:number-rows-spanned="2" office:value-type="string">
            <text:p text:style-name="P6">8</text:p>
          </table:table-cell>
          <table:table-cell table:style-name="Table22.A2" table:number-rows-spanned="2" office:value-type="string">
            <text:p text:style-name="P6">16</text:p>
          </table:table-cell>
          <table:table-cell table:style-name="Table22.A2" table:number-rows-spanned="2" office:value-type="string">
            <text:p text:style-name="P6">32</text:p>
          </table:table-cell>
          <table:table-cell table:style-name="Table22.A2" table:number-rows-spanned="2" office:value-type="string">
            <text:p text:style-name="P6">64</text:p>
          </table:table-cell>
          <table:table-cell table:style-name="Table22.F2" table:number-rows-spanned="2" office:value-type="string">
            <text:p text:style-name="P6">128</text:p>
          </table:table-cell>
        </table:table-row>
        <table:table-row table:style-name="Table22.3">
          <table:table-cell table:style-name="Table22.A2" office:value-type="string">
            <text:p text:style-name="P13">DIM MA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2.4">
          <table:table-cell table:style-name="Table22.A2" office:value-type="string">
            <text:p text:style-name="P5">16</text:p>
          </table:table-cell>
          <table:table-cell table:style-name="Table22.B4" office:value-type="float" office:value="33.1858272727">
            <text:p text:style-name="P1">33.18583</text:p>
          </table:table-cell>
          <table:table-cell table:style-name="Table22.B4" office:value-type="float" office:value="67.7076636364">
            <text:p text:style-name="P1">67.70766</text:p>
          </table:table-cell>
          <table:table-cell table:style-name="Table22.B4" office:value-type="float" office:value="132.8892727273">
            <text:p text:style-name="P1">132.88927</text:p>
          </table:table-cell>
          <table:table-cell table:style-name="Table22.B4" office:value-type="float" office:value="260.7458181818">
            <text:p text:style-name="P1">260.74582</text:p>
          </table:table-cell>
          <table:table-cell table:style-name="Table22.F4" office:value-type="float" office:value="508.4521818182">
            <text:p text:style-name="P1">508.45218</text:p>
          </table:table-cell>
        </table:table-row>
        <table:table-row table:style-name="Table22.5">
          <table:table-cell table:style-name="Table22.A2" office:value-type="string">
            <text:p text:style-name="P5">32</text:p>
          </table:table-cell>
          <table:table-cell table:style-name="Table22.B4" office:value-type="float" office:value="16.6503909091">
            <text:p text:style-name="P1">16.65039</text:p>
          </table:table-cell>
          <table:table-cell table:style-name="Table22.B4" office:value-type="float" office:value="31.0895454545">
            <text:p text:style-name="P1">31.08955</text:p>
          </table:table-cell>
          <table:table-cell table:style-name="Table22.B4" office:value-type="float" office:value="67.7612454545">
            <text:p text:style-name="P1">67.76125</text:p>
          </table:table-cell>
          <table:table-cell table:style-name="Table22.B4" office:value-type="float" office:value="130.3153636364">
            <text:p text:style-name="P1">130.31536</text:p>
          </table:table-cell>
          <table:table-cell table:style-name="Table22.F4" office:value-type="float" office:value="265.8959090909">
            <text:p text:style-name="P1">265.89591</text:p>
          </table:table-cell>
        </table:table-row>
        <table:table-row table:style-name="Table22.6">
          <table:table-cell table:style-name="Table22.A2" office:value-type="string">
            <text:p text:style-name="P5">64</text:p>
          </table:table-cell>
          <table:table-cell table:style-name="Table22.B4" office:value-type="float" office:value="14.4645909091">
            <text:p text:style-name="P1">14.46459</text:p>
          </table:table-cell>
          <table:table-cell table:style-name="Table22.B4" office:value-type="float" office:value="29.2556454545">
            <text:p text:style-name="P1">29.25565</text:p>
          </table:table-cell>
          <table:table-cell table:style-name="Table22.B4" office:value-type="float" office:value="56.8196909091">
            <text:p text:style-name="P1">56.81969</text:p>
          </table:table-cell>
          <table:table-cell table:style-name="Table22.B4" office:value-type="float" office:value="115.2826363636">
            <text:p text:style-name="P1">115.28264</text:p>
          </table:table-cell>
          <table:table-cell table:style-name="Table22.F4" office:value-type="float" office:value="227.0098181818">
            <text:p text:style-name="P1">227.00982</text:p>
          </table:table-cell>
        </table:table-row>
        <table:table-row table:style-name="Table22.7">
          <table:table-cell table:style-name="Table22.A2" office:value-type="string">
            <text:p text:style-name="P5">128</text:p>
          </table:table-cell>
          <table:table-cell table:style-name="Table22.B4" office:value-type="float" office:value="13.3213436364">
            <text:p text:style-name="P1">13.32134</text:p>
          </table:table-cell>
          <table:table-cell table:style-name="Table22.B4" office:value-type="float" office:value="27.2643818182">
            <text:p text:style-name="P1">27.26438</text:p>
          </table:table-cell>
          <table:table-cell table:style-name="Table22.B4" office:value-type="float" office:value="54.8689636364">
            <text:p text:style-name="P1">54.86896</text:p>
          </table:table-cell>
          <table:table-cell table:style-name="Table22.B4" office:value-type="float" office:value="109.1012727273">
            <text:p text:style-name="P1">109.10127</text:p>
          </table:table-cell>
          <table:table-cell table:style-name="Table22.F4" office:value-type="float" office:value="221.7765454545">
            <text:p text:style-name="P1">221.77655</text:p>
          </table:table-cell>
        </table:table-row>
        <table:table-row table:style-name="Table22.8">
          <table:table-cell table:style-name="Table22.A2" office:value-type="string">
            <text:p text:style-name="P5">256</text:p>
          </table:table-cell>
          <table:table-cell table:style-name="Table22.B4" office:value-type="float" office:value="13.7087">
            <text:p text:style-name="P1">13.70870</text:p>
          </table:table-cell>
          <table:table-cell table:style-name="Table22.B4" office:value-type="float" office:value="27.1793181818">
            <text:p text:style-name="P1">27.17932</text:p>
          </table:table-cell>
          <table:table-cell table:style-name="Table22.B4" office:value-type="float" office:value="54.6151363636">
            <text:p text:style-name="P1">54.61514</text:p>
          </table:table-cell>
          <table:table-cell table:style-name="Table22.B4" office:value-type="float" office:value="107.4755454545">
            <text:p text:style-name="P1">107.47555</text:p>
          </table:table-cell>
          <table:table-cell table:style-name="Table22.F4" office:value-type="float" office:value="218.0276363636">
            <text:p text:style-name="P1">218.02764</text:p>
          </table:table-cell>
        </table:table-row>
      </table:table>
      <text:p text:style-name="P29"/>
      <table:table table:name="Table23" table:style-name="Table23">
        <table:table-column table:style-name="Table23.A" table:number-columns-repeated="2"/>
        <table:table-column table:style-name="Table23.C" table:number-columns-repeated="3"/>
        <table:table-column table:style-name="Table23.F"/>
        <table:table-row table:style-name="Table23.1">
          <table:table-cell table:style-name="Table23.A1" table:number-columns-spanned="6" office:value-type="string">
            <text:p text:style-name="P1"><text:span text:style-name="T2">SMALL MM EVENT AVG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3.2">
          <table:table-cell table:style-name="Table23.A2" office:value-type="string">
            <text:p text:style-name="P12">NUM MATS</text:p>
          </table:table-cell>
          <table:table-cell table:style-name="Table23.A2" table:number-rows-spanned="2" office:value-type="string">
            <text:p text:style-name="P6">8</text:p>
          </table:table-cell>
          <table:table-cell table:style-name="Table23.A2" table:number-rows-spanned="2" office:value-type="string">
            <text:p text:style-name="P6">16</text:p>
          </table:table-cell>
          <table:table-cell table:style-name="Table23.A2" table:number-rows-spanned="2" office:value-type="string">
            <text:p text:style-name="P6">32</text:p>
          </table:table-cell>
          <table:table-cell table:style-name="Table23.A2" table:number-rows-spanned="2" office:value-type="string">
            <text:p text:style-name="P6">64</text:p>
          </table:table-cell>
          <table:table-cell table:style-name="Table23.F2" table:number-rows-spanned="2" office:value-type="string">
            <text:p text:style-name="P6">128</text:p>
          </table:table-cell>
        </table:table-row>
        <table:table-row table:style-name="Table23.3">
          <table:table-cell table:style-name="Table23.A2" office:value-type="string">
            <text:p text:style-name="P13">DIM MA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3.4">
          <table:table-cell table:style-name="Table23.A2" office:value-type="string">
            <text:p text:style-name="P5">16</text:p>
          </table:table-cell>
          <table:table-cell table:style-name="Table23.B4" office:value-type="float" office:value="23.0902454545">
            <text:p text:style-name="P1">23.09025</text:p>
          </table:table-cell>
          <table:table-cell table:style-name="Table23.B4" office:value-type="float" office:value="43.9185727273">
            <text:p text:style-name="P1">43.91857</text:p>
          </table:table-cell>
          <table:table-cell table:style-name="Table23.B4" office:value-type="float" office:value="97.9270818182">
            <text:p text:style-name="P1">97.92708</text:p>
          </table:table-cell>
          <table:table-cell table:style-name="Table23.B4" office:value-type="float" office:value="189.1">
            <text:p text:style-name="P1">189.10000</text:p>
          </table:table-cell>
          <table:table-cell table:style-name="Table23.F4" office:value-type="float" office:value="420.1539090909">
            <text:p text:style-name="P1">420.15391</text:p>
          </table:table-cell>
        </table:table-row>
        <table:table-row table:style-name="Table23.5">
          <table:table-cell table:style-name="Table23.A2" office:value-type="string">
            <text:p text:style-name="P5">32</text:p>
          </table:table-cell>
          <table:table-cell table:style-name="Table23.B4" office:value-type="float" office:value="14.7825272727">
            <text:p text:style-name="P1">14.78253</text:p>
          </table:table-cell>
          <table:table-cell table:style-name="Table23.B4" office:value-type="float" office:value="30.6529636364">
            <text:p text:style-name="P1">30.65296</text:p>
          </table:table-cell>
          <table:table-cell table:style-name="Table23.B4" office:value-type="float" office:value="60.0366181818">
            <text:p text:style-name="P1">60.03662</text:p>
          </table:table-cell>
          <table:table-cell table:style-name="Table23.B4" office:value-type="float" office:value="128.6042727273">
            <text:p text:style-name="P1">128.60427</text:p>
          </table:table-cell>
          <table:table-cell table:style-name="Table23.F4" office:value-type="float" office:value="260.8574545455">
            <text:p text:style-name="P1">260.85745</text:p>
          </table:table-cell>
        </table:table-row>
        <table:table-row table:style-name="Table23.6">
          <table:table-cell table:style-name="Table23.A2" office:value-type="string">
            <text:p text:style-name="P5">64</text:p>
          </table:table-cell>
          <table:table-cell table:style-name="Table23.B4" office:value-type="float" office:value="10.9262027273">
            <text:p text:style-name="P1">10.92620</text:p>
          </table:table-cell>
          <table:table-cell table:style-name="Table23.B4" office:value-type="float" office:value="29.9642">
            <text:p text:style-name="P1">29.96420</text:p>
          </table:table-cell>
          <table:table-cell table:style-name="Table23.B4" office:value-type="float" office:value="60.9677090909">
            <text:p text:style-name="P1">60.96771</text:p>
          </table:table-cell>
          <table:table-cell table:style-name="Table23.B4" office:value-type="float" office:value="121.3549909091">
            <text:p text:style-name="P1">121.35499</text:p>
          </table:table-cell>
          <table:table-cell table:style-name="Table23.F4" office:value-type="float" office:value="272.6887272727">
            <text:p text:style-name="P1">272.68873</text:p>
          </table:table-cell>
        </table:table-row>
        <table:table-row table:style-name="Table23.7">
          <table:table-cell table:style-name="Table23.A2" office:value-type="string">
            <text:p text:style-name="P5">128</text:p>
          </table:table-cell>
          <table:table-cell table:style-name="Table23.B4" office:value-type="float" office:value="12.8735163636">
            <text:p text:style-name="P1">12.87352</text:p>
          </table:table-cell>
          <table:table-cell table:style-name="Table23.B4" office:value-type="float" office:value="32.7370090909">
            <text:p text:style-name="P1">32.73701</text:p>
          </table:table-cell>
          <table:table-cell table:style-name="Table23.B4" office:value-type="float" office:value="48.3889272727">
            <text:p text:style-name="P1">48.38893</text:p>
          </table:table-cell>
          <table:table-cell table:style-name="Table23.B4" office:value-type="float" office:value="131.1019363636">
            <text:p text:style-name="P1">131.10194</text:p>
          </table:table-cell>
          <table:table-cell table:style-name="Table23.F4" office:value-type="float" office:value="248.3731818182">
            <text:p text:style-name="P1">248.37318</text:p>
          </table:table-cell>
        </table:table-row>
        <table:table-row table:style-name="Table23.8">
          <table:table-cell table:style-name="Table23.A2" office:value-type="string">
            <text:p text:style-name="P5">256</text:p>
          </table:table-cell>
          <table:table-cell table:style-name="Table23.B4" office:value-type="float" office:value="15.1139554545">
            <text:p text:style-name="P1">15.11396</text:p>
          </table:table-cell>
          <table:table-cell table:style-name="Table23.B4" office:value-type="float" office:value="26.0010363636">
            <text:p text:style-name="P1">26.00104</text:p>
          </table:table-cell>
          <table:table-cell table:style-name="Table23.B4" office:value-type="float" office:value="61.9896181818">
            <text:p text:style-name="P1">61.98962</text:p>
          </table:table-cell>
          <table:table-cell table:style-name="Table23.B4" office:value-type="float" office:value="131.3432454545">
            <text:p text:style-name="P1">131.34325</text:p>
          </table:table-cell>
          <table:table-cell table:style-name="Table23.F4" office:value-type="float" office:value="220.7819090909">
            <text:p text:style-name="P1">220.78191</text:p>
          </table:table-cell>
        </table:table-row>
      </table:table>
      <text:p text:style-name="P29"/>
      <table:table table:name="Table24" table:style-name="Table24">
        <table:table-column table:style-name="Table24.A" table:number-columns-repeated="2"/>
        <table:table-column table:style-name="Table24.C" table:number-columns-repeated="3"/>
        <table:table-column table:style-name="Table24.F"/>
        <table:table-row table:style-name="Table24.1">
          <table:table-cell table:style-name="Table24.A1" table:number-columns-spanned="6" office:value-type="string">
            <text:p text:style-name="P1"><text:span text:style-name="T2">SMALL MM EVENT SPEEDUP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4.2">
          <table:table-cell table:style-name="Table24.A2" office:value-type="string">
            <text:p text:style-name="P12">NUM MATS</text:p>
          </table:table-cell>
          <table:table-cell table:style-name="Table24.A2" table:number-rows-spanned="2" office:value-type="string">
            <text:p text:style-name="P6">8</text:p>
          </table:table-cell>
          <table:table-cell table:style-name="Table24.A2" table:number-rows-spanned="2" office:value-type="string">
            <text:p text:style-name="P6">16</text:p>
          </table:table-cell>
          <table:table-cell table:style-name="Table24.A2" table:number-rows-spanned="2" office:value-type="string">
            <text:p text:style-name="P6">32</text:p>
          </table:table-cell>
          <table:table-cell table:style-name="Table24.A2" table:number-rows-spanned="2" office:value-type="string">
            <text:p text:style-name="P6">64</text:p>
          </table:table-cell>
          <table:table-cell table:style-name="Table24.F2" table:number-rows-spanned="2" office:value-type="string">
            <text:p text:style-name="P6">128</text:p>
          </table:table-cell>
        </table:table-row>
        <table:table-row table:style-name="Table24.2">
          <table:table-cell table:style-name="Table24.A2" office:value-type="string">
            <text:p text:style-name="P13">DIM MA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5">16</text:p>
          </table:table-cell>
          <table:table-cell table:style-name="Table24.B4" office:value-type="float" office:value="2.8511008033">
            <text:p text:style-name="P1">2.85110</text:p>
          </table:table-cell>
          <table:table-cell table:style-name="Table24.B4" office:value-type="float" office:value="2.7060456684">
            <text:p text:style-name="P1">2.70605</text:p>
          </table:table-cell>
          <table:table-cell table:style-name="Table24.B4" office:value-type="float" office:value="1.4145283009">
            <text:p text:style-name="P1">1.41453</text:p>
          </table:table-cell>
          <table:table-cell table:style-name="Table24.B4" office:value-type="float" office:value="2.9009820295">
            <text:p text:style-name="P1">2.90098</text:p>
          </table:table-cell>
          <table:table-cell table:style-name="Table24.F4" office:value-type="float" office:value="2.2400931334">
            <text:p text:style-name="P1">2.24009</text:p>
          </table:table-cell>
        </table:table-row>
        <table:table-row table:style-name="Table24.1">
          <table:table-cell table:style-name="Table24.A2" office:value-type="string">
            <text:p text:style-name="P5">32</text:p>
          </table:table-cell>
          <table:table-cell table:style-name="Table24.B4" office:value-type="float" office:value="0.5894448344">
            <text:p text:style-name="P1">0.58944</text:p>
          </table:table-cell>
          <table:table-cell table:style-name="Table24.B4" office:value-type="float" office:value="1.1032584175">
            <text:p text:style-name="P1">1.10326</text:p>
          </table:table-cell>
          <table:table-cell table:style-name="Table24.B4" office:value-type="float" office:value="0.709033876">
            <text:p text:style-name="P1">0.70903</text:p>
          </table:table-cell>
          <table:table-cell table:style-name="Table24.B4" office:value-type="float" office:value="0.7574391258">
            <text:p text:style-name="P1">0.75744</text:p>
          </table:table-cell>
          <table:table-cell table:style-name="Table24.F4" office:value-type="float" office:value="0.74236235">
            <text:p text:style-name="P1">0.74236</text:p>
          </table:table-cell>
        </table:table-row>
        <table:table-row table:style-name="Table24.1">
          <table:table-cell table:style-name="Table24.A2" office:value-type="string">
            <text:p text:style-name="P5">64</text:p>
          </table:table-cell>
          <table:table-cell table:style-name="Table24.B4" office:value-type="float" office:value="0.7809106404">
            <text:p text:style-name="P1">0.78091</text:p>
          </table:table-cell>
          <table:table-cell table:style-name="Table24.B4" office:value-type="float" office:value="0.5149433885">
            <text:p text:style-name="P1">0.51494</text:p>
          </table:table-cell>
          <table:table-cell table:style-name="Table24.B4" office:value-type="float" office:value="0.5730452028">
            <text:p text:style-name="P1">0.57305</text:p>
          </table:table-cell>
          <table:table-cell table:style-name="Table24.B4" office:value-type="float" office:value="0.4695385113">
            <text:p text:style-name="P1">0.46954</text:p>
          </table:table-cell>
          <table:table-cell table:style-name="Table24.F4" office:value-type="float" office:value="0.5902718079">
            <text:p text:style-name="P1">0.59027</text:p>
          </table:table-cell>
        </table:table-row>
        <table:table-row table:style-name="Table24.1">
          <table:table-cell table:style-name="Table24.A2" office:value-type="string">
            <text:p text:style-name="P5">128</text:p>
          </table:table-cell>
          <table:table-cell table:style-name="Table24.B4" office:value-type="float" office:value="0.5647457098">
            <text:p text:style-name="P1">0.56475</text:p>
          </table:table-cell>
          <table:table-cell table:style-name="Table24.B4" office:value-type="float" office:value="0.3380718406">
            <text:p text:style-name="P1">0.33807</text:p>
          </table:table-cell>
          <table:table-cell table:style-name="Table24.B4" office:value-type="float" office:value="0.3386207418">
            <text:p text:style-name="P1">0.33862</text:p>
          </table:table-cell>
          <table:table-cell table:style-name="Table24.B4" office:value-type="float" office:value="0.4456245134">
            <text:p text:style-name="P1">0.44562</text:p>
          </table:table-cell>
          <table:table-cell table:style-name="Table24.F4" office:value-type="float" office:value="0.3566667337">
            <text:p text:style-name="P1">0.35667</text:p>
          </table:table-cell>
        </table:table-row>
        <table:table-row table:style-name="Table24.1">
          <table:table-cell table:style-name="Table24.A2" office:value-type="string">
            <text:p text:style-name="P5">256</text:p>
          </table:table-cell>
          <table:table-cell table:style-name="Table24.B4" office:value-type="float" office:value="0.1476030651">
            <text:p text:style-name="P1">0.14760</text:p>
          </table:table-cell>
          <table:table-cell table:style-name="Table24.B4" office:value-type="float" office:value="0.1731622472">
            <text:p text:style-name="P1">0.17316</text:p>
          </table:table-cell>
          <table:table-cell table:style-name="Table24.B4" office:value-type="float" office:value="0.1811517875">
            <text:p text:style-name="P1">0.18115</text:p>
          </table:table-cell>
          <table:table-cell table:style-name="Table24.B4" office:value-type="float" office:value="0.1467907898">
            <text:p text:style-name="P1">0.14679</text:p>
          </table:table-cell>
          <table:table-cell table:style-name="Table24.F4" office:value-type="float" office:value="0.1527133806">
            <text:p text:style-name="P1">0.15271</text:p>
          </table:table-cell>
        </table:table-row>
      </table:table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113608268966879" text:continue-numbering="true" text:style-name="L4">
        <text:list-item>
          <text:p text:style-name="P31"><text:soft-page-break/><text:span text:style-name="T4">LOT SMALL MAT MUL</text:span></text:p>
        </text:list-item>
      </text:list>
      <text:p text:style-name="P32"/>
      <table:table table:name="Table25" table:style-name="Table25">
        <table:table-column table:style-name="Table25.A" table:number-columns-repeated="2"/>
        <table:table-column table:style-name="Table25.C" table:number-columns-repeated="3"/>
        <table:table-column table:style-name="Table25.F"/>
        <table:table-row table:style-name="Table25.1">
          <table:table-cell table:style-name="Table25.A1" table:number-columns-spanned="6" office:value-type="string">
            <text:p text:style-name="P14">LOT SMALL MM EVENT LOW PA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5.2">
          <table:table-cell table:style-name="Table25.A2" office:value-type="string">
            <text:p text:style-name="P12">NUM MATS</text:p>
          </table:table-cell>
          <table:table-cell table:style-name="Table25.A2" table:number-rows-spanned="2" office:value-type="string">
            <text:p text:style-name="P8">64</text:p>
          </table:table-cell>
          <table:table-cell table:style-name="Table25.A2" table:number-rows-spanned="2" office:value-type="string">
            <text:p text:style-name="P8">128</text:p>
          </table:table-cell>
          <table:table-cell table:style-name="Table25.A2" table:number-rows-spanned="2" office:value-type="string">
            <text:p text:style-name="P8">256</text:p>
          </table:table-cell>
          <table:table-cell table:style-name="Table25.A2" table:number-rows-spanned="2" office:value-type="string">
            <text:p text:style-name="P8">512</text:p>
          </table:table-cell>
          <table:table-cell table:style-name="Table25.F2" table:number-rows-spanned="2" office:value-type="string">
            <text:p text:style-name="P8">1024</text:p>
          </table:table-cell>
        </table:table-row>
        <table:table-row table:style-name="Table25.2">
          <table:table-cell table:style-name="Table25.A2" office:value-type="string">
            <text:p text:style-name="P13">DIM MA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7">32</text:p>
          </table:table-cell>
          <table:table-cell table:style-name="Table25.B4" office:value-type="float" office:value="33.1858272727">
            <text:p text:style-name="P1">33.18583</text:p>
          </table:table-cell>
          <table:table-cell table:style-name="Table25.B4" office:value-type="float" office:value="67.7076636364">
            <text:p text:style-name="P1">67.70766</text:p>
          </table:table-cell>
          <table:table-cell table:style-name="Table25.B4" office:value-type="float" office:value="132.8892727273">
            <text:p text:style-name="P1">132.88927</text:p>
          </table:table-cell>
          <table:table-cell table:style-name="Table25.B4" office:value-type="float" office:value="260.7458181818">
            <text:p text:style-name="P1">260.74582</text:p>
          </table:table-cell>
          <table:table-cell table:style-name="Table25.F4" office:value-type="float" office:value="508.4521818182">
            <text:p text:style-name="P1">508.45218</text:p>
          </table:table-cell>
        </table:table-row>
        <table:table-row table:style-name="Table25.1">
          <table:table-cell table:style-name="Table25.A2" office:value-type="string">
            <text:p text:style-name="P7">16</text:p>
          </table:table-cell>
          <table:table-cell table:style-name="Table25.B4" office:value-type="float" office:value="16.6503909091">
            <text:p text:style-name="P1">16.65039</text:p>
          </table:table-cell>
          <table:table-cell table:style-name="Table25.B4" office:value-type="float" office:value="31.0895454545">
            <text:p text:style-name="P1">31.08955</text:p>
          </table:table-cell>
          <table:table-cell table:style-name="Table25.B4" office:value-type="float" office:value="67.7612454545">
            <text:p text:style-name="P1">67.76125</text:p>
          </table:table-cell>
          <table:table-cell table:style-name="Table25.B4" office:value-type="float" office:value="130.3153636364">
            <text:p text:style-name="P1">130.31536</text:p>
          </table:table-cell>
          <table:table-cell table:style-name="Table25.F4" office:value-type="float" office:value="265.8959090909">
            <text:p text:style-name="P1">265.89591</text:p>
          </table:table-cell>
        </table:table-row>
        <table:table-row table:style-name="Table25.1">
          <table:table-cell table:style-name="Table25.A2" office:value-type="string">
            <text:p text:style-name="P7">8</text:p>
          </table:table-cell>
          <table:table-cell table:style-name="Table25.B4" office:value-type="float" office:value="14.4645909091">
            <text:p text:style-name="P1">14.46459</text:p>
          </table:table-cell>
          <table:table-cell table:style-name="Table25.B4" office:value-type="float" office:value="29.2556454545">
            <text:p text:style-name="P1">29.25565</text:p>
          </table:table-cell>
          <table:table-cell table:style-name="Table25.B4" office:value-type="float" office:value="56.8196909091">
            <text:p text:style-name="P1">56.81969</text:p>
          </table:table-cell>
          <table:table-cell table:style-name="Table25.B4" office:value-type="float" office:value="115.2826363636">
            <text:p text:style-name="P1">115.28264</text:p>
          </table:table-cell>
          <table:table-cell table:style-name="Table25.F4" office:value-type="float" office:value="227.0098181818">
            <text:p text:style-name="P1">227.00982</text:p>
          </table:table-cell>
        </table:table-row>
        <table:table-row table:style-name="Table25.1">
          <table:table-cell table:style-name="Table25.A2" office:value-type="string">
            <text:p text:style-name="P7">4</text:p>
          </table:table-cell>
          <table:table-cell table:style-name="Table25.B4" office:value-type="float" office:value="13.3213436364">
            <text:p text:style-name="P1">13.32134</text:p>
          </table:table-cell>
          <table:table-cell table:style-name="Table25.B4" office:value-type="float" office:value="27.2643818182">
            <text:p text:style-name="P1">27.26438</text:p>
          </table:table-cell>
          <table:table-cell table:style-name="Table25.B4" office:value-type="float" office:value="54.8689636364">
            <text:p text:style-name="P1">54.86896</text:p>
          </table:table-cell>
          <table:table-cell table:style-name="Table25.B4" office:value-type="float" office:value="109.1012727273">
            <text:p text:style-name="P1">109.10127</text:p>
          </table:table-cell>
          <table:table-cell table:style-name="Table25.F4" office:value-type="float" office:value="221.7765454545">
            <text:p text:style-name="P1">221.77655</text:p>
          </table:table-cell>
        </table:table-row>
        <table:table-row table:style-name="Table25.1">
          <table:table-cell table:style-name="Table25.A2" office:value-type="string">
            <text:p text:style-name="P7">2</text:p>
          </table:table-cell>
          <table:table-cell table:style-name="Table25.B4" office:value-type="float" office:value="13.7087">
            <text:p text:style-name="P1">13.70870</text:p>
          </table:table-cell>
          <table:table-cell table:style-name="Table25.B4" office:value-type="float" office:value="27.1793181818">
            <text:p text:style-name="P1">27.17932</text:p>
          </table:table-cell>
          <table:table-cell table:style-name="Table25.B4" office:value-type="float" office:value="54.6151363636">
            <text:p text:style-name="P1">54.61514</text:p>
          </table:table-cell>
          <table:table-cell table:style-name="Table25.B4" office:value-type="float" office:value="107.4755454545">
            <text:p text:style-name="P1">107.47555</text:p>
          </table:table-cell>
          <table:table-cell table:style-name="Table25.F4" office:value-type="float" office:value="218.0276363636">
            <text:p text:style-name="P1">218.02764</text:p>
          </table:table-cell>
        </table:table-row>
      </table:table>
      <text:p text:style-name="Standard"/>
      <text:p text:style-name="P32"/>
      <table:table table:name="Table26" table:style-name="Table26">
        <table:table-column table:style-name="Table26.A" table:number-columns-repeated="2"/>
        <table:table-column table:style-name="Table26.C" table:number-columns-repeated="3"/>
        <table:table-column table:style-name="Table26.F"/>
        <table:table-row table:style-name="Table26.1">
          <table:table-cell table:style-name="Table26.A1" table:number-columns-spanned="6" office:value-type="string">
            <text:p text:style-name="P14">LOT SMALL MM EVENT AV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6.2">
          <table:table-cell table:style-name="Table26.A2" office:value-type="string">
            <text:p text:style-name="P12">NUM MATS</text:p>
          </table:table-cell>
          <table:table-cell table:style-name="Table26.A2" table:number-rows-spanned="2" office:value-type="string">
            <text:p text:style-name="P8">64</text:p>
          </table:table-cell>
          <table:table-cell table:style-name="Table26.A2" table:number-rows-spanned="2" office:value-type="string">
            <text:p text:style-name="P8">128</text:p>
          </table:table-cell>
          <table:table-cell table:style-name="Table26.A2" table:number-rows-spanned="2" office:value-type="string">
            <text:p text:style-name="P8">256</text:p>
          </table:table-cell>
          <table:table-cell table:style-name="Table26.A2" table:number-rows-spanned="2" office:value-type="string">
            <text:p text:style-name="P8">512</text:p>
          </table:table-cell>
          <table:table-cell table:style-name="Table26.F2" table:number-rows-spanned="2" office:value-type="string">
            <text:p text:style-name="P8">1024</text:p>
          </table:table-cell>
        </table:table-row>
        <table:table-row table:style-name="Table26.2">
          <table:table-cell table:style-name="Table26.A2" office:value-type="string">
            <text:p text:style-name="P13">DIM MA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6.4">
          <table:table-cell table:style-name="Table26.A4" office:value-type="string">
            <text:p text:style-name="P7">32</text:p>
          </table:table-cell>
          <table:table-cell table:style-name="Table26.B4" office:value-type="float" office:value="23.0902454545">
            <text:p text:style-name="P1">23.09025</text:p>
          </table:table-cell>
          <table:table-cell table:style-name="Table26.C4" office:value-type="float" office:value="43.9185727273">
            <text:p text:style-name="P1">43.91857</text:p>
          </table:table-cell>
          <table:table-cell table:style-name="Table26.D4" office:value-type="float" office:value="97.9270818182">
            <text:p text:style-name="P1">97.92708</text:p>
          </table:table-cell>
          <table:table-cell table:style-name="Table26.E4" office:value-type="float" office:value="189.1">
            <text:p text:style-name="P1">189.10000</text:p>
          </table:table-cell>
          <table:table-cell table:style-name="Table26.F4" office:value-type="float" office:value="420.1539090909">
            <text:p text:style-name="P1">420.15391</text:p>
          </table:table-cell>
        </table:table-row>
        <table:table-row table:style-name="Table26.4">
          <table:table-cell table:style-name="Table26.A4" office:value-type="string">
            <text:p text:style-name="P7">16</text:p>
          </table:table-cell>
          <table:table-cell table:style-name="Table26.B5" office:value-type="float" office:value="14.7825272727">
            <text:p text:style-name="P1">14.78253</text:p>
          </table:table-cell>
          <table:table-cell table:style-name="Table26.C5" office:value-type="float" office:value="30.6529636364">
            <text:p text:style-name="P1">30.65296</text:p>
          </table:table-cell>
          <table:table-cell table:style-name="Table26.D5" office:value-type="float" office:value="60.0366181818">
            <text:p text:style-name="P1">60.03662</text:p>
          </table:table-cell>
          <table:table-cell table:style-name="Table26.E5" office:value-type="float" office:value="128.6042727273">
            <text:p text:style-name="P1">128.60427</text:p>
          </table:table-cell>
          <table:table-cell table:style-name="Table26.F5" office:value-type="float" office:value="260.8574545455">
            <text:p text:style-name="P1">260.85745</text:p>
          </table:table-cell>
        </table:table-row>
        <table:table-row table:style-name="Table26.4">
          <table:table-cell table:style-name="Table26.A4" office:value-type="string">
            <text:p text:style-name="P7">8</text:p>
          </table:table-cell>
          <table:table-cell table:style-name="Table26.B6" office:value-type="float" office:value="10.9262027273">
            <text:p text:style-name="P1">10.92620</text:p>
          </table:table-cell>
          <table:table-cell table:style-name="Table26.C6" office:value-type="float" office:value="29.9642">
            <text:p text:style-name="P1">29.96420</text:p>
          </table:table-cell>
          <table:table-cell table:style-name="Table26.D6" office:value-type="float" office:value="60.9677090909">
            <text:p text:style-name="P1">60.96771</text:p>
          </table:table-cell>
          <table:table-cell table:style-name="Table26.E6" office:value-type="float" office:value="121.3549909091">
            <text:p text:style-name="P1">121.35499</text:p>
          </table:table-cell>
          <table:table-cell table:style-name="Table26.F6" office:value-type="float" office:value="272.6887272727">
            <text:p text:style-name="P1">272.68873</text:p>
          </table:table-cell>
        </table:table-row>
        <table:table-row table:style-name="Table26.4">
          <table:table-cell table:style-name="Table26.A4" office:value-type="string">
            <text:p text:style-name="P7">4</text:p>
          </table:table-cell>
          <table:table-cell table:style-name="Table26.B7" office:value-type="float" office:value="12.8735163636">
            <text:p text:style-name="P1">12.87352</text:p>
          </table:table-cell>
          <table:table-cell table:style-name="Table26.C7" office:value-type="float" office:value="32.7370090909">
            <text:p text:style-name="P1">32.73701</text:p>
          </table:table-cell>
          <table:table-cell table:style-name="Table26.D7" office:value-type="float" office:value="48.3889272727">
            <text:p text:style-name="P1">48.38893</text:p>
          </table:table-cell>
          <table:table-cell table:style-name="Table26.E7" office:value-type="float" office:value="131.1019363636">
            <text:p text:style-name="P1">131.10194</text:p>
          </table:table-cell>
          <table:table-cell table:style-name="Table26.F7" office:value-type="float" office:value="248.3731818182">
            <text:p text:style-name="P1">248.37318</text:p>
          </table:table-cell>
        </table:table-row>
        <table:table-row table:style-name="Table26.4">
          <table:table-cell table:style-name="Table26.A4" office:value-type="string">
            <text:p text:style-name="P7">2</text:p>
          </table:table-cell>
          <table:table-cell table:style-name="Table26.B8" office:value-type="float" office:value="15.1139554545">
            <text:p text:style-name="P1">15.11396</text:p>
          </table:table-cell>
          <table:table-cell table:style-name="Table26.C8" office:value-type="float" office:value="26.0010363636">
            <text:p text:style-name="P1">26.00104</text:p>
          </table:table-cell>
          <table:table-cell table:style-name="Table26.D8" office:value-type="float" office:value="61.9896181818">
            <text:p text:style-name="P1">61.98962</text:p>
          </table:table-cell>
          <table:table-cell table:style-name="Table26.E8" office:value-type="float" office:value="131.3432454545">
            <text:p text:style-name="P1">131.34325</text:p>
          </table:table-cell>
          <table:table-cell table:style-name="Table26.F8" office:value-type="float" office:value="220.7819090909">
            <text:p text:style-name="P1">220.78191</text:p>
          </table:table-cell>
        </table:table-row>
      </table:table>
      <text:p text:style-name="Standard"/>
      <text:p text:style-name="P32"/>
      <table:table table:name="Table27" table:style-name="Table27">
        <table:table-column table:style-name="Table27.A" table:number-columns-repeated="2"/>
        <table:table-column table:style-name="Table27.C" table:number-columns-repeated="3"/>
        <table:table-column table:style-name="Table27.F"/>
        <table:table-row table:style-name="Table27.1">
          <table:table-cell table:style-name="Table27.A1" table:number-columns-spanned="6" office:value-type="string">
            <text:p text:style-name="P14">LOT SMALL MM EVENT SPEEDUP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7.2">
          <table:table-cell table:style-name="Table27.A2" office:value-type="string">
            <text:p text:style-name="P12">NUM MATS</text:p>
          </table:table-cell>
          <table:table-cell table:style-name="Table27.A2" table:number-rows-spanned="2" office:value-type="string">
            <text:p text:style-name="P8">64</text:p>
          </table:table-cell>
          <table:table-cell table:style-name="Table27.A2" table:number-rows-spanned="2" office:value-type="string">
            <text:p text:style-name="P8">128</text:p>
          </table:table-cell>
          <table:table-cell table:style-name="Table27.A2" table:number-rows-spanned="2" office:value-type="string">
            <text:p text:style-name="P8">256</text:p>
          </table:table-cell>
          <table:table-cell table:style-name="Table27.A2" table:number-rows-spanned="2" office:value-type="string">
            <text:p text:style-name="P8">512</text:p>
          </table:table-cell>
          <table:table-cell table:style-name="Table27.F2" table:number-rows-spanned="2" office:value-type="string">
            <text:p text:style-name="P8">1024</text:p>
          </table:table-cell>
        </table:table-row>
        <table:table-row table:style-name="Table27.2">
          <table:table-cell table:style-name="Table27.A2" office:value-type="string">
            <text:p text:style-name="P13">DIM MA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7">32</text:p>
          </table:table-cell>
          <table:table-cell table:style-name="Table27.B4" office:value-type="float" office:value="1.4372228021">
            <text:p text:style-name="P1">1.43722</text:p>
          </table:table-cell>
          <table:table-cell table:style-name="Table27.B4" office:value-type="float" office:value="1.5416635704">
            <text:p text:style-name="P1">1.54166</text:p>
          </table:table-cell>
          <table:table-cell table:style-name="Table27.B4" office:value-type="float" office:value="1.3570226975">
            <text:p text:style-name="P1">1.35702</text:p>
          </table:table-cell>
          <table:table-cell table:style-name="Table27.B4" office:value-type="float" office:value="1.3788779386">
            <text:p text:style-name="P1">1.37888</text:p>
          </table:table-cell>
          <table:table-cell table:style-name="Table27.F4" office:value-type="float" office:value="1.2101569706">
            <text:p text:style-name="P1">1.21016</text:p>
          </table:table-cell>
        </table:table-row>
        <table:table-row table:style-name="Table27.1">
          <table:table-cell table:style-name="Table27.A2" office:value-type="string">
            <text:p text:style-name="P7">16</text:p>
          </table:table-cell>
          <table:table-cell table:style-name="Table27.B4" office:value-type="float" office:value="1.1263561773">
            <text:p text:style-name="P1">1.12636</text:p>
          </table:table-cell>
          <table:table-cell table:style-name="Table27.B4" office:value-type="float" office:value="1.0142427278">
            <text:p text:style-name="P1">1.01424</text:p>
          </table:table-cell>
          <table:table-cell table:style-name="Table27.B4" office:value-type="float" office:value="1.1286652631">
            <text:p text:style-name="P1">1.12867</text:p>
          </table:table-cell>
          <table:table-cell table:style-name="Table27.B4" office:value-type="float" office:value="1.013305086">
            <text:p text:style-name="P1">1.01331</text:p>
          </table:table-cell>
          <table:table-cell table:style-name="Table27.F4" office:value-type="float" office:value="1.0193149724">
            <text:p text:style-name="P1">1.01931</text:p>
          </table:table-cell>
        </table:table-row>
        <table:table-row table:style-name="Table27.1">
          <table:table-cell table:style-name="Table27.A2" office:value-type="string">
            <text:p text:style-name="P7">8</text:p>
          </table:table-cell>
          <table:table-cell table:style-name="Table27.B4" office:value-type="float" office:value="1.3238442733">
            <text:p text:style-name="P1">1.32384</text:p>
          </table:table-cell>
          <table:table-cell table:style-name="Table27.B4" office:value-type="float" office:value="0.9763532968">
            <text:p text:style-name="P1">0.97635</text:p>
          </table:table-cell>
          <table:table-cell table:style-name="Table27.B4" office:value-type="float" office:value="0.9319636863">
            <text:p text:style-name="P1">0.93196</text:p>
          </table:table-cell>
          <table:table-cell table:style-name="Table27.B4" office:value-type="float" office:value="0.9499620535">
            <text:p text:style-name="P1">0.94996</text:p>
          </table:table-cell>
          <table:table-cell table:style-name="Table27.F4" office:value-type="float" office:value="0.8324869915">
            <text:p text:style-name="P1">0.83249</text:p>
          </table:table-cell>
        </table:table-row>
        <table:table-row table:style-name="Table27.1">
          <table:table-cell table:style-name="Table27.A2" office:value-type="string">
            <text:p text:style-name="P7">4</text:p>
          </table:table-cell>
          <table:table-cell table:style-name="Table27.B4" office:value-type="float" office:value="1.0347867094">
            <text:p text:style-name="P1">1.03479</text:p>
          </table:table-cell>
          <table:table-cell table:style-name="Table27.B4" office:value-type="float" office:value="0.8328305662">
            <text:p text:style-name="P1">0.83283</text:p>
          </table:table-cell>
          <table:table-cell table:style-name="Table27.B4" office:value-type="float" office:value="1.1339156854">
            <text:p text:style-name="P1">1.13392</text:p>
          </table:table-cell>
          <table:table-cell table:style-name="Table27.B4" office:value-type="float" office:value="0.8321865851">
            <text:p text:style-name="P1">0.83219</text:p>
          </table:table-cell>
          <table:table-cell table:style-name="Table27.F4" office:value-type="float" office:value="0.8929166339">
            <text:p text:style-name="P1">0.89292</text:p>
          </table:table-cell>
        </table:table-row>
        <table:table-row table:style-name="Table27.1">
          <table:table-cell table:style-name="Table27.A2" office:value-type="string">
            <text:p text:style-name="P7">2</text:p>
          </table:table-cell>
          <table:table-cell table:style-name="Table27.B4" office:value-type="float" office:value="0.9070226547">
            <text:p text:style-name="P1">0.90702</text:p>
          </table:table-cell>
          <table:table-cell table:style-name="Table27.B4" office:value-type="float" office:value="1.0453167251">
            <text:p text:style-name="P1">1.04532</text:p>
          </table:table-cell>
          <table:table-cell table:style-name="Table27.B4" office:value-type="float" office:value="0.8810368246">
            <text:p text:style-name="P1">0.88104</text:p>
          </table:table-cell>
          <table:table-cell table:style-name="Table27.B4" office:value-type="float" office:value="0.8182799586">
            <text:p text:style-name="P1">0.81828</text:p>
          </table:table-cell>
          <table:table-cell table:style-name="Table27.F4" office:value-type="float" office:value="0.9875249166">
            <text:p text:style-name="P1">0.98752</text:p>
          </table:table-cell>
        </table:table-row>
      </table:table>
      <text:p text:style-name="Standard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Ubuntu Light" svg:font-family="'Ubuntu Light'" style:font-pitch="variable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09:55:45.183976586</meta:creation-date>
    <dc:date>2019-05-17T11:36:07.071199778</dc:date>
    <meta:editing-duration>PT1H9M23S</meta:editing-duration>
    <meta:editing-cycles>16</meta:editing-cycles>
    <meta:generator>LibreOffice/4.2.8.2$Linux_X86_64 LibreOffice_project/420m0$Build-2</meta:generator>
    <meta:document-statistic meta:table-count="27" meta:image-count="0" meta:object-count="0" meta:page-count="9" meta:paragraph-count="1038" meta:word-count="1228" meta:character-count="7381" meta:non-whitespace-character-count="7193"/>
  </office:meta>
</office:document-meta>
</file>